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fo:background-color="#00B8FF"/>
    </style:style>
    <style:style style:name="ce4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6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8" style:family="table-cell" style:parent-style-name="Default" style:data-style-name="N0">
      <style:table-cell-properties fo:border-top="thin solid #C0C0C0" fo:border-bottom="thin solid #C0C0C0" fo:border-left="thin solid #000000" fo:border-right="thin solid #C0C0C0"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6"/>
    <style:style style:name="ce11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19" style:family="table-cell" style:parent-style-name="Default" style:data-style-name="N14">
      <style:table-cell-properties fo:background-color="transparent"/>
    </style:style>
    <style:style style:name="ce20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36">
      <style:table-cell-properties fo:border="thin solid #000000" style:vertical-align="automatic" fo:background-color="#C0C0C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36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style:vertical-align="automatic" fo:background-color="#FF950E" style:repeat-content="false"/>
      <style:paragraph-properties fo:text-align="center"/>
      <style:text-properties fo:font-size="14pt" style:font-size-asian="14pt" style:font-size-complex="14pt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29" style:family="table-cell" style:parent-style-name="Default" style:data-style-name="N14">
      <style:table-cell-properties fo:border-top="none" fo:border-bottom="thin solid #000000" fo:border-left="none" fo:border-right="none" fo:background-color="#FFFFFF"/>
    </style:style>
    <style:style style:name="ce30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31" style:family="table-cell" style:parent-style-name="Default" style:data-style-name="N0"/>
    <style:style style:name="ce32" style:family="table-cell" style:parent-style-name="Default" style:data-style-name="N2">
      <style:table-cell-properties fo:border-top="none" fo:border-bottom="thin solid #000000" fo:border-left="none" fo:border-right="none" fo:background-color="#FFFFFF"/>
    </style:style>
    <style:style style:name="ce3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4" style:family="table-cell" style:parent-style-name="Default" style:data-style-name="N0"/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2.090208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1.5875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3.413125cm"/>
    </style:style>
    <style:style style:name="co12" style:family="table-column">
      <style:table-column-properties fo:break-before="auto" style:column-width="1.746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Up=40%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1"/>
        <table:table-column table:style-name="co8" table:number-columns-repeated="1012" table:default-cell-style-name="ce1"/>
        <table:table-column table:style-name="co9" table:number-columns-repeated="15365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23">
            <text:p>Up=40%</text:p>
          </table:table-cell>
          <table:covered-table-cell table:number-columns-repeated="3"/>
          <table:table-cell table:number-columns-repeated="2" table:style-name="ce2"/>
          <table:table-cell table:number-columns-repeated="16378" table:style-name="ce1"/>
        </table:table-row>
        <table:table-row table:style-name="ro3">
          <table:table-cell office:value-type="string" table:style-name="ce3">
            <text:p>Grup tasques 0</text:p>
          </table:table-cell>
          <table:table-cell office:value-type="string" table:style-name="ce4">
            <text:p>T_i</text:p>
          </table:table-cell>
          <table:table-cell office:value-type="string" table:style-name="ce4">
            <text:p>C_i</text:p>
          </table:table-cell>
          <table:table-cell table:style-name="ce5"/>
          <table:table-cell office:value-type="string" table:style-name="ce6">
            <text:p>Phi_i</text:p>
          </table:table-cell>
          <table:table-cell table:style-name="ce5"/>
          <table:table-cell office:value-type="string" table:style-name="ce6">
            <text:p>U_p(i)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string" table:style-name="ce8">
            <text:p>Px_00</text:p>
          </table:table-cell>
          <table:table-cell office:value-type="float" office:value="55" table:style-name="ce9">
            <text:p>55,0000</text:p>
          </table:table-cell>
          <table:table-cell office:value-type="float" office:value="3.5579000000000001" table:style-name="ce10">
            <text:p>3,5579</text:p>
          </table:table-cell>
          <table:table-cell table:style-name="ce2"/>
          <table:table-cell office:value-type="float" office:value="25.17" table:style-name="ce11">
            <text:p>25,17000</text:p>
          </table:table-cell>
          <table:table-cell table:style-name="ce1"/>
          <table:table-cell office:value-type="float" office:value="6.4689090909090904E-2" table:style-name="ce9">
            <text:p>0,0647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01</text:p>
          </table:table-cell>
          <table:table-cell office:value-type="float" office:value="66" table:style-name="ce9">
            <text:p>66,0000</text:p>
          </table:table-cell>
          <table:table-cell office:value-type="float" office:value="3.2917000000000001" table:style-name="ce10">
            <text:p>3,2917</text:p>
          </table:table-cell>
          <table:table-cell table:style-name="ce2"/>
          <table:table-cell office:value-type="float" office:value="43.65" table:style-name="ce11">
            <text:p>43,65000</text:p>
          </table:table-cell>
          <table:table-cell table:style-name="ce2"/>
          <table:table-cell office:value-type="float" office:value="4.9874242424242397E-2" table:style-name="ce9">
            <text:p>0,0499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02</text:p>
          </table:table-cell>
          <table:table-cell office:value-type="float" office:value="77" table:style-name="ce9">
            <text:p>77,0000</text:p>
          </table:table-cell>
          <table:table-cell office:value-type="float" office:value="0.37990000000000002" table:style-name="ce10">
            <text:p>0,3799</text:p>
          </table:table-cell>
          <table:table-cell table:style-name="ce2"/>
          <table:table-cell office:value-type="float" office:value="62.87" table:style-name="ce11">
            <text:p>62,87000</text:p>
          </table:table-cell>
          <table:table-cell table:style-name="ce2"/>
          <table:table-cell office:value-type="float" office:value="4.9337662337662304E-3" table:style-name="ce9">
            <text:p>0,0049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03</text:p>
          </table:table-cell>
          <table:table-cell office:value-type="float" office:value="85.555599999999998" table:style-name="ce9">
            <text:p>85,5556</text:p>
          </table:table-cell>
          <table:table-cell office:value-type="float" office:value="6.3982999999999999" table:style-name="ce10">
            <text:p>6,3983</text:p>
          </table:table-cell>
          <table:table-cell table:style-name="ce2"/>
          <table:table-cell office:value-type="float" office:value="3.85" table:style-name="ce11">
            <text:p>3,85000</text:p>
          </table:table-cell>
          <table:table-cell table:style-name="ce2"/>
          <table:table-cell office:value-type="float" office:value="7.4785285825825498E-2" table:style-name="ce9">
            <text:p>0,0748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04</text:p>
          </table:table-cell>
          <table:table-cell office:value-type="float" office:value="105" table:style-name="ce9">
            <text:p>105,0000</text:p>
          </table:table-cell>
          <table:table-cell office:value-type="float" office:value="6.4946000000000002" table:style-name="ce10">
            <text:p>6,4946</text:p>
          </table:table-cell>
          <table:table-cell table:style-name="ce2"/>
          <table:table-cell office:value-type="float" office:value="14.52" table:style-name="ce11">
            <text:p>14,52000</text:p>
          </table:table-cell>
          <table:table-cell table:style-name="ce2"/>
          <table:table-cell office:value-type="float" office:value="6.1853333333333302E-2" table:style-name="ce9">
            <text:p>0,0619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05</text:p>
          </table:table-cell>
          <table:table-cell office:value-type="float" office:value="115.5" table:style-name="ce9">
            <text:p>115,5000</text:p>
          </table:table-cell>
          <table:table-cell office:value-type="float" office:value="2.8008999999999999" table:style-name="ce10">
            <text:p>2,8009</text:p>
          </table:table-cell>
          <table:table-cell table:style-name="ce2"/>
          <table:table-cell office:value-type="float" office:value="72.17" table:style-name="ce11">
            <text:p>72,17000</text:p>
          </table:table-cell>
          <table:table-cell table:style-name="ce2"/>
          <table:table-cell office:value-type="float" office:value="2.42502164502164E-2" table:style-name="ce9">
            <text:p>0,0243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06</text:p>
          </table:table-cell>
          <table:table-cell office:value-type="float" office:value="154" table:style-name="ce9">
            <text:p>154,0000</text:p>
          </table:table-cell>
          <table:table-cell office:value-type="float" office:value="3.6194999999999999" table:style-name="ce10">
            <text:p>3,6195</text:p>
          </table:table-cell>
          <table:table-cell table:style-name="ce2"/>
          <table:table-cell office:value-type="float" office:value="103.3" table:style-name="ce11">
            <text:p>103,30000</text:p>
          </table:table-cell>
          <table:table-cell table:style-name="ce2"/>
          <table:table-cell office:value-type="float" office:value="2.35032467532467E-2" table:style-name="ce9">
            <text:p>0,0235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07</text:p>
          </table:table-cell>
          <table:table-cell office:value-type="float" office:value="177.69229999999999" table:style-name="ce9">
            <text:p>177,6923</text:p>
          </table:table-cell>
          <table:table-cell office:value-type="float" office:value="11.164899999999999" table:style-name="ce10">
            <text:p>11,1649</text:p>
          </table:table-cell>
          <table:table-cell table:style-name="ce2"/>
          <table:table-cell office:value-type="float" office:value="133.05000000000001" table:style-name="ce11">
            <text:p>133,05000</text:p>
          </table:table-cell>
          <table:table-cell table:style-name="ce2"/>
          <table:table-cell office:value-type="float" office:value="6.2832773282803997E-2" table:style-name="ce9">
            <text:p>0,0628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08</text:p>
          </table:table-cell>
          <table:table-cell office:value-type="float" office:value="330" table:style-name="ce9">
            <text:p>330,0000</text:p>
          </table:table-cell>
          <table:table-cell office:value-type="float" office:value="1.075" table:style-name="ce10">
            <text:p>1,0750</text:p>
          </table:table-cell>
          <table:table-cell table:style-name="ce2"/>
          <table:table-cell office:value-type="float" office:value="164.2" table:style-name="ce11">
            <text:p>164,20000</text:p>
          </table:table-cell>
          <table:table-cell table:style-name="ce2"/>
          <table:table-cell office:value-type="float" office:value="3.2575757575757599E-3" table:style-name="ce9">
            <text:p>0,0033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09</text:p>
          </table:table-cell>
          <table:table-cell office:value-type="float" office:value="385" table:style-name="ce9">
            <text:p>385,0000</text:p>
          </table:table-cell>
          <table:table-cell office:value-type="float" office:value="11.565099999999999" table:style-name="ce10">
            <text:p>11,5651</text:p>
          </table:table-cell>
          <table:table-cell table:style-name="ce2"/>
          <table:table-cell office:value-type="float" office:value="220.74" table:style-name="ce11">
            <text:p>220,74000</text:p>
          </table:table-cell>
          <table:table-cell table:style-name="ce2"/>
          <table:table-cell office:value-type="float" office:value="3.0039220779220801E-2" table:style-name="ce9">
            <text:p>0,0300</text:p>
          </table:table-cell>
          <table:table-cell table:style-name="ce12"/>
          <table:table-cell table:number-columns-repeated="16376"/>
        </table:table-row>
        <table:table-row table:style-name="ro3">
          <table:table-cell table:number-columns-repeated="4" table:style-name="ce16"/>
          <table:table-cell table:style-name="ce17"/>
          <table:table-cell table:style-name="ce18"/>
          <table:table-cell table:style-name="ce19"/>
          <table:table-cell table:style-name="ce16"/>
          <table:table-cell table:number-columns-repeated="16376" table:style-name="ce15"/>
        </table:table-row>
        <table:table-row table:style-name="ro3">
          <table:table-cell office:value-type="string" table:style-name="ce3">
            <text:p>Grup tasques 1</text:p>
          </table:table-cell>
          <table:table-cell office:value-type="string" table:style-name="ce6">
            <text:p>T_i</text:p>
          </table:table-cell>
          <table:table-cell office:value-type="string" table:style-name="ce6">
            <text:p>C_i</text:p>
          </table:table-cell>
          <table:table-cell table:style-name="ce5"/>
          <table:table-cell office:value-type="string" table:style-name="ce6">
            <text:p>Phi_i</text:p>
          </table:table-cell>
          <table:table-cell table:style-name="ce5"/>
          <table:table-cell office:value-type="string" table:style-name="ce6">
            <text:p>U_p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string" table:style-name="ce8">
            <text:p>Px_10</text:p>
          </table:table-cell>
          <table:table-cell office:value-type="float" office:value="55" table:style-name="ce9">
            <text:p>55,0000</text:p>
          </table:table-cell>
          <table:table-cell office:value-type="float" office:value="1.5916999999999999" table:style-name="ce10">
            <text:p>1,5917</text:p>
          </table:table-cell>
          <table:table-cell table:style-name="ce15"/>
          <table:table-cell office:value-type="float" office:value="52.96" table:style-name="ce20">
            <text:p>52,9600</text:p>
          </table:table-cell>
          <table:table-cell table:style-name="ce1"/>
          <table:table-cell office:value-type="float" office:value="2.894E-2" table:style-name="ce9">
            <text:p>0,0289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11</text:p>
          </table:table-cell>
          <table:table-cell office:value-type="float" office:value="67.941199999999995" table:style-name="ce9">
            <text:p>67,9412</text:p>
          </table:table-cell>
          <table:table-cell office:value-type="float" office:value="2.1208999999999998" table:style-name="ce10">
            <text:p>2,1209</text:p>
          </table:table-cell>
          <table:table-cell table:style-name="ce15"/>
          <table:table-cell office:value-type="float" office:value="60.33" table:style-name="ce20">
            <text:p>60,3300</text:p>
          </table:table-cell>
          <table:table-cell table:style-name="ce1"/>
          <table:table-cell office:value-type="float" office:value="3.1216699145731899E-2" table:style-name="ce9">
            <text:p>0,031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12</text:p>
          </table:table-cell>
          <table:table-cell office:value-type="float" office:value="72.1875" table:style-name="ce9">
            <text:p>72,1875</text:p>
          </table:table-cell>
          <table:table-cell office:value-type="float" office:value="1.5818000000000001" table:style-name="ce10">
            <text:p>1,5818</text:p>
          </table:table-cell>
          <table:table-cell table:style-name="ce15"/>
          <table:table-cell office:value-type="float" office:value="22.65" table:style-name="ce20">
            <text:p>22,6500</text:p>
          </table:table-cell>
          <table:table-cell table:style-name="ce1"/>
          <table:table-cell office:value-type="float" office:value="2.1912380952380899E-2" table:style-name="ce9">
            <text:p>0,0219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13</text:p>
          </table:table-cell>
          <table:table-cell office:value-type="float" office:value="82.5" table:style-name="ce9">
            <text:p>82,5000</text:p>
          </table:table-cell>
          <table:table-cell office:value-type="float" office:value="3.5457999999999998" table:style-name="ce10">
            <text:p>3,5458</text:p>
          </table:table-cell>
          <table:table-cell table:style-name="ce15"/>
          <table:table-cell office:value-type="float" office:value="46.84" table:style-name="ce20">
            <text:p>46,8400</text:p>
          </table:table-cell>
          <table:table-cell table:style-name="ce1"/>
          <table:table-cell office:value-type="float" office:value="4.2979393939393901E-2" table:style-name="ce9">
            <text:p>0,0430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14</text:p>
          </table:table-cell>
          <table:table-cell office:value-type="float" office:value="88.846199999999996" table:style-name="ce9">
            <text:p>88,8462</text:p>
          </table:table-cell>
          <table:table-cell office:value-type="float" office:value="1.8444" table:style-name="ce10">
            <text:p>1,8444</text:p>
          </table:table-cell>
          <table:table-cell table:style-name="ce15"/>
          <table:table-cell office:value-type="float" office:value="14.38" table:style-name="ce20">
            <text:p>14,3800</text:p>
          </table:table-cell>
          <table:table-cell table:style-name="ce1"/>
          <table:table-cell office:value-type="float" office:value="2.0759469735340399E-2" table:style-name="ce9">
            <text:p>0,0208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15</text:p>
          </table:table-cell>
          <table:table-cell office:value-type="float" office:value="105" table:style-name="ce9">
            <text:p>105,0000</text:p>
          </table:table-cell>
          <table:table-cell office:value-type="float" office:value="5.5960999999999999" table:style-name="ce10">
            <text:p>5,5961</text:p>
          </table:table-cell>
          <table:table-cell table:style-name="ce15"/>
          <table:table-cell office:value-type="float" office:value="84.94" table:style-name="ce20">
            <text:p>84,9400</text:p>
          </table:table-cell>
          <table:table-cell table:style-name="ce1"/>
          <table:table-cell office:value-type="float" office:value="5.3296190476190497E-2" table:style-name="ce9">
            <text:p>0,0533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16</text:p>
          </table:table-cell>
          <table:table-cell office:value-type="float" office:value="288.75" table:style-name="ce9">
            <text:p>288,7500</text:p>
          </table:table-cell>
          <table:table-cell office:value-type="float" office:value="17.107800000000001" table:style-name="ce10">
            <text:p>17,1078</text:p>
          </table:table-cell>
          <table:table-cell table:style-name="ce15"/>
          <table:table-cell office:value-type="float" office:value="119.93" table:style-name="ce20">
            <text:p>119,9300</text:p>
          </table:table-cell>
          <table:table-cell table:style-name="ce1"/>
          <table:table-cell office:value-type="float" office:value="5.9247792207792201E-2" table:style-name="ce9">
            <text:p>0,059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17</text:p>
          </table:table-cell>
          <table:table-cell office:value-type="float" office:value="385" table:style-name="ce9">
            <text:p>385,0000</text:p>
          </table:table-cell>
          <table:table-cell office:value-type="float" office:value="11.7606" table:style-name="ce10">
            <text:p>11,7606</text:p>
          </table:table-cell>
          <table:table-cell table:style-name="ce15"/>
          <table:table-cell office:value-type="float" office:value="275.75" table:style-name="ce20">
            <text:p>275,7500</text:p>
          </table:table-cell>
          <table:table-cell table:style-name="ce1"/>
          <table:table-cell office:value-type="float" office:value="3.0547012987013001E-2" table:style-name="ce9">
            <text:p>0,0305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18</text:p>
          </table:table-cell>
          <table:table-cell office:value-type="float" office:value="462" table:style-name="ce9">
            <text:p>462,0000</text:p>
          </table:table-cell>
          <table:table-cell office:value-type="float" office:value="23.6036" table:style-name="ce10">
            <text:p>23,6036</text:p>
          </table:table-cell>
          <table:table-cell table:style-name="ce15"/>
          <table:table-cell office:value-type="float" office:value="442.99" table:style-name="ce20">
            <text:p>442,9900</text:p>
          </table:table-cell>
          <table:table-cell table:style-name="ce1"/>
          <table:table-cell office:value-type="float" office:value="5.1090043290043297E-2" table:style-name="ce9">
            <text:p>0,0511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19</text:p>
          </table:table-cell>
          <table:table-cell office:value-type="float" office:value="577.5" table:style-name="ce9">
            <text:p>577,5000</text:p>
          </table:table-cell>
          <table:table-cell office:value-type="float" office:value="34.6648" table:style-name="ce10">
            <text:p>34,6648</text:p>
          </table:table-cell>
          <table:table-cell table:style-name="ce15"/>
          <table:table-cell office:value-type="float" office:value="106.78" table:style-name="ce20">
            <text:p>106,7800</text:p>
          </table:table-cell>
          <table:table-cell table:style-name="ce1"/>
          <table:table-cell office:value-type="float" office:value="6.00256277056277E-2" table:style-name="ce9">
            <text:p>0,0600</text:p>
          </table:table-cell>
          <table:table-cell table:style-name="ce12"/>
          <table:table-cell table:number-columns-repeated="16376"/>
        </table:table-row>
        <table:table-row table:style-name="ro3">
          <table:table-cell table:number-columns-repeated="4" table:style-name="ce16"/>
          <table:table-cell table:style-name="ce17"/>
          <table:table-cell table:style-name="ce18"/>
          <table:table-cell table:style-name="ce19"/>
          <table:table-cell table:style-name="ce16"/>
          <table:table-cell table:number-columns-repeated="16376" table:style-name="ce15"/>
        </table:table-row>
        <table:table-row table:style-name="ro3">
          <table:table-cell office:value-type="string" table:style-name="ce3">
            <text:p>Grup tasques 2</text:p>
          </table:table-cell>
          <table:table-cell office:value-type="string" table:style-name="ce6">
            <text:p>T_i</text:p>
          </table:table-cell>
          <table:table-cell office:value-type="string" table:style-name="ce6">
            <text:p>C_i</text:p>
          </table:table-cell>
          <table:table-cell table:style-name="ce5"/>
          <table:table-cell office:value-type="string" table:style-name="ce6">
            <text:p>Phi_i</text:p>
          </table:table-cell>
          <table:table-cell table:style-name="ce5"/>
          <table:table-cell office:value-type="string" table:style-name="ce6">
            <text:p>U_p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string" table:style-name="ce8">
            <text:p>Px_20</text:p>
          </table:table-cell>
          <table:table-cell office:value-type="float" office:value="55" table:style-name="ce10">
            <text:p>55,0000</text:p>
          </table:table-cell>
          <table:table-cell office:value-type="float" office:value="1.9903999999999999" table:style-name="ce10">
            <text:p>1,9904</text:p>
          </table:table-cell>
          <table:table-cell table:style-name="ce2"/>
          <table:table-cell office:value-type="float" office:value="12.88" table:style-name="ce9">
            <text:p>12,8800</text:p>
          </table:table-cell>
          <table:table-cell table:style-name="ce2"/>
          <table:table-cell office:value-type="float" office:value="3.61890909090909E-2" table:style-name="ce9">
            <text:p>0,036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21</text:p>
          </table:table-cell>
          <table:table-cell office:value-type="float" office:value="66" table:style-name="ce10">
            <text:p>66,0000</text:p>
          </table:table-cell>
          <table:table-cell office:value-type="float" office:value="1.8613" table:style-name="ce10">
            <text:p>1,8613</text:p>
          </table:table-cell>
          <table:table-cell table:style-name="ce2"/>
          <table:table-cell office:value-type="float" office:value="5.12" table:style-name="ce9">
            <text:p>5,1200</text:p>
          </table:table-cell>
          <table:table-cell table:style-name="ce2"/>
          <table:table-cell office:value-type="float" office:value="2.8201515151515099E-2" table:style-name="ce9">
            <text:p>0,028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22</text:p>
          </table:table-cell>
          <table:table-cell office:value-type="float" office:value="67.941199999999995" table:style-name="ce10">
            <text:p>67,9412</text:p>
          </table:table-cell>
          <table:table-cell office:value-type="float" office:value="1.0073000000000001" table:style-name="ce10">
            <text:p>1,0073</text:p>
          </table:table-cell>
          <table:table-cell table:style-name="ce2"/>
          <table:table-cell office:value-type="float" office:value="52.43" table:style-name="ce9">
            <text:p>52,4300</text:p>
          </table:table-cell>
          <table:table-cell table:style-name="ce2"/>
          <table:table-cell office:value-type="float" office:value="1.4826055471495901E-2" table:style-name="ce9">
            <text:p>0,0148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23</text:p>
          </table:table-cell>
          <table:table-cell office:value-type="float" office:value="85.555599999999998" table:style-name="ce10">
            <text:p>85,5556</text:p>
          </table:table-cell>
          <table:table-cell office:value-type="float" office:value="2.9941" table:style-name="ce10">
            <text:p>2,9941</text:p>
          </table:table-cell>
          <table:table-cell table:style-name="ce2"/>
          <table:table-cell office:value-type="float" office:value="1.92" table:style-name="ce9">
            <text:p>1,9200</text:p>
          </table:table-cell>
          <table:table-cell table:style-name="ce2"/>
          <table:table-cell office:value-type="float" office:value="3.4995955846256699E-2" table:style-name="ce9">
            <text:p>0,0350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24</text:p>
          </table:table-cell>
          <table:table-cell office:value-type="float" office:value="92.4" table:style-name="ce10">
            <text:p>92,4000</text:p>
          </table:table-cell>
          <table:table-cell office:value-type="float" office:value="2.9689000000000001" table:style-name="ce10">
            <text:p>2,9689</text:p>
          </table:table-cell>
          <table:table-cell table:style-name="ce2"/>
          <table:table-cell office:value-type="float" office:value="13.38" table:style-name="ce9">
            <text:p>13,3800</text:p>
          </table:table-cell>
          <table:table-cell table:style-name="ce2"/>
          <table:table-cell office:value-type="float" office:value="3.2130952380952399E-2" table:style-name="ce9">
            <text:p>0,0321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25</text:p>
          </table:table-cell>
          <table:table-cell office:value-type="float" office:value="135.88239999999999" table:style-name="ce10">
            <text:p>135,8824</text:p>
          </table:table-cell>
          <table:table-cell office:value-type="float" office:value="8.0578000000000003" table:style-name="ce10">
            <text:p>8,0578</text:p>
          </table:table-cell>
          <table:table-cell table:style-name="ce2"/>
          <table:table-cell office:value-type="float" office:value="129.29" table:style-name="ce9">
            <text:p>129,2900</text:p>
          </table:table-cell>
          <table:table-cell table:style-name="ce2"/>
          <table:table-cell office:value-type="float" office:value="5.9299806303097398E-2" table:style-name="ce9">
            <text:p>0,0593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26</text:p>
          </table:table-cell>
          <table:table-cell office:value-type="float" office:value="144.375" table:style-name="ce10">
            <text:p>144,3750</text:p>
          </table:table-cell>
          <table:table-cell office:value-type="float" office:value="10.2616" table:style-name="ce10">
            <text:p>10,2616</text:p>
          </table:table-cell>
          <table:table-cell table:style-name="ce2"/>
          <table:table-cell office:value-type="float" office:value="68.900000000000006" table:style-name="ce9">
            <text:p>68,9000</text:p>
          </table:table-cell>
          <table:table-cell table:style-name="ce2"/>
          <table:table-cell office:value-type="float" office:value="7.1076017316017301E-2" table:style-name="ce9">
            <text:p>0,0711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27</text:p>
          </table:table-cell>
          <table:table-cell office:value-type="float" office:value="154" table:style-name="ce10">
            <text:p>154,0000</text:p>
          </table:table-cell>
          <table:table-cell office:value-type="float" office:value="5.0884999999999998" table:style-name="ce10">
            <text:p>5,0885</text:p>
          </table:table-cell>
          <table:table-cell table:style-name="ce2"/>
          <table:table-cell office:value-type="float" office:value="18.829999999999998" table:style-name="ce9">
            <text:p>18,8300</text:p>
          </table:table-cell>
          <table:table-cell table:style-name="ce2"/>
          <table:table-cell office:value-type="float" office:value="3.3042207792207803E-2" table:style-name="ce9">
            <text:p>0,0330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28</text:p>
          </table:table-cell>
          <table:table-cell office:value-type="float" office:value="177.6293" table:style-name="ce10">
            <text:p>177,6293</text:p>
          </table:table-cell>
          <table:table-cell office:value-type="float" office:value="9.9141999999999992" table:style-name="ce10">
            <text:p>9,9142</text:p>
          </table:table-cell>
          <table:table-cell table:style-name="ce2"/>
          <table:table-cell office:value-type="float" office:value="176.08" table:style-name="ce9">
            <text:p>176,0800</text:p>
          </table:table-cell>
          <table:table-cell table:style-name="ce2"/>
          <table:table-cell office:value-type="float" office:value="5.5813990146895802E-2" table:style-name="ce9">
            <text:p>0,0558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29</text:p>
          </table:table-cell>
          <table:table-cell office:value-type="float" office:value="1155" table:style-name="ce10">
            <text:p>1155,0000</text:p>
          </table:table-cell>
          <table:table-cell office:value-type="float" office:value="39.764499999999998" table:style-name="ce10">
            <text:p>39,7645</text:p>
          </table:table-cell>
          <table:table-cell table:style-name="ce2"/>
          <table:table-cell office:value-type="float" office:value="370.24" table:style-name="ce9">
            <text:p>370,2400</text:p>
          </table:table-cell>
          <table:table-cell table:style-name="ce2"/>
          <table:table-cell office:value-type="float" office:value="3.4428138528138502E-2" table:style-name="ce9">
            <text:p>0,0344</text:p>
          </table:table-cell>
          <table:table-cell table:style-name="ce12"/>
          <table:table-cell table:number-columns-repeated="16376"/>
        </table:table-row>
        <table:table-row table:style-name="ro3">
          <table:table-cell table:number-columns-repeated="4" table:style-name="ce16"/>
          <table:table-cell table:style-name="ce17"/>
          <table:table-cell table:style-name="ce18"/>
          <table:table-cell table:style-name="ce19"/>
          <table:table-cell table:style-name="ce16"/>
          <table:table-cell table:number-columns-repeated="16376" table:style-name="ce15"/>
        </table:table-row>
        <table:table-row table:style-name="ro3">
          <table:table-cell office:value-type="string" table:style-name="ce3">
            <text:p>Grup tasques 3</text:p>
          </table:table-cell>
          <table:table-cell office:value-type="string" table:style-name="ce6">
            <text:p>T_i</text:p>
          </table:table-cell>
          <table:table-cell office:value-type="string" table:style-name="ce6">
            <text:p>C_i</text:p>
          </table:table-cell>
          <table:table-cell table:style-name="ce5"/>
          <table:table-cell office:value-type="string" table:style-name="ce6">
            <text:p>Phi_i</text:p>
          </table:table-cell>
          <table:table-cell table:style-name="ce5"/>
          <table:table-cell office:value-type="string" table:style-name="ce6">
            <text:p>U_p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string" table:style-name="ce8">
            <text:p>Px_30</text:p>
          </table:table-cell>
          <table:table-cell office:value-type="float" office:value="55" table:style-name="ce10">
            <text:p>55,0000</text:p>
          </table:table-cell>
          <table:table-cell office:value-type="float" office:value="3.9590999999999998" table:style-name="ce10">
            <text:p>3,9591</text:p>
          </table:table-cell>
          <table:table-cell table:style-name="ce2"/>
          <table:table-cell office:value-type="float" office:value="21.04" table:style-name="ce9">
            <text:p>21,0400</text:p>
          </table:table-cell>
          <table:table-cell table:style-name="ce2"/>
          <table:table-cell office:value-type="float" office:value="7.1983636363636402E-2" table:style-name="ce9">
            <text:p>0,0720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31</text:p>
          </table:table-cell>
          <table:table-cell office:value-type="float" office:value="66" table:style-name="ce10">
            <text:p>66,0000</text:p>
          </table:table-cell>
          <table:table-cell office:value-type="float" office:value="2.0095999999999998" table:style-name="ce10">
            <text:p>2,0096</text:p>
          </table:table-cell>
          <table:table-cell table:style-name="ce2"/>
          <table:table-cell office:value-type="float" office:value="50.1" table:style-name="ce9">
            <text:p>50,1000</text:p>
          </table:table-cell>
          <table:table-cell table:style-name="ce2"/>
          <table:table-cell office:value-type="float" office:value="3.0448484848484801E-2" table:style-name="ce9">
            <text:p>0,0304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32</text:p>
          </table:table-cell>
          <table:table-cell office:value-type="float" office:value="70" table:style-name="ce10">
            <text:p>70,0000</text:p>
          </table:table-cell>
          <table:table-cell office:value-type="float" office:value="3.4862000000000002" table:style-name="ce10">
            <text:p>3,4862</text:p>
          </table:table-cell>
          <table:table-cell table:style-name="ce2"/>
          <table:table-cell office:value-type="float" office:value="56.21" table:style-name="ce9">
            <text:p>56,2100</text:p>
          </table:table-cell>
          <table:table-cell table:style-name="ce2"/>
          <table:table-cell office:value-type="float" office:value="4.98028571428571E-2" table:style-name="ce9">
            <text:p>0,0498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33</text:p>
          </table:table-cell>
          <table:table-cell office:value-type="float" office:value="92.4" table:style-name="ce10">
            <text:p>92,4000</text:p>
          </table:table-cell>
          <table:table-cell office:value-type="float" office:value="3.11" table:style-name="ce10">
            <text:p>3,1100</text:p>
          </table:table-cell>
          <table:table-cell table:style-name="ce2"/>
          <table:table-cell office:value-type="float" office:value="16.77" table:style-name="ce9">
            <text:p>16,7700</text:p>
          </table:table-cell>
          <table:table-cell table:style-name="ce2"/>
          <table:table-cell office:value-type="float" office:value="3.3658008658008699E-2" table:style-name="ce9">
            <text:p>0,0337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34</text:p>
          </table:table-cell>
          <table:table-cell office:value-type="float" office:value="100.4348" table:style-name="ce10">
            <text:p>100,4348</text:p>
          </table:table-cell>
          <table:table-cell office:value-type="float" office:value="4.0949" table:style-name="ce10">
            <text:p>4,0949</text:p>
          </table:table-cell>
          <table:table-cell table:style-name="ce2"/>
          <table:table-cell office:value-type="float" office:value="46.35" table:style-name="ce9">
            <text:p>46,3500</text:p>
          </table:table-cell>
          <table:table-cell table:style-name="ce2"/>
          <table:table-cell office:value-type="float" office:value="4.07717245416927E-2" table:style-name="ce9">
            <text:p>0,0408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35</text:p>
          </table:table-cell>
          <table:table-cell office:value-type="float" office:value="105" table:style-name="ce10">
            <text:p>105,0000</text:p>
          </table:table-cell>
          <table:table-cell office:value-type="float" office:value="2.621" table:style-name="ce10">
            <text:p>2,6210</text:p>
          </table:table-cell>
          <table:table-cell table:style-name="ce2"/>
          <table:table-cell office:value-type="float" office:value="39.19" table:style-name="ce9">
            <text:p>39,1900</text:p>
          </table:table-cell>
          <table:table-cell table:style-name="ce2"/>
          <table:table-cell office:value-type="float" office:value="2.49619047619048E-2" table:style-name="ce9">
            <text:p>0,0250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36</text:p>
          </table:table-cell>
          <table:table-cell office:value-type="float" office:value="110" table:style-name="ce10">
            <text:p>110,0000</text:p>
          </table:table-cell>
          <table:table-cell office:value-type="float" office:value="5.4547999999999996" table:style-name="ce10">
            <text:p>5,4548</text:p>
          </table:table-cell>
          <table:table-cell table:style-name="ce2"/>
          <table:table-cell office:value-type="float" office:value="22.75" table:style-name="ce9">
            <text:p>22,7500</text:p>
          </table:table-cell>
          <table:table-cell table:style-name="ce2"/>
          <table:table-cell office:value-type="float" office:value="4.9589090909090902E-2" table:style-name="ce9">
            <text:p>0,0496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37</text:p>
          </table:table-cell>
          <table:table-cell office:value-type="float" office:value="121.5789" table:style-name="ce10">
            <text:p>121,5789</text:p>
          </table:table-cell>
          <table:table-cell office:value-type="float" office:value="7.3545999999999996" table:style-name="ce10">
            <text:p>7,3546</text:p>
          </table:table-cell>
          <table:table-cell table:style-name="ce2"/>
          <table:table-cell office:value-type="float" office:value="104.36" table:style-name="ce9">
            <text:p>104,3600</text:p>
          </table:table-cell>
          <table:table-cell table:style-name="ce2"/>
          <table:table-cell office:value-type="float" office:value="6.0492404520850203E-2" table:style-name="ce9">
            <text:p>0,0605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38</text:p>
          </table:table-cell>
          <table:table-cell office:value-type="float" office:value="165" table:style-name="ce10">
            <text:p>165,0000</text:p>
          </table:table-cell>
          <table:table-cell office:value-type="float" office:value="6.1673" table:style-name="ce10">
            <text:p>6,1673</text:p>
          </table:table-cell>
          <table:table-cell table:style-name="ce2"/>
          <table:table-cell office:value-type="float" office:value="53.49" table:style-name="ce9">
            <text:p>53,4900</text:p>
          </table:table-cell>
          <table:table-cell table:style-name="ce2"/>
          <table:table-cell office:value-type="float" office:value="3.7377575757575797E-2" table:style-name="ce9">
            <text:p>0,0374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39</text:p>
          </table:table-cell>
          <table:table-cell office:value-type="float" office:value="210" table:style-name="ce10">
            <text:p>210,0000</text:p>
          </table:table-cell>
          <table:table-cell office:value-type="float" office:value="0.19159999999999999" table:style-name="ce10">
            <text:p>0,1916</text:p>
          </table:table-cell>
          <table:table-cell table:style-name="ce2"/>
          <table:table-cell office:value-type="float" office:value="118.5" table:style-name="ce9">
            <text:p>118,5000</text:p>
          </table:table-cell>
          <table:table-cell table:style-name="ce2"/>
          <table:table-cell office:value-type="float" office:value="9.1238095238095303E-4" table:style-name="ce9">
            <text:p>0,0009</text:p>
          </table:table-cell>
          <table:table-cell table:style-name="ce12"/>
          <table:table-cell table:number-columns-repeated="16376"/>
        </table:table-row>
        <table:table-row table:style-name="ro3">
          <table:table-cell table:number-columns-repeated="4" table:style-name="ce16"/>
          <table:table-cell table:style-name="ce17"/>
          <table:table-cell table:style-name="ce18"/>
          <table:table-cell table:style-name="ce19"/>
          <table:table-cell table:style-name="ce16"/>
          <table:table-cell table:number-columns-repeated="16376" table:style-name="ce15"/>
        </table:table-row>
        <table:table-row table:style-name="ro3">
          <table:table-cell office:value-type="string" table:style-name="ce3">
            <text:p>Grup tasques 4</text:p>
          </table:table-cell>
          <table:table-cell office:value-type="string" table:style-name="ce6">
            <text:p>T_i</text:p>
          </table:table-cell>
          <table:table-cell office:value-type="string" table:style-name="ce6">
            <text:p>C_i</text:p>
          </table:table-cell>
          <table:table-cell table:style-name="ce5"/>
          <table:table-cell office:value-type="string" table:style-name="ce6">
            <text:p>Phi_i</text:p>
          </table:table-cell>
          <table:table-cell table:style-name="ce5"/>
          <table:table-cell office:value-type="string" table:style-name="ce6">
            <text:p>U_p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string" table:style-name="ce8">
            <text:p>Px_40</text:p>
          </table:table-cell>
          <table:table-cell office:value-type="float" office:value="55" table:style-name="ce10">
            <text:p>55,0000</text:p>
          </table:table-cell>
          <table:table-cell office:value-type="float" office:value="4.2689000000000004" table:style-name="ce10">
            <text:p>4,2689</text:p>
          </table:table-cell>
          <table:table-cell table:style-name="ce14"/>
          <table:table-cell office:value-type="float" office:value="16.28" table:style-name="ce9">
            <text:p>16,2800</text:p>
          </table:table-cell>
          <table:table-cell table:style-name="ce2"/>
          <table:table-cell office:value-type="float" office:value="7.7616363636363594E-2" table:style-name="ce9">
            <text:p>0,0776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41</text:p>
          </table:table-cell>
          <table:table-cell office:value-type="float" office:value="62.432400000000001" table:style-name="ce10">
            <text:p>62,4324</text:p>
          </table:table-cell>
          <table:table-cell office:value-type="float" office:value="5.5505000000000004" table:style-name="ce10">
            <text:p>5,5505</text:p>
          </table:table-cell>
          <table:table-cell table:style-name="ce14"/>
          <table:table-cell office:value-type="float" office:value="6.46" table:style-name="ce9">
            <text:p>6,4600</text:p>
          </table:table-cell>
          <table:table-cell table:style-name="ce2"/>
          <table:table-cell office:value-type="float" office:value="8.8904158738091099E-2" table:style-name="ce9">
            <text:p>0,0889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42</text:p>
          </table:table-cell>
          <table:table-cell office:value-type="float" office:value="79.655199999999994" table:style-name="ce10">
            <text:p>79,6552</text:p>
          </table:table-cell>
          <table:table-cell office:value-type="float" office:value="5.1670999999999996" table:style-name="ce10">
            <text:p>5,1671</text:p>
          </table:table-cell>
          <table:table-cell table:style-name="ce14"/>
          <table:table-cell office:value-type="float" office:value="12.14" table:style-name="ce9">
            <text:p>12,1400</text:p>
          </table:table-cell>
          <table:table-cell table:style-name="ce2"/>
          <table:table-cell office:value-type="float" office:value="6.4868332513131594E-2" table:style-name="ce9">
            <text:p>0,0649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43</text:p>
          </table:table-cell>
          <table:table-cell office:value-type="float" office:value="85.555599999999998" table:style-name="ce10">
            <text:p>85,5556</text:p>
          </table:table-cell>
          <table:table-cell office:value-type="float" office:value="3.1301999999999999" table:style-name="ce10">
            <text:p>3,1302</text:p>
          </table:table-cell>
          <table:table-cell table:style-name="ce14"/>
          <table:table-cell office:value-type="float" office:value="31.31" table:style-name="ce9">
            <text:p>31,3100</text:p>
          </table:table-cell>
          <table:table-cell table:style-name="ce2"/>
          <table:table-cell office:value-type="float" office:value="3.6586734240657497E-2" table:style-name="ce9">
            <text:p>0,0366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44</text:p>
          </table:table-cell>
          <table:table-cell office:value-type="float" office:value="121.5789" table:style-name="ce10">
            <text:p>121,5789</text:p>
          </table:table-cell>
          <table:table-cell office:value-type="float" office:value="1.1091" table:style-name="ce10">
            <text:p>1,1091</text:p>
          </table:table-cell>
          <table:table-cell table:style-name="ce14"/>
          <table:table-cell office:value-type="float" office:value="41.95" table:style-name="ce9">
            <text:p>41,9500</text:p>
          </table:table-cell>
          <table:table-cell table:style-name="ce2"/>
          <table:table-cell office:value-type="float" office:value="9.1224710866770493E-3" table:style-name="ce9">
            <text:p>0,0091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45</text:p>
          </table:table-cell>
          <table:table-cell office:value-type="float" office:value="128.33330000000001" table:style-name="ce10">
            <text:p>128,3333</text:p>
          </table:table-cell>
          <table:table-cell office:value-type="float" office:value="0.57389999999999997" table:style-name="ce10">
            <text:p>0,5739</text:p>
          </table:table-cell>
          <table:table-cell table:style-name="ce14"/>
          <table:table-cell office:value-type="float" office:value="80.3" table:style-name="ce9">
            <text:p>80,3000</text:p>
          </table:table-cell>
          <table:table-cell table:style-name="ce2"/>
          <table:table-cell office:value-type="float" office:value="4.4719492134932997E-3" table:style-name="ce9">
            <text:p>0,0045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46</text:p>
          </table:table-cell>
          <table:table-cell office:value-type="float" office:value="135.88239999999999" table:style-name="ce10">
            <text:p>135,8824</text:p>
          </table:table-cell>
          <table:table-cell office:value-type="float" office:value="9.5391999999999992" table:style-name="ce10">
            <text:p>9,5392</text:p>
          </table:table-cell>
          <table:table-cell table:style-name="ce14"/>
          <table:table-cell office:value-type="float" office:value="130.08000000000001" table:style-name="ce9">
            <text:p>130,0800</text:p>
          </table:table-cell>
          <table:table-cell table:style-name="ce2"/>
          <table:table-cell office:value-type="float" office:value="7.0201880449565199E-2" table:style-name="ce9">
            <text:p>0,070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47</text:p>
          </table:table-cell>
          <table:table-cell office:value-type="float" office:value="154" table:style-name="ce10">
            <text:p>154,0000</text:p>
          </table:table-cell>
          <table:table-cell office:value-type="float" office:value="2.0960000000000001" table:style-name="ce10">
            <text:p>2,0960</text:p>
          </table:table-cell>
          <table:table-cell table:style-name="ce14"/>
          <table:table-cell office:value-type="float" office:value="98.95" table:style-name="ce9">
            <text:p>98,9500</text:p>
          </table:table-cell>
          <table:table-cell table:style-name="ce2"/>
          <table:table-cell office:value-type="float" office:value="1.36103896103896E-2" table:style-name="ce9">
            <text:p>0,0136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48</text:p>
          </table:table-cell>
          <table:table-cell office:value-type="float" office:value="256.66669999999999" table:style-name="ce10">
            <text:p>256,6667</text:p>
          </table:table-cell>
          <table:table-cell office:value-type="float" office:value="1.3284" table:style-name="ce10">
            <text:p>1,3284</text:p>
          </table:table-cell>
          <table:table-cell table:style-name="ce14"/>
          <table:table-cell office:value-type="float" office:value="34.1" table:style-name="ce9">
            <text:p>34,1000</text:p>
          </table:table-cell>
          <table:table-cell table:style-name="ce2"/>
          <table:table-cell office:value-type="float" office:value="5.17558374343068E-3" table:style-name="ce9">
            <text:p>0,005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49</text:p>
          </table:table-cell>
          <table:table-cell office:value-type="float" office:value="462" table:style-name="ce10">
            <text:p>462,0000</text:p>
          </table:table-cell>
          <table:table-cell office:value-type="float" office:value="13.611499999999999" table:style-name="ce10">
            <text:p>13,6115</text:p>
          </table:table-cell>
          <table:table-cell table:style-name="ce14"/>
          <table:table-cell office:value-type="float" office:value="42.74" table:style-name="ce9">
            <text:p>42,7400</text:p>
          </table:table-cell>
          <table:table-cell table:style-name="ce2"/>
          <table:table-cell office:value-type="float" office:value="2.94621212121212E-2" table:style-name="ce9">
            <text:p>0,0295</text:p>
          </table:table-cell>
          <table:table-cell table:style-name="ce12"/>
          <table:table-cell table:number-columns-repeated="16376"/>
        </table:table-row>
        <table:table-row table:style-name="ro3">
          <table:table-cell table:number-columns-repeated="4" table:style-name="ce16"/>
          <table:table-cell table:style-name="ce17"/>
          <table:table-cell table:style-name="ce18"/>
          <table:table-cell table:style-name="ce19"/>
          <table:table-cell table:style-name="ce16"/>
          <table:table-cell table:number-columns-repeated="16376" table:style-name="ce15"/>
        </table:table-row>
        <table:table-row table:style-name="ro3">
          <table:table-cell office:value-type="string" table:style-name="ce3">
            <text:p>Grup tasques 5</text:p>
          </table:table-cell>
          <table:table-cell office:value-type="string" table:style-name="ce6">
            <text:p>T_i</text:p>
          </table:table-cell>
          <table:table-cell office:value-type="string" table:style-name="ce6">
            <text:p>C_i</text:p>
          </table:table-cell>
          <table:table-cell table:style-name="ce5"/>
          <table:table-cell office:value-type="string" table:style-name="ce6">
            <text:p>Phi_i</text:p>
          </table:table-cell>
          <table:table-cell table:style-name="ce5"/>
          <table:table-cell office:value-type="string" table:style-name="ce6">
            <text:p>U_p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string" table:style-name="ce8">
            <text:p>Px_50</text:p>
          </table:table-cell>
          <table:table-cell office:value-type="float" office:value="55" table:style-name="ce9">
            <text:p>55,0000</text:p>
          </table:table-cell>
          <table:table-cell office:value-type="float" office:value="1.3272999999999999" table:style-name="ce9">
            <text:p>1,3273</text:p>
          </table:table-cell>
          <table:table-cell table:style-name="ce9"/>
          <table:table-cell office:value-type="float" office:value="2.69" table:style-name="ce9">
            <text:p>2,6900</text:p>
          </table:table-cell>
          <table:table-cell table:style-name="ce2"/>
          <table:table-cell office:value-type="float" office:value="2.4132727272727299E-2" table:style-name="ce9">
            <text:p>0,0241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51</text:p>
          </table:table-cell>
          <table:table-cell office:value-type="float" office:value="66" table:style-name="ce9">
            <text:p>66,0000</text:p>
          </table:table-cell>
          <table:table-cell office:value-type="float" office:value="0.55179999999999996" table:style-name="ce9">
            <text:p>0,5518</text:p>
          </table:table-cell>
          <table:table-cell table:style-name="ce9"/>
          <table:table-cell office:value-type="float" office:value="50.27" table:style-name="ce9">
            <text:p>50,2700</text:p>
          </table:table-cell>
          <table:table-cell table:style-name="ce2"/>
          <table:table-cell office:value-type="float" office:value="8.3606060606060597E-3" table:style-name="ce9">
            <text:p>0,0084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52</text:p>
          </table:table-cell>
          <table:table-cell office:value-type="float" office:value="72.1875" table:style-name="ce9">
            <text:p>72,1875</text:p>
          </table:table-cell>
          <table:table-cell office:value-type="float" office:value="6.1973000000000003" table:style-name="ce9">
            <text:p>6,1973</text:p>
          </table:table-cell>
          <table:table-cell table:style-name="ce9"/>
          <table:table-cell office:value-type="float" office:value="23.08" table:style-name="ce9">
            <text:p>23,0800</text:p>
          </table:table-cell>
          <table:table-cell table:style-name="ce2"/>
          <table:table-cell office:value-type="float" office:value="8.5850043290043296E-2" table:style-name="ce9">
            <text:p>0,0859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53</text:p>
          </table:table-cell>
          <table:table-cell office:value-type="float" office:value="110" table:style-name="ce9">
            <text:p>110,0000</text:p>
          </table:table-cell>
          <table:table-cell office:value-type="float" office:value="6.6920999999999999" table:style-name="ce9">
            <text:p>6,6921</text:p>
          </table:table-cell>
          <table:table-cell table:style-name="ce9"/>
          <table:table-cell office:value-type="float" office:value="75.209999999999994" table:style-name="ce9">
            <text:p>75,2100</text:p>
          </table:table-cell>
          <table:table-cell table:style-name="ce2"/>
          <table:table-cell office:value-type="float" office:value="6.0837272727272698E-2" table:style-name="ce9">
            <text:p>0,0608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54</text:p>
          </table:table-cell>
          <table:table-cell office:value-type="float" office:value="128.33330000000001" table:style-name="ce9">
            <text:p>128,3333</text:p>
          </table:table-cell>
          <table:table-cell office:value-type="float" office:value="5.9070999999999998" table:style-name="ce9">
            <text:p>5,9071</text:p>
          </table:table-cell>
          <table:table-cell table:style-name="ce9"/>
          <table:table-cell office:value-type="float" office:value="103.42" table:style-name="ce9">
            <text:p>103,4200</text:p>
          </table:table-cell>
          <table:table-cell table:style-name="ce2"/>
          <table:table-cell office:value-type="float" office:value="4.6029362605029302E-2" table:style-name="ce9">
            <text:p>0,0460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55</text:p>
          </table:table-cell>
          <table:table-cell office:value-type="float" office:value="135.88239999999999" table:style-name="ce9">
            <text:p>135,8824</text:p>
          </table:table-cell>
          <table:table-cell office:value-type="float" office:value="3.2174" table:style-name="ce9">
            <text:p>3,2174</text:p>
          </table:table-cell>
          <table:table-cell table:style-name="ce9"/>
          <table:table-cell office:value-type="float" office:value="132.68" table:style-name="ce9">
            <text:p>132,6800</text:p>
          </table:table-cell>
          <table:table-cell table:style-name="ce2"/>
          <table:table-cell office:value-type="float" office:value="2.36778272977222E-2" table:style-name="ce9">
            <text:p>0,0237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56</text:p>
          </table:table-cell>
          <table:table-cell office:value-type="float" office:value="177.69229999999999" table:style-name="ce9">
            <text:p>177,6923</text:p>
          </table:table-cell>
          <table:table-cell office:value-type="float" office:value="0.74" table:style-name="ce9">
            <text:p>0,7400</text:p>
          </table:table-cell>
          <table:table-cell table:style-name="ce9"/>
          <table:table-cell office:value-type="float" office:value="150.01" table:style-name="ce9">
            <text:p>150,0100</text:p>
          </table:table-cell>
          <table:table-cell table:style-name="ce2"/>
          <table:table-cell office:value-type="float" office:value="4.16450234478365E-3" table:style-name="ce9">
            <text:p>0,004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57</text:p>
          </table:table-cell>
          <table:table-cell office:value-type="float" office:value="231" table:style-name="ce9">
            <text:p>231,0000</text:p>
          </table:table-cell>
          <table:table-cell office:value-type="float" office:value="10.3348" table:style-name="ce9">
            <text:p>10,3348</text:p>
          </table:table-cell>
          <table:table-cell table:style-name="ce9"/>
          <table:table-cell office:value-type="float" office:value="50.55" table:style-name="ce9">
            <text:p>50,5500</text:p>
          </table:table-cell>
          <table:table-cell table:style-name="ce2"/>
          <table:table-cell office:value-type="float" office:value="4.4739393939393898E-2" table:style-name="ce9">
            <text:p>0,0447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58</text:p>
          </table:table-cell>
          <table:table-cell office:value-type="float" office:value="385" table:style-name="ce9">
            <text:p>385,0000</text:p>
          </table:table-cell>
          <table:table-cell office:value-type="float" office:value="21.1341" table:style-name="ce9">
            <text:p>21,1341</text:p>
          </table:table-cell>
          <table:table-cell table:style-name="ce9"/>
          <table:table-cell office:value-type="float" office:value="16.149999999999999" table:style-name="ce9">
            <text:p>16,1500</text:p>
          </table:table-cell>
          <table:table-cell table:style-name="ce2"/>
          <table:table-cell office:value-type="float" office:value="5.4893766233766197E-2" table:style-name="ce9">
            <text:p>0,0549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59</text:p>
          </table:table-cell>
          <table:table-cell office:value-type="float" office:value="770" table:style-name="ce9">
            <text:p>770,0000</text:p>
          </table:table-cell>
          <table:table-cell office:value-type="float" office:value="36.425800000000002" table:style-name="ce9">
            <text:p>36,4258</text:p>
          </table:table-cell>
          <table:table-cell table:style-name="ce9"/>
          <table:table-cell office:value-type="float" office:value="292.93" table:style-name="ce9">
            <text:p>292,9300</text:p>
          </table:table-cell>
          <table:table-cell table:style-name="ce2"/>
          <table:table-cell office:value-type="float" office:value="4.7306233766233802E-2" table:style-name="ce9">
            <text:p>0,0473</text:p>
          </table:table-cell>
          <table:table-cell table:style-name="ce12"/>
          <table:table-cell table:number-columns-repeated="16376"/>
        </table:table-row>
        <table:table-row table:style-name="ro3">
          <table:table-cell table:number-columns-repeated="4" table:style-name="ce16"/>
          <table:table-cell table:style-name="ce17"/>
          <table:table-cell table:style-name="ce18"/>
          <table:table-cell table:style-name="ce19"/>
          <table:table-cell table:style-name="ce16"/>
          <table:table-cell table:number-columns-repeated="16376" table:style-name="ce15"/>
        </table:table-row>
        <table:table-row table:style-name="ro3">
          <table:table-cell office:value-type="string" table:style-name="ce3">
            <text:p>Grup tasques 6</text:p>
          </table:table-cell>
          <table:table-cell office:value-type="string" table:style-name="ce6">
            <text:p>T_i</text:p>
          </table:table-cell>
          <table:table-cell office:value-type="string" table:style-name="ce6">
            <text:p>C_i</text:p>
          </table:table-cell>
          <table:table-cell table:style-name="ce5"/>
          <table:table-cell office:value-type="string" table:style-name="ce6">
            <text:p>Phi_i</text:p>
          </table:table-cell>
          <table:table-cell table:style-name="ce5"/>
          <table:table-cell office:value-type="string" table:style-name="ce6">
            <text:p>U_p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string" table:style-name="ce8">
            <text:p>Px_60</text:p>
          </table:table-cell>
          <table:table-cell office:value-type="float" office:value="55" table:style-name="ce9">
            <text:p>55,0000</text:p>
          </table:table-cell>
          <table:table-cell office:value-type="float" office:value="3.7382" table:style-name="ce9">
            <text:p>3,7382</text:p>
          </table:table-cell>
          <table:table-cell table:style-name="ce9"/>
          <table:table-cell office:value-type="float" office:value="15.48" table:style-name="ce9">
            <text:p>15,4800</text:p>
          </table:table-cell>
          <table:table-cell table:style-name="ce2"/>
          <table:table-cell office:value-type="float" office:value="6.7967272727272696E-2" table:style-name="ce9">
            <text:p>0,0680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61</text:p>
          </table:table-cell>
          <table:table-cell office:value-type="float" office:value="59.230800000000002" table:style-name="ce9">
            <text:p>59,2308</text:p>
          </table:table-cell>
          <table:table-cell office:value-type="float" office:value="2.1456" table:style-name="ce9">
            <text:p>2,1456</text:p>
          </table:table-cell>
          <table:table-cell table:style-name="ce9"/>
          <table:table-cell office:value-type="float" office:value="44.79" table:style-name="ce9">
            <text:p>44,7900</text:p>
          </table:table-cell>
          <table:table-cell table:style-name="ce2"/>
          <table:table-cell office:value-type="float" office:value="3.6224396766547103E-2" table:style-name="ce9">
            <text:p>0,036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62</text:p>
          </table:table-cell>
          <table:table-cell office:value-type="float" office:value="72.1875" table:style-name="ce9">
            <text:p>72,1875</text:p>
          </table:table-cell>
          <table:table-cell office:value-type="float" office:value="8.4400000000000003E-2" table:style-name="ce9">
            <text:p>0,0844</text:p>
          </table:table-cell>
          <table:table-cell table:style-name="ce9"/>
          <table:table-cell office:value-type="float" office:value="22.13" table:style-name="ce9">
            <text:p>22,1300</text:p>
          </table:table-cell>
          <table:table-cell table:style-name="ce2"/>
          <table:table-cell office:value-type="float" office:value="1.1691774891774899E-3" table:style-name="ce9">
            <text:p>0,001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63</text:p>
          </table:table-cell>
          <table:table-cell office:value-type="float" office:value="77" table:style-name="ce9">
            <text:p>77,0000</text:p>
          </table:table-cell>
          <table:table-cell office:value-type="float" office:value="4.0308000000000002" table:style-name="ce9">
            <text:p>4,0308</text:p>
          </table:table-cell>
          <table:table-cell table:style-name="ce9"/>
          <table:table-cell office:value-type="float" office:value="2.79" table:style-name="ce9">
            <text:p>2,7900</text:p>
          </table:table-cell>
          <table:table-cell table:style-name="ce2"/>
          <table:table-cell office:value-type="float" office:value="5.2348051948051998E-2" table:style-name="ce9">
            <text:p>0,0523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64</text:p>
          </table:table-cell>
          <table:table-cell office:value-type="float" office:value="105" table:style-name="ce9">
            <text:p>105,0000</text:p>
          </table:table-cell>
          <table:table-cell office:value-type="float" office:value="3.9773000000000001" table:style-name="ce9">
            <text:p>3,9773</text:p>
          </table:table-cell>
          <table:table-cell table:style-name="ce9"/>
          <table:table-cell office:value-type="float" office:value="48.04" table:style-name="ce9">
            <text:p>48,0400</text:p>
          </table:table-cell>
          <table:table-cell table:style-name="ce2"/>
          <table:table-cell office:value-type="float" office:value="3.7879047619047597E-2" table:style-name="ce9">
            <text:p>0,0379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65</text:p>
          </table:table-cell>
          <table:table-cell office:value-type="float" office:value="110" table:style-name="ce9">
            <text:p>110,0000</text:p>
          </table:table-cell>
          <table:table-cell office:value-type="float" office:value="5.8033000000000001" table:style-name="ce9">
            <text:p>5,8033</text:p>
          </table:table-cell>
          <table:table-cell table:style-name="ce9"/>
          <table:table-cell office:value-type="float" office:value="2.97" table:style-name="ce9">
            <text:p>2,9700</text:p>
          </table:table-cell>
          <table:table-cell table:style-name="ce2"/>
          <table:table-cell office:value-type="float" office:value="5.2757272727272701E-2" table:style-name="ce9">
            <text:p>0,0528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66</text:p>
          </table:table-cell>
          <table:table-cell office:value-type="float" office:value="121.5789" table:style-name="ce9">
            <text:p>121,5789</text:p>
          </table:table-cell>
          <table:table-cell office:value-type="float" office:value="5.1908000000000003" table:style-name="ce9">
            <text:p>5,1908</text:p>
          </table:table-cell>
          <table:table-cell table:style-name="ce9"/>
          <table:table-cell office:value-type="float" office:value="73.599999999999994" table:style-name="ce9">
            <text:p>73,6000</text:p>
          </table:table-cell>
          <table:table-cell table:style-name="ce2"/>
          <table:table-cell office:value-type="float" office:value="4.2694908409271697E-2" table:style-name="ce9">
            <text:p>0,0427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67</text:p>
          </table:table-cell>
          <table:table-cell office:value-type="float" office:value="144.375" table:style-name="ce9">
            <text:p>144,3750</text:p>
          </table:table-cell>
          <table:table-cell office:value-type="float" office:value="6.8417000000000003" table:style-name="ce9">
            <text:p>6,8417</text:p>
          </table:table-cell>
          <table:table-cell table:style-name="ce9"/>
          <table:table-cell office:value-type="float" office:value="127.1" table:style-name="ce9">
            <text:p>127,1000</text:p>
          </table:table-cell>
          <table:table-cell table:style-name="ce2"/>
          <table:table-cell office:value-type="float" office:value="4.7388398268398302E-2" table:style-name="ce9">
            <text:p>0,0474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68</text:p>
          </table:table-cell>
          <table:table-cell office:value-type="float" office:value="154" table:style-name="ce9">
            <text:p>154,0000</text:p>
          </table:table-cell>
          <table:table-cell office:value-type="float" office:value="1.5650999999999999" table:style-name="ce9">
            <text:p>1,5651</text:p>
          </table:table-cell>
          <table:table-cell table:style-name="ce9"/>
          <table:table-cell office:value-type="float" office:value="149.63" table:style-name="ce9">
            <text:p>149,6300</text:p>
          </table:table-cell>
          <table:table-cell table:style-name="ce2"/>
          <table:table-cell office:value-type="float" office:value="1.0162987012987E-2" table:style-name="ce9">
            <text:p>0,010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69</text:p>
          </table:table-cell>
          <table:table-cell office:value-type="float" office:value="288.75" table:style-name="ce9">
            <text:p>288,7500</text:p>
          </table:table-cell>
          <table:table-cell office:value-type="float" office:value="14.850899999999999" table:style-name="ce9">
            <text:p>14,8509</text:p>
          </table:table-cell>
          <table:table-cell table:style-name="ce9"/>
          <table:table-cell office:value-type="float" office:value="27.08" table:style-name="ce9">
            <text:p>27,0800</text:p>
          </table:table-cell>
          <table:table-cell table:style-name="ce2"/>
          <table:table-cell office:value-type="float" office:value="5.1431688311688303E-2" table:style-name="ce9">
            <text:p>0,0514</text:p>
          </table:table-cell>
          <table:table-cell table:style-name="ce12"/>
          <table:table-cell table:number-columns-repeated="16376"/>
        </table:table-row>
        <table:table-row table:style-name="ro3">
          <table:table-cell table:style-name="ce24"/>
          <table:table-cell table:style-name="ce25"/>
          <table:table-cell table:style-name="ce26"/>
          <table:table-cell table:style-name="ce25"/>
          <table:table-cell table:style-name="ce27"/>
          <table:table-cell table:style-name="ce28"/>
          <table:table-cell table:style-name="ce29"/>
          <table:table-cell table:style-name="ce30"/>
          <table:table-cell table:number-columns-repeated="16376"/>
        </table:table-row>
        <table:table-row table:style-name="ro3">
          <table:table-cell office:value-type="string" table:style-name="ce3">
            <text:p>Grup tasques 7</text:p>
          </table:table-cell>
          <table:table-cell office:value-type="string" table:style-name="ce6">
            <text:p>T_i</text:p>
          </table:table-cell>
          <table:table-cell office:value-type="string" table:style-name="ce6">
            <text:p>C_i</text:p>
          </table:table-cell>
          <table:table-cell table:style-name="ce5"/>
          <table:table-cell office:value-type="string" table:style-name="ce6">
            <text:p>Phi_i</text:p>
          </table:table-cell>
          <table:table-cell table:style-name="ce5"/>
          <table:table-cell office:value-type="string" table:style-name="ce6">
            <text:p>U_p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70</text:p>
          </table:table-cell>
          <table:table-cell office:value-type="float" office:value="55" table:style-name="ce9">
            <text:p>55,0000</text:p>
          </table:table-cell>
          <table:table-cell office:value-type="float" office:value="2.8727999999999998" table:style-name="ce9">
            <text:p>2,8728</text:p>
          </table:table-cell>
          <table:table-cell table:style-name="ce9"/>
          <table:table-cell office:value-type="float" office:value="52.15" table:style-name="ce9">
            <text:p>52,1500</text:p>
          </table:table-cell>
          <table:table-cell table:style-name="ce2"/>
          <table:table-cell office:value-type="float" office:value="5.2232727272727299E-2" table:style-name="ce9">
            <text:p>0,052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71</text:p>
          </table:table-cell>
          <table:table-cell office:value-type="float" office:value="59.230800000000002" table:style-name="ce9">
            <text:p>59,2308</text:p>
          </table:table-cell>
          <table:table-cell office:value-type="float" office:value="3.0524" table:style-name="ce9">
            <text:p>3,0524</text:p>
          </table:table-cell>
          <table:table-cell table:style-name="ce9"/>
          <table:table-cell office:value-type="float" office:value="24.46" table:style-name="ce9">
            <text:p>24,4600</text:p>
          </table:table-cell>
          <table:table-cell table:style-name="ce2"/>
          <table:table-cell office:value-type="float" office:value="5.1533999203117298E-2" table:style-name="ce9">
            <text:p>0,0515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72</text:p>
          </table:table-cell>
          <table:table-cell office:value-type="float" office:value="67.941199999999995" table:style-name="ce9">
            <text:p>67,9412</text:p>
          </table:table-cell>
          <table:table-cell office:value-type="float" office:value="0.84870000000000001" table:style-name="ce9">
            <text:p>0,8487</text:p>
          </table:table-cell>
          <table:table-cell table:style-name="ce9"/>
          <table:table-cell office:value-type="float" office:value="38.299999999999997" table:style-name="ce9">
            <text:p>38,3000</text:p>
          </table:table-cell>
          <table:table-cell table:style-name="ce2"/>
          <table:table-cell office:value-type="float" office:value="1.2491683985564E-2" table:style-name="ce9">
            <text:p>0,0125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73</text:p>
          </table:table-cell>
          <table:table-cell office:value-type="float" office:value="96.25" table:style-name="ce9">
            <text:p>96,2500</text:p>
          </table:table-cell>
          <table:table-cell office:value-type="float" office:value="6.0479000000000003" table:style-name="ce9">
            <text:p>6,0479</text:p>
          </table:table-cell>
          <table:table-cell table:style-name="ce9"/>
          <table:table-cell office:value-type="float" office:value="67.260000000000005" table:style-name="ce9">
            <text:p>67,2600</text:p>
          </table:table-cell>
          <table:table-cell table:style-name="ce2"/>
          <table:table-cell office:value-type="float" office:value="6.2835324675324697E-2" table:style-name="ce9">
            <text:p>0,0628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74</text:p>
          </table:table-cell>
          <table:table-cell office:value-type="float" office:value="100.4348" table:style-name="ce9">
            <text:p>100,4348</text:p>
          </table:table-cell>
          <table:table-cell office:value-type="float" office:value="5.3117000000000001" table:style-name="ce9">
            <text:p>5,3117</text:p>
          </table:table-cell>
          <table:table-cell table:style-name="ce9"/>
          <table:table-cell office:value-type="float" office:value="37.520000000000003" table:style-name="ce9">
            <text:p>37,5200</text:p>
          </table:table-cell>
          <table:table-cell table:style-name="ce2"/>
          <table:table-cell office:value-type="float" office:value="5.2887047119126E-2" table:style-name="ce9">
            <text:p>0,0529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75</text:p>
          </table:table-cell>
          <table:table-cell office:value-type="float" office:value="154" table:style-name="ce9">
            <text:p>154,0000</text:p>
          </table:table-cell>
          <table:table-cell office:value-type="float" office:value="0.63900000000000001" table:style-name="ce9">
            <text:p>0,6390</text:p>
          </table:table-cell>
          <table:table-cell table:style-name="ce9"/>
          <table:table-cell office:value-type="float" office:value="125.72" table:style-name="ce9">
            <text:p>125,7200</text:p>
          </table:table-cell>
          <table:table-cell table:style-name="ce2"/>
          <table:table-cell office:value-type="float" office:value="4.1493506493506501E-3" table:style-name="ce9">
            <text:p>0,0041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76</text:p>
          </table:table-cell>
          <table:table-cell office:value-type="float" office:value="165" table:style-name="ce9">
            <text:p>165,0000</text:p>
          </table:table-cell>
          <table:table-cell office:value-type="float" office:value="3.0367000000000002" table:style-name="ce9">
            <text:p>3,0367</text:p>
          </table:table-cell>
          <table:table-cell table:style-name="ce9"/>
          <table:table-cell office:value-type="float" office:value="58.14" table:style-name="ce9">
            <text:p>58,1400</text:p>
          </table:table-cell>
          <table:table-cell table:style-name="ce2"/>
          <table:table-cell office:value-type="float" office:value="1.8404242424242399E-2" table:style-name="ce9">
            <text:p>0,0184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77</text:p>
          </table:table-cell>
          <table:table-cell office:value-type="float" office:value="256.66669999999999" table:style-name="ce9">
            <text:p>256,6667</text:p>
          </table:table-cell>
          <table:table-cell office:value-type="float" office:value="4.0251999999999999" table:style-name="ce9">
            <text:p>4,0252</text:p>
          </table:table-cell>
          <table:table-cell table:style-name="ce9"/>
          <table:table-cell office:value-type="float" office:value="249.22" table:style-name="ce9">
            <text:p>249,2200</text:p>
          </table:table-cell>
          <table:table-cell table:style-name="ce2"/>
          <table:table-cell office:value-type="float" office:value="1.5682595365896699E-2" table:style-name="ce9">
            <text:p>0,0157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78</text:p>
          </table:table-cell>
          <table:table-cell office:value-type="float" office:value="385" table:style-name="ce9">
            <text:p>385,0000</text:p>
          </table:table-cell>
          <table:table-cell office:value-type="float" office:value="20.808199999999999" table:style-name="ce9">
            <text:p>20,8082</text:p>
          </table:table-cell>
          <table:table-cell table:style-name="ce9"/>
          <table:table-cell office:value-type="float" office:value="215.96" table:style-name="ce9">
            <text:p>215,9600</text:p>
          </table:table-cell>
          <table:table-cell table:style-name="ce2"/>
          <table:table-cell office:value-type="float" office:value="5.4047272727272701E-2" table:style-name="ce9">
            <text:p>0,0540</text:p>
          </table:table-cell>
          <table:table-cell table:style-name="ce12"/>
          <table:table-cell table:number-columns-repeated="16376" table:style-name="ce1"/>
        </table:table-row>
        <table:table-row table:style-name="ro3">
          <table:table-cell office:value-type="string" table:style-name="ce8">
            <text:p>Px_79</text:p>
          </table:table-cell>
          <table:table-cell office:value-type="float" office:value="2310" table:style-name="ce9">
            <text:p>2310,0000</text:p>
          </table:table-cell>
          <table:table-cell office:value-type="float" office:value="174.94929999999999" table:style-name="ce9">
            <text:p>174,9493</text:p>
          </table:table-cell>
          <table:table-cell table:style-name="ce9"/>
          <table:table-cell office:value-type="float" office:value="318.69" table:style-name="ce9">
            <text:p>318,6900</text:p>
          </table:table-cell>
          <table:table-cell table:style-name="ce2"/>
          <table:table-cell office:value-type="float" office:value="7.5735627705627695E-2" table:style-name="ce9">
            <text:p>0,0757</text:p>
          </table:table-cell>
          <table:table-cell table:style-name="ce12"/>
          <table:table-cell table:number-columns-repeated="16376" table:style-name="ce1"/>
        </table:table-row>
        <table:table-row table:style-name="ro3">
          <table:table-cell table:number-columns-repeated="4"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5"/>
          <table:table-cell table:number-columns-repeated="16375"/>
        </table:table-row>
        <table:table-row table:style-name="ro3">
          <table:table-cell office:value-type="string" table:style-name="ce3">
            <text:p>Grup tasques 8</text:p>
          </table:table-cell>
          <table:table-cell office:value-type="string" table:style-name="ce6">
            <text:p>T_i</text:p>
          </table:table-cell>
          <table:table-cell office:value-type="string" table:style-name="ce6">
            <text:p>C_i</text:p>
          </table:table-cell>
          <table:table-cell table:style-name="ce5"/>
          <table:table-cell office:value-type="string" table:style-name="ce6">
            <text:p>Phi_i</text:p>
          </table:table-cell>
          <table:table-cell table:style-name="ce5"/>
          <table:table-cell office:value-type="string" table:style-name="ce6">
            <text:p>U_p</text:p>
          </table:table-cell>
          <table:table-cell table:style-name="ce7"/>
          <table:table-cell table:number-columns-repeated="16376" table:style-name="ce1"/>
        </table:table-row>
        <table:table-row table:style-name="ro3">
          <table:table-cell office:value-type="string" table:style-name="ce8">
            <text:p>Px_80</text:p>
          </table:table-cell>
          <table:table-cell office:value-type="float" office:value="55" table:style-name="ce9">
            <text:p>55,0000</text:p>
          </table:table-cell>
          <table:table-cell office:value-type="float" office:value="2.6453000000000002" table:style-name="ce9">
            <text:p>2,6453</text:p>
          </table:table-cell>
          <table:table-cell table:style-name="ce9"/>
          <table:table-cell office:value-type="float" office:value="39.92" table:style-name="ce9">
            <text:p>39,9200</text:p>
          </table:table-cell>
          <table:table-cell table:style-name="ce2"/>
          <table:table-cell office:value-type="float" office:value="4.8096363636363597E-2" table:style-name="ce9">
            <text:p>0,0481</text:p>
          </table:table-cell>
          <table:table-cell table:style-name="ce12"/>
          <table:table-cell table:number-columns-repeated="16376" table:style-name="ce1"/>
        </table:table-row>
        <table:table-row table:style-name="ro3">
          <table:table-cell office:value-type="string" table:style-name="ce8">
            <text:p>Px_81</text:p>
          </table:table-cell>
          <table:table-cell office:value-type="float" office:value="67.941199999999995" table:style-name="ce9">
            <text:p>67,9412</text:p>
          </table:table-cell>
          <table:table-cell office:value-type="float" office:value="1.5583" table:style-name="ce9">
            <text:p>1,5583</text:p>
          </table:table-cell>
          <table:table-cell table:style-name="ce9"/>
          <table:table-cell office:value-type="float" office:value="14.62" table:style-name="ce9">
            <text:p>14,6200</text:p>
          </table:table-cell>
          <table:table-cell table:style-name="ce2"/>
          <table:table-cell office:value-type="float" office:value="2.2936009372810599E-2" table:style-name="ce9">
            <text:p>0,0229</text:p>
          </table:table-cell>
          <table:table-cell table:style-name="ce12"/>
          <table:table-cell table:number-columns-repeated="16376" table:style-name="ce1"/>
        </table:table-row>
        <table:table-row table:style-name="ro3">
          <table:table-cell office:value-type="string" table:style-name="ce8">
            <text:p>Px_82</text:p>
          </table:table-cell>
          <table:table-cell office:value-type="float" office:value="115.5" table:style-name="ce9">
            <text:p>115,5000</text:p>
          </table:table-cell>
          <table:table-cell office:value-type="float" office:value="2.2323" table:style-name="ce9">
            <text:p>2,2323</text:p>
          </table:table-cell>
          <table:table-cell table:style-name="ce9"/>
          <table:table-cell office:value-type="float" office:value="7.35" table:style-name="ce9">
            <text:p>7,3500</text:p>
          </table:table-cell>
          <table:table-cell table:style-name="ce2"/>
          <table:table-cell office:value-type="float" office:value="1.93272727272727E-2" table:style-name="ce9">
            <text:p>0,0193</text:p>
          </table:table-cell>
          <table:table-cell table:style-name="ce12"/>
          <table:table-cell table:number-columns-repeated="16376" table:style-name="ce1"/>
        </table:table-row>
        <table:table-row table:style-name="ro3">
          <table:table-cell office:value-type="string" table:style-name="ce8">
            <text:p>Px_83</text:p>
          </table:table-cell>
          <table:table-cell office:value-type="float" office:value="165" table:style-name="ce9">
            <text:p>165,0000</text:p>
          </table:table-cell>
          <table:table-cell office:value-type="float" office:value="7.8573000000000004" table:style-name="ce9">
            <text:p>7,8573</text:p>
          </table:table-cell>
          <table:table-cell table:style-name="ce9"/>
          <table:table-cell office:value-type="float" office:value="155.26" table:style-name="ce9">
            <text:p>155,2600</text:p>
          </table:table-cell>
          <table:table-cell table:style-name="ce2"/>
          <table:table-cell office:value-type="float" office:value="4.7620000000000003E-2" table:style-name="ce9">
            <text:p>0,0476</text:p>
          </table:table-cell>
          <table:table-cell table:style-name="ce12"/>
          <table:table-cell table:number-columns-repeated="16376" table:style-name="ce1"/>
        </table:table-row>
        <table:table-row table:style-name="ro3">
          <table:table-cell office:value-type="string" table:style-name="ce8">
            <text:p>Px_84</text:p>
          </table:table-cell>
          <table:table-cell office:value-type="float" office:value="177.69229999999999" table:style-name="ce9">
            <text:p>177,6923</text:p>
          </table:table-cell>
          <table:table-cell office:value-type="float" office:value="3.7477" table:style-name="ce9">
            <text:p>3,7477</text:p>
          </table:table-cell>
          <table:table-cell table:style-name="ce9"/>
          <table:table-cell office:value-type="float" office:value="177.43" table:style-name="ce9">
            <text:p>177,4300</text:p>
          </table:table-cell>
          <table:table-cell table:style-name="ce2"/>
          <table:table-cell office:value-type="float" office:value="2.10909532939807E-2" table:style-name="ce9">
            <text:p>0,0211</text:p>
          </table:table-cell>
          <table:table-cell table:style-name="ce12"/>
          <table:table-cell table:number-columns-repeated="16376" table:style-name="ce1"/>
        </table:table-row>
        <table:table-row table:style-name="ro3">
          <table:table-cell office:value-type="string" table:style-name="ce8">
            <text:p>Px_85</text:p>
          </table:table-cell>
          <table:table-cell office:value-type="float" office:value="192.5" table:style-name="ce9">
            <text:p>192,5000</text:p>
          </table:table-cell>
          <table:table-cell office:value-type="float" office:value="5.1220999999999997" table:style-name="ce9">
            <text:p>5,1221</text:p>
          </table:table-cell>
          <table:table-cell table:style-name="ce9"/>
          <table:table-cell office:value-type="float" office:value="70.099999999999994" table:style-name="ce9">
            <text:p>70,1000</text:p>
          </table:table-cell>
          <table:table-cell table:style-name="ce2"/>
          <table:table-cell office:value-type="float" office:value="2.6608311688311698E-2" table:style-name="ce9">
            <text:p>0,0266</text:p>
          </table:table-cell>
          <table:table-cell table:style-name="ce12"/>
          <table:table-cell table:number-columns-repeated="16376" table:style-name="ce1"/>
        </table:table-row>
        <table:table-row table:style-name="ro3">
          <table:table-cell office:value-type="string" table:style-name="ce8">
            <text:p>Px_86</text:p>
          </table:table-cell>
          <table:table-cell office:value-type="float" office:value="288.75" table:style-name="ce9">
            <text:p>288,7500</text:p>
          </table:table-cell>
          <table:table-cell office:value-type="float" office:value="21.287500000000001" table:style-name="ce9">
            <text:p>21,2875</text:p>
          </table:table-cell>
          <table:table-cell table:style-name="ce9"/>
          <table:table-cell office:value-type="float" office:value="99.61" table:style-name="ce9">
            <text:p>99,6100</text:p>
          </table:table-cell>
          <table:table-cell table:style-name="ce2"/>
          <table:table-cell office:value-type="float" office:value="7.3722943722943704E-2" table:style-name="ce9">
            <text:p>0,0737</text:p>
          </table:table-cell>
          <table:table-cell table:style-name="ce12"/>
          <table:table-cell table:number-columns-repeated="16376" table:style-name="ce1"/>
        </table:table-row>
        <table:table-row table:style-name="ro3">
          <table:table-cell office:value-type="string" table:style-name="ce8">
            <text:p>Px_87</text:p>
          </table:table-cell>
          <table:table-cell office:value-type="float" office:value="330" table:style-name="ce9">
            <text:p>330,0000</text:p>
          </table:table-cell>
          <table:table-cell office:value-type="float" office:value="19.798400000000001" table:style-name="ce9">
            <text:p>19,7984</text:p>
          </table:table-cell>
          <table:table-cell table:style-name="ce9"/>
          <table:table-cell office:value-type="float" office:value="322.27" table:style-name="ce9">
            <text:p>322,2700</text:p>
          </table:table-cell>
          <table:table-cell table:style-name="ce2"/>
          <table:table-cell office:value-type="float" office:value="5.9995151515151501E-2" table:style-name="ce9">
            <text:p>0,0600</text:p>
          </table:table-cell>
          <table:table-cell table:style-name="ce12"/>
          <table:table-cell table:number-columns-repeated="16376" table:style-name="ce1"/>
        </table:table-row>
        <table:table-row table:style-name="ro3">
          <table:table-cell office:value-type="string" table:style-name="ce8">
            <text:p>Px_88</text:p>
          </table:table-cell>
          <table:table-cell office:value-type="float" office:value="462" table:style-name="ce9">
            <text:p>462,0000</text:p>
          </table:table-cell>
          <table:table-cell office:value-type="float" office:value="18.541699999999999" table:style-name="ce9">
            <text:p>18,5417</text:p>
          </table:table-cell>
          <table:table-cell table:style-name="ce9"/>
          <table:table-cell office:value-type="float" office:value="162.4" table:style-name="ce9">
            <text:p>162,4000</text:p>
          </table:table-cell>
          <table:table-cell table:style-name="ce2"/>
          <table:table-cell office:value-type="float" office:value="4.0133549783549799E-2" table:style-name="ce9">
            <text:p>0,0401</text:p>
          </table:table-cell>
          <table:table-cell table:style-name="ce12"/>
          <table:table-cell table:number-columns-repeated="16376" table:style-name="ce1"/>
        </table:table-row>
        <table:table-row table:style-name="ro3">
          <table:table-cell office:value-type="string" table:style-name="ce8">
            <text:p>Px_89</text:p>
          </table:table-cell>
          <table:table-cell office:value-type="float" office:value="770" table:style-name="ce9">
            <text:p>770,0000</text:p>
          </table:table-cell>
          <table:table-cell office:value-type="float" office:value="31.174199999999999" table:style-name="ce9">
            <text:p>31,1742</text:p>
          </table:table-cell>
          <table:table-cell table:style-name="ce9"/>
          <table:table-cell office:value-type="float" office:value="229.08" table:style-name="ce9">
            <text:p>229,0800</text:p>
          </table:table-cell>
          <table:table-cell table:style-name="ce2"/>
          <table:table-cell office:value-type="float" office:value="4.0485974025974002E-2" table:style-name="ce9">
            <text:p>0,0405</text:p>
          </table:table-cell>
          <table:table-cell table:style-name="ce12"/>
          <table:table-cell table:number-columns-repeated="16376" table:style-name="ce1"/>
        </table:table-row>
        <table:table-row table:style-name="ro3">
          <table:table-cell table:number-columns-repeated="4"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5"/>
          <table:table-cell table:number-columns-repeated="16375"/>
        </table:table-row>
        <table:table-row table:style-name="ro3">
          <table:table-cell office:value-type="string" table:style-name="ce3">
            <text:p>Grup tasques9</text:p>
          </table:table-cell>
          <table:table-cell office:value-type="string" table:style-name="ce21">
            <text:p>T_i</text:p>
          </table:table-cell>
          <table:table-cell office:value-type="string" table:style-name="ce21">
            <text:p>C_i</text:p>
          </table:table-cell>
          <table:table-cell table:style-name="ce22"/>
          <table:table-cell office:value-type="string" table:style-name="ce21">
            <text:p>Phi_i</text:p>
          </table:table-cell>
          <table:table-cell table:style-name="ce5"/>
          <table:table-cell office:value-type="string" table:style-name="ce6">
            <text:p>U_p</text:p>
          </table:table-cell>
          <table:table-cell table:style-name="ce7"/>
          <table:table-cell table:number-columns-repeated="16376" table:style-name="ce1"/>
        </table:table-row>
        <table:table-row table:style-name="ro3">
          <table:table-cell office:value-type="string" table:style-name="ce8">
            <text:p>Px_90</text:p>
          </table:table-cell>
          <table:table-cell office:value-type="float" office:value="55" table:style-name="ce9">
            <text:p>55,0000</text:p>
          </table:table-cell>
          <table:table-cell office:value-type="float" office:value="2.3563999999999998" table:style-name="ce9">
            <text:p>2,3564</text:p>
          </table:table-cell>
          <table:table-cell table:style-name="ce9"/>
          <table:table-cell office:value-type="float" office:value="34" table:style-name="ce9">
            <text:p>34,0000</text:p>
          </table:table-cell>
          <table:table-cell table:style-name="ce2"/>
          <table:table-cell office:value-type="float" office:value="4.2843636363636403E-2" table:style-name="ce9">
            <text:p>0,0428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91</text:p>
          </table:table-cell>
          <table:table-cell office:value-type="float" office:value="67.941199999999995" table:style-name="ce9">
            <text:p>67,9412</text:p>
          </table:table-cell>
          <table:table-cell office:value-type="float" office:value="3.3898999999999999" table:style-name="ce9">
            <text:p>3,3899</text:p>
          </table:table-cell>
          <table:table-cell table:style-name="ce9"/>
          <table:table-cell office:value-type="float" office:value="1.77" table:style-name="ce9">
            <text:p>1,7700</text:p>
          </table:table-cell>
          <table:table-cell table:style-name="ce2"/>
          <table:table-cell office:value-type="float" office:value="4.9894614755111803E-2" table:style-name="ce9">
            <text:p>0,0499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92</text:p>
          </table:table-cell>
          <table:table-cell office:value-type="float" office:value="70" table:style-name="ce9">
            <text:p>70,0000</text:p>
          </table:table-cell>
          <table:table-cell office:value-type="float" office:value="3.1052" table:style-name="ce9">
            <text:p>3,1052</text:p>
          </table:table-cell>
          <table:table-cell table:style-name="ce9"/>
          <table:table-cell office:value-type="float" office:value="52.62" table:style-name="ce9">
            <text:p>52,6200</text:p>
          </table:table-cell>
          <table:table-cell table:style-name="ce2"/>
          <table:table-cell office:value-type="float" office:value="4.4359999999999997E-2" table:style-name="ce9">
            <text:p>0,0444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93</text:p>
          </table:table-cell>
          <table:table-cell office:value-type="float" office:value="85.555599999999998" table:style-name="ce9">
            <text:p>85,5556</text:p>
          </table:table-cell>
          <table:table-cell office:value-type="float" office:value="3.2374999999999998" table:style-name="ce9">
            <text:p>3,2375</text:p>
          </table:table-cell>
          <table:table-cell table:style-name="ce9"/>
          <table:table-cell office:value-type="float" office:value="2.2799999999999998" table:style-name="ce9">
            <text:p>2,2800</text:p>
          </table:table-cell>
          <table:table-cell table:style-name="ce2"/>
          <table:table-cell office:value-type="float" office:value="3.7840889433304201E-2" table:style-name="ce9">
            <text:p>0,0378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94</text:p>
          </table:table-cell>
          <table:table-cell office:value-type="float" office:value="135.88239999999999" table:style-name="ce9">
            <text:p>135,8824</text:p>
          </table:table-cell>
          <table:table-cell office:value-type="float" office:value="4.0951000000000004" table:style-name="ce9">
            <text:p>4,0951</text:p>
          </table:table-cell>
          <table:table-cell table:style-name="ce9"/>
          <table:table-cell office:value-type="float" office:value="80.97" table:style-name="ce9">
            <text:p>80,9700</text:p>
          </table:table-cell>
          <table:table-cell table:style-name="ce2"/>
          <table:table-cell office:value-type="float" office:value="3.0137089130012399E-2" table:style-name="ce9">
            <text:p>0,0301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95</text:p>
          </table:table-cell>
          <table:table-cell office:value-type="float" office:value="165" table:style-name="ce9">
            <text:p>165,0000</text:p>
          </table:table-cell>
          <table:table-cell office:value-type="float" office:value="5.1384999999999996" table:style-name="ce9">
            <text:p>5,1385</text:p>
          </table:table-cell>
          <table:table-cell table:style-name="ce9"/>
          <table:table-cell office:value-type="float" office:value="132.53" table:style-name="ce9">
            <text:p>132,5300</text:p>
          </table:table-cell>
          <table:table-cell table:style-name="ce2"/>
          <table:table-cell office:value-type="float" office:value="3.1142424242424201E-2" table:style-name="ce9">
            <text:p>0,0311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96</text:p>
          </table:table-cell>
          <table:table-cell office:value-type="float" office:value="330" table:style-name="ce9">
            <text:p>330,0000</text:p>
          </table:table-cell>
          <table:table-cell office:value-type="float" office:value="3.7618999999999998" table:style-name="ce9">
            <text:p>3,7619</text:p>
          </table:table-cell>
          <table:table-cell table:style-name="ce9"/>
          <table:table-cell office:value-type="float" office:value="67.459999999999994" table:style-name="ce9">
            <text:p>67,4600</text:p>
          </table:table-cell>
          <table:table-cell table:style-name="ce2"/>
          <table:table-cell office:value-type="float" office:value="1.1399696969697001E-2" table:style-name="ce9">
            <text:p>0,0114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97</text:p>
          </table:table-cell>
          <table:table-cell office:value-type="float" office:value="462" table:style-name="ce9">
            <text:p>462,0000</text:p>
          </table:table-cell>
          <table:table-cell office:value-type="float" office:value="34.396000000000001" table:style-name="ce9">
            <text:p>34,3960</text:p>
          </table:table-cell>
          <table:table-cell table:style-name="ce9"/>
          <table:table-cell office:value-type="float" office:value="322.3" table:style-name="ce9">
            <text:p>322,3000</text:p>
          </table:table-cell>
          <table:table-cell table:style-name="ce2"/>
          <table:table-cell office:value-type="float" office:value="7.4450216450216405E-2" table:style-name="ce9">
            <text:p>0,0745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98</text:p>
          </table:table-cell>
          <table:table-cell office:value-type="float" office:value="770" table:style-name="ce9">
            <text:p>770,0000</text:p>
          </table:table-cell>
          <table:table-cell office:value-type="float" office:value="41.342199999999998" table:style-name="ce9">
            <text:p>41,3422</text:p>
          </table:table-cell>
          <table:table-cell table:style-name="ce9"/>
          <table:table-cell office:value-type="float" office:value="338.52" table:style-name="ce9">
            <text:p>338,5200</text:p>
          </table:table-cell>
          <table:table-cell table:style-name="ce2"/>
          <table:table-cell office:value-type="float" office:value="5.3691168831168798E-2" table:style-name="ce9">
            <text:p>0,0537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99</text:p>
          </table:table-cell>
          <table:table-cell office:value-type="float" office:value="1155" table:style-name="ce9">
            <text:p>1155,0000</text:p>
          </table:table-cell>
          <table:table-cell office:value-type="float" office:value="28.0214" table:style-name="ce9">
            <text:p>28,0214</text:p>
          </table:table-cell>
          <table:table-cell table:style-name="ce9"/>
          <table:table-cell office:value-type="float" office:value="725.39" table:style-name="ce9">
            <text:p>725,3900</text:p>
          </table:table-cell>
          <table:table-cell table:style-name="ce2"/>
          <table:table-cell office:value-type="float" office:value="2.42609523809524E-2" table:style-name="ce9">
            <text:p>0,0243</text:p>
          </table:table-cell>
          <table:table-cell table:style-name="ce12"/>
          <table:table-cell table:number-columns-repeated="16376"/>
        </table:table-row>
        <table:table-row table:style-name="ro1">
          <table:table-cell table:style-name="ce13"/>
          <table:table-cell table:number-columns-repeated="2" table:style-name="ce1"/>
          <table:table-cell table:number-columns-repeated="3" table:style-name="ce2"/>
          <table:table-cell table:style-name="ce1"/>
          <table:table-cell table:style-name="ce12"/>
          <table:table-cell table:number-columns-repeated="16376"/>
        </table:table-row>
        <table:table-row table:style-name="ro1">
          <table:table-cell office:value-type="string" table:style-name="ce13">
            <text:p>Servers</text:p>
          </table:table-cell>
          <table:table-cell office:value-type="string" table:style-name="ce1">
            <text:p>T_s</text:p>
          </table:table-cell>
          <table:table-cell office:value-type="string" table:style-name="ce1">
            <text:p>C_s</text:p>
          </table:table-cell>
          <table:table-cell table:number-columns-repeated="3" table:style-name="ce2"/>
          <table:table-cell table:style-name="ce1"/>
          <table:table-cell table:style-name="ce31"/>
          <table:table-cell table:number-columns-repeated="16376"/>
        </table:table-row>
        <table:table-row table:style-name="ro1">
          <table:table-cell office:value-type="string" table:style-name="ce1">
            <text:p>DS</text:p>
          </table:table-cell>
          <table:table-cell office:value-type="float" office:value="55" table:style-name="ce1">
            <text:p>55</text:p>
          </table:table-cell>
          <table:table-cell office:value-type="float" office:value="14.09" table:style-name="ce1">
            <text:p>14,09</text:p>
          </table:table-cell>
          <table:table-cell table:number-columns-repeated="3"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SS</text:p>
          </table:table-cell>
          <table:table-cell office:value-type="float" office:value="55" table:style-name="ce1">
            <text:p>55</text:p>
          </table:table-cell>
          <table:table-cell office:value-type="float" office:value="19.310600000000001" table:style-name="ce1">
            <text:p>19,3106</text:p>
          </table:table-cell>
          <table:table-cell table:number-columns-repeated="3"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PE</text:p>
          </table:table-cell>
          <table:table-cell office:value-type="float" office:value="55" table:style-name="ce1">
            <text:p>55</text:p>
          </table:table-cell>
          <table:table-cell office:value-type="float" office:value="18.734000000000002" table:style-name="ce1">
            <text:p>18,734</text:p>
          </table:table-cell>
          <table:table-cell table:number-columns-repeated="3"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PS</text:p>
          </table:table-cell>
          <table:table-cell office:value-type="float" office:value="55" table:style-name="ce1">
            <text:p>55</text:p>
          </table:table-cell>
          <table:table-cell office:value-type="float" office:value="18.733699999999999" table:style-name="ce1">
            <text:p>18,7337</text:p>
          </table:table-cell>
          <table:table-cell table:number-columns-repeated="3" table:style-name="ce2"/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23">
            <text:p>Up=60%</text:p>
          </table:table-cell>
          <table:covered-table-cell table:number-columns-repeated="3"/>
          <table:table-cell table:number-columns-repeated="2" table:style-name="ce2"/>
          <table:table-cell table:number-columns-repeated="16378" table:style-name="ce1"/>
        </table:table-row>
        <table:table-row table:style-name="ro3">
          <table:table-cell office:value-type="string" table:style-name="ce3">
            <text:p>Grup tasques 0</text:p>
          </table:table-cell>
          <table:table-cell office:value-type="string" table:style-name="ce4">
            <text:p>T_i</text:p>
          </table:table-cell>
          <table:table-cell office:value-type="string" table:style-name="ce4">
            <text:p>C_i</text:p>
          </table:table-cell>
          <table:table-cell table:style-name="ce5"/>
          <table:table-cell office:value-type="string" table:style-name="ce6">
            <text:p>Phi_i</text:p>
          </table:table-cell>
          <table:table-cell table:style-name="ce5"/>
          <table:table-cell office:value-type="string" table:style-name="ce6">
            <text:p>U_p(i)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string" table:style-name="ce8">
            <text:p>Py_00</text:p>
          </table:table-cell>
          <table:table-cell office:value-type="float" office:value="55" table:style-name="ce9">
            <text:p>55,0000</text:p>
          </table:table-cell>
          <table:table-cell office:value-type="float" office:value="5.3369" table:style-name="ce10">
            <text:p>5,3369</text:p>
          </table:table-cell>
          <table:table-cell table:style-name="ce2"/>
          <table:table-cell office:value-type="float" office:value="25.17" table:style-name="ce11">
            <text:p>25,17000</text:p>
          </table:table-cell>
          <table:table-cell table:style-name="ce1"/>
          <table:table-cell office:value-type="float" office:value="9.7034545454545498E-2" table:style-name="ce9">
            <text:p>0,0970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01</text:p>
          </table:table-cell>
          <table:table-cell office:value-type="float" office:value="66" table:style-name="ce9">
            <text:p>66,0000</text:p>
          </table:table-cell>
          <table:table-cell office:value-type="float" office:value="4.9375" table:style-name="ce10">
            <text:p>4,9375</text:p>
          </table:table-cell>
          <table:table-cell table:style-name="ce2"/>
          <table:table-cell office:value-type="float" office:value="43.65" table:style-name="ce11">
            <text:p>43,65000</text:p>
          </table:table-cell>
          <table:table-cell table:style-name="ce2"/>
          <table:table-cell office:value-type="float" office:value="7.4810606060606105E-2" table:style-name="ce9">
            <text:p>0,0748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02</text:p>
          </table:table-cell>
          <table:table-cell office:value-type="float" office:value="77" table:style-name="ce9">
            <text:p>77,0000</text:p>
          </table:table-cell>
          <table:table-cell office:value-type="float" office:value="0.56989999999999996" table:style-name="ce10">
            <text:p>0,5699</text:p>
          </table:table-cell>
          <table:table-cell table:style-name="ce2"/>
          <table:table-cell office:value-type="float" office:value="62.87" table:style-name="ce11">
            <text:p>62,87000</text:p>
          </table:table-cell>
          <table:table-cell table:style-name="ce2"/>
          <table:table-cell office:value-type="float" office:value="7.4012987012987003E-3" table:style-name="ce9">
            <text:p>0,0074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03</text:p>
          </table:table-cell>
          <table:table-cell office:value-type="float" office:value="85.555599999999998" table:style-name="ce9">
            <text:p>85,5556</text:p>
          </table:table-cell>
          <table:table-cell office:value-type="float" office:value="9.5974000000000004" table:style-name="ce10">
            <text:p>9,5974</text:p>
          </table:table-cell>
          <table:table-cell table:style-name="ce2"/>
          <table:table-cell office:value-type="float" office:value="3.85" table:style-name="ce11">
            <text:p>3,85000</text:p>
          </table:table-cell>
          <table:table-cell table:style-name="ce2"/>
          <table:table-cell office:value-type="float" office:value="0.11217734432345799" table:style-name="ce9">
            <text:p>0,112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04</text:p>
          </table:table-cell>
          <table:table-cell office:value-type="float" office:value="105" table:style-name="ce9">
            <text:p>105,0000</text:p>
          </table:table-cell>
          <table:table-cell office:value-type="float" office:value="9.7418999999999993" table:style-name="ce10">
            <text:p>9,7419</text:p>
          </table:table-cell>
          <table:table-cell table:style-name="ce2"/>
          <table:table-cell office:value-type="float" office:value="14.52" table:style-name="ce11">
            <text:p>14,52000</text:p>
          </table:table-cell>
          <table:table-cell table:style-name="ce2"/>
          <table:table-cell office:value-type="float" office:value="9.2780000000000001E-2" table:style-name="ce9">
            <text:p>0,0928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05</text:p>
          </table:table-cell>
          <table:table-cell office:value-type="float" office:value="115.5" table:style-name="ce9">
            <text:p>115,5000</text:p>
          </table:table-cell>
          <table:table-cell office:value-type="float" office:value="4.2013999999999996" table:style-name="ce10">
            <text:p>4,2014</text:p>
          </table:table-cell>
          <table:table-cell table:style-name="ce2"/>
          <table:table-cell office:value-type="float" office:value="72.17" table:style-name="ce11">
            <text:p>72,17000</text:p>
          </table:table-cell>
          <table:table-cell table:style-name="ce2"/>
          <table:table-cell office:value-type="float" office:value="3.6375757575757603E-2" table:style-name="ce9">
            <text:p>0,0364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06</text:p>
          </table:table-cell>
          <table:table-cell office:value-type="float" office:value="154" table:style-name="ce9">
            <text:p>154,0000</text:p>
          </table:table-cell>
          <table:table-cell office:value-type="float" office:value="5.4292999999999996" table:style-name="ce10">
            <text:p>5,4293</text:p>
          </table:table-cell>
          <table:table-cell table:style-name="ce2"/>
          <table:table-cell office:value-type="float" office:value="103.3" table:style-name="ce11">
            <text:p>103,30000</text:p>
          </table:table-cell>
          <table:table-cell table:style-name="ce2"/>
          <table:table-cell office:value-type="float" office:value="3.5255194805194803E-2" table:style-name="ce9">
            <text:p>0,0353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07</text:p>
          </table:table-cell>
          <table:table-cell office:value-type="float" office:value="177.69229999999999" table:style-name="ce9">
            <text:p>177,6923</text:p>
          </table:table-cell>
          <table:table-cell office:value-type="float" office:value="16.747399999999999" table:style-name="ce10">
            <text:p>16,7474</text:p>
          </table:table-cell>
          <table:table-cell table:style-name="ce2"/>
          <table:table-cell office:value-type="float" office:value="133.05000000000001" table:style-name="ce11">
            <text:p>133,05000</text:p>
          </table:table-cell>
          <table:table-cell table:style-name="ce2"/>
          <table:table-cell office:value-type="float" office:value="9.4249441309499596E-2" table:style-name="ce9">
            <text:p>0,094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08</text:p>
          </table:table-cell>
          <table:table-cell office:value-type="float" office:value="330" table:style-name="ce9">
            <text:p>330,0000</text:p>
          </table:table-cell>
          <table:table-cell office:value-type="float" office:value="1.6125" table:style-name="ce10">
            <text:p>1,6125</text:p>
          </table:table-cell>
          <table:table-cell table:style-name="ce2"/>
          <table:table-cell office:value-type="float" office:value="164.2" table:style-name="ce11">
            <text:p>164,20000</text:p>
          </table:table-cell>
          <table:table-cell table:style-name="ce2"/>
          <table:table-cell office:value-type="float" office:value="4.8863636363636401E-3" table:style-name="ce9">
            <text:p>0,0049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05</text:p>
          </table:table-cell>
          <table:table-cell office:value-type="float" office:value="385" table:style-name="ce9">
            <text:p>385,0000</text:p>
          </table:table-cell>
          <table:table-cell office:value-type="float" office:value="17.3477" table:style-name="ce10">
            <text:p>17,3477</text:p>
          </table:table-cell>
          <table:table-cell table:style-name="ce2"/>
          <table:table-cell office:value-type="float" office:value="220.74" table:style-name="ce11">
            <text:p>220,74000</text:p>
          </table:table-cell>
          <table:table-cell table:style-name="ce2"/>
          <table:table-cell office:value-type="float" office:value="4.5058961038961003E-2" table:style-name="ce9">
            <text:p>0,0451</text:p>
          </table:table-cell>
          <table:table-cell table:style-name="ce12"/>
          <table:table-cell table:number-columns-repeated="16376"/>
        </table:table-row>
        <table:table-row table:style-name="ro3">
          <table:table-cell table:number-columns-repeated="4" table:style-name="ce16"/>
          <table:table-cell table:style-name="ce17"/>
          <table:table-cell table:style-name="ce18"/>
          <table:table-cell table:style-name="ce19"/>
          <table:table-cell table:style-name="ce16"/>
          <table:table-cell table:number-columns-repeated="16376"/>
        </table:table-row>
        <table:table-row table:style-name="ro3">
          <table:table-cell office:value-type="string" table:style-name="ce3">
            <text:p>Grup tasques 1</text:p>
          </table:table-cell>
          <table:table-cell office:value-type="string" table:style-name="ce6">
            <text:p>T_i</text:p>
          </table:table-cell>
          <table:table-cell office:value-type="string" table:style-name="ce6">
            <text:p>C_i</text:p>
          </table:table-cell>
          <table:table-cell table:style-name="ce5"/>
          <table:table-cell office:value-type="string" table:style-name="ce6">
            <text:p>Phi_i</text:p>
          </table:table-cell>
          <table:table-cell table:style-name="ce5"/>
          <table:table-cell office:value-type="string" table:style-name="ce6">
            <text:p>U_p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string" table:style-name="ce8">
            <text:p>Py_10</text:p>
          </table:table-cell>
          <table:table-cell office:value-type="float" office:value="55" table:style-name="ce9">
            <text:p>55,0000</text:p>
          </table:table-cell>
          <table:table-cell office:value-type="float" office:value="2.3875999999999999" table:style-name="ce10">
            <text:p>2,3876</text:p>
          </table:table-cell>
          <table:table-cell table:style-name="ce15"/>
          <table:table-cell office:value-type="float" office:value="52.96" table:style-name="ce20">
            <text:p>52,9600</text:p>
          </table:table-cell>
          <table:table-cell table:style-name="ce1"/>
          <table:table-cell office:value-type="float" office:value="4.3410909090909097E-2" table:style-name="ce9">
            <text:p>0,0434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11</text:p>
          </table:table-cell>
          <table:table-cell office:value-type="float" office:value="67.941199999999995" table:style-name="ce9">
            <text:p>67,9412</text:p>
          </table:table-cell>
          <table:table-cell office:value-type="float" office:value="3.1812999999999998" table:style-name="ce10">
            <text:p>3,1813</text:p>
          </table:table-cell>
          <table:table-cell table:style-name="ce15"/>
          <table:table-cell office:value-type="float" office:value="60.33" table:style-name="ce20">
            <text:p>60,3300</text:p>
          </table:table-cell>
          <table:table-cell table:style-name="ce1"/>
          <table:table-cell office:value-type="float" office:value="4.6824312788116801E-2" table:style-name="ce9">
            <text:p>0,0468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12</text:p>
          </table:table-cell>
          <table:table-cell office:value-type="float" office:value="72.1875" table:style-name="ce9">
            <text:p>72,1875</text:p>
          </table:table-cell>
          <table:table-cell office:value-type="float" office:value="2.3727999999999998" table:style-name="ce10">
            <text:p>2,3728</text:p>
          </table:table-cell>
          <table:table-cell table:style-name="ce15"/>
          <table:table-cell office:value-type="float" office:value="22.65" table:style-name="ce20">
            <text:p>22,6500</text:p>
          </table:table-cell>
          <table:table-cell table:style-name="ce1"/>
          <table:table-cell office:value-type="float" office:value="3.2869956709956703E-2" table:style-name="ce9">
            <text:p>0,0329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13</text:p>
          </table:table-cell>
          <table:table-cell office:value-type="float" office:value="82.5" table:style-name="ce9">
            <text:p>82,5000</text:p>
          </table:table-cell>
          <table:table-cell office:value-type="float" office:value="5.3186999999999998" table:style-name="ce10">
            <text:p>5,3187</text:p>
          </table:table-cell>
          <table:table-cell table:style-name="ce15"/>
          <table:table-cell office:value-type="float" office:value="46.84" table:style-name="ce20">
            <text:p>46,8400</text:p>
          </table:table-cell>
          <table:table-cell table:style-name="ce1"/>
          <table:table-cell office:value-type="float" office:value="6.4469090909090906E-2" table:style-name="ce9">
            <text:p>0,0645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14</text:p>
          </table:table-cell>
          <table:table-cell office:value-type="float" office:value="88.846199999999996" table:style-name="ce9">
            <text:p>88,8462</text:p>
          </table:table-cell>
          <table:table-cell office:value-type="float" office:value="2.7665999999999999" table:style-name="ce10">
            <text:p>2,7666</text:p>
          </table:table-cell>
          <table:table-cell table:style-name="ce15"/>
          <table:table-cell office:value-type="float" office:value="14.38" table:style-name="ce20">
            <text:p>14,3800</text:p>
          </table:table-cell>
          <table:table-cell table:style-name="ce1"/>
          <table:table-cell office:value-type="float" office:value="3.11392046030106E-2" table:style-name="ce9">
            <text:p>0,0311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15</text:p>
          </table:table-cell>
          <table:table-cell office:value-type="float" office:value="105" table:style-name="ce9">
            <text:p>105,0000</text:p>
          </table:table-cell>
          <table:table-cell office:value-type="float" office:value="8.3941999999999997" table:style-name="ce10">
            <text:p>8,3942</text:p>
          </table:table-cell>
          <table:table-cell table:style-name="ce15"/>
          <table:table-cell office:value-type="float" office:value="84.94" table:style-name="ce20">
            <text:p>84,9400</text:p>
          </table:table-cell>
          <table:table-cell table:style-name="ce1"/>
          <table:table-cell office:value-type="float" office:value="7.9944761904761893E-2" table:style-name="ce9">
            <text:p>0,0799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16</text:p>
          </table:table-cell>
          <table:table-cell office:value-type="float" office:value="288.75" table:style-name="ce9">
            <text:p>288,7500</text:p>
          </table:table-cell>
          <table:table-cell office:value-type="float" office:value="25.661799999999999" table:style-name="ce10">
            <text:p>25,6618</text:p>
          </table:table-cell>
          <table:table-cell table:style-name="ce15"/>
          <table:table-cell office:value-type="float" office:value="119.93" table:style-name="ce20">
            <text:p>119,9300</text:p>
          </table:table-cell>
          <table:table-cell table:style-name="ce1"/>
          <table:table-cell office:value-type="float" office:value="8.8872034632034594E-2" table:style-name="ce9">
            <text:p>0,0889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17</text:p>
          </table:table-cell>
          <table:table-cell office:value-type="float" office:value="385" table:style-name="ce9">
            <text:p>385,0000</text:p>
          </table:table-cell>
          <table:table-cell office:value-type="float" office:value="17.640799999999999" table:style-name="ce10">
            <text:p>17,6408</text:p>
          </table:table-cell>
          <table:table-cell table:style-name="ce15"/>
          <table:table-cell office:value-type="float" office:value="275.75" table:style-name="ce20">
            <text:p>275,7500</text:p>
          </table:table-cell>
          <table:table-cell table:style-name="ce1"/>
          <table:table-cell office:value-type="float" office:value="4.5820259740259703E-2" table:style-name="ce9">
            <text:p>0,0458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18</text:p>
          </table:table-cell>
          <table:table-cell office:value-type="float" office:value="462" table:style-name="ce9">
            <text:p>462,0000</text:p>
          </table:table-cell>
          <table:table-cell office:value-type="float" office:value="35.405299999999997" table:style-name="ce10">
            <text:p>35,4053</text:p>
          </table:table-cell>
          <table:table-cell table:style-name="ce15"/>
          <table:table-cell office:value-type="float" office:value="442.99" table:style-name="ce20">
            <text:p>442,9900</text:p>
          </table:table-cell>
          <table:table-cell table:style-name="ce1"/>
          <table:table-cell office:value-type="float" office:value="7.66348484848485E-2" table:style-name="ce9">
            <text:p>0,0766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19</text:p>
          </table:table-cell>
          <table:table-cell office:value-type="float" office:value="577.5" table:style-name="ce9">
            <text:p>577,5000</text:p>
          </table:table-cell>
          <table:table-cell office:value-type="float" office:value="51.997199999999999" table:style-name="ce10">
            <text:p>51,9972</text:p>
          </table:table-cell>
          <table:table-cell table:style-name="ce15"/>
          <table:table-cell office:value-type="float" office:value="106.78" table:style-name="ce20">
            <text:p>106,7800</text:p>
          </table:table-cell>
          <table:table-cell table:style-name="ce1"/>
          <table:table-cell office:value-type="float" office:value="9.0038441558441498E-2" table:style-name="ce9">
            <text:p>0,0900</text:p>
          </table:table-cell>
          <table:table-cell table:style-name="ce12"/>
          <table:table-cell table:number-columns-repeated="16376"/>
        </table:table-row>
        <table:table-row table:style-name="ro3">
          <table:table-cell table:number-columns-repeated="4" table:style-name="ce16"/>
          <table:table-cell table:style-name="ce17"/>
          <table:table-cell table:style-name="ce18"/>
          <table:table-cell table:style-name="ce19"/>
          <table:table-cell table:style-name="ce16"/>
          <table:table-cell table:number-columns-repeated="16376"/>
        </table:table-row>
        <table:table-row table:style-name="ro3">
          <table:table-cell office:value-type="string" table:style-name="ce3">
            <text:p>Grup tasques 2</text:p>
          </table:table-cell>
          <table:table-cell office:value-type="string" table:style-name="ce6">
            <text:p>T_i</text:p>
          </table:table-cell>
          <table:table-cell office:value-type="string" table:style-name="ce6">
            <text:p>C_i</text:p>
          </table:table-cell>
          <table:table-cell table:style-name="ce5"/>
          <table:table-cell office:value-type="string" table:style-name="ce6">
            <text:p>Phi_i</text:p>
          </table:table-cell>
          <table:table-cell table:style-name="ce5"/>
          <table:table-cell office:value-type="string" table:style-name="ce6">
            <text:p>U_p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string" table:style-name="ce8">
            <text:p>Py_20</text:p>
          </table:table-cell>
          <table:table-cell office:value-type="float" office:value="55" table:style-name="ce10">
            <text:p>55,0000</text:p>
          </table:table-cell>
          <table:table-cell office:value-type="float" office:value="2.9855" table:style-name="ce10">
            <text:p>2,9855</text:p>
          </table:table-cell>
          <table:table-cell table:style-name="ce2"/>
          <table:table-cell office:value-type="float" office:value="12.88" table:style-name="ce9">
            <text:p>12,8800</text:p>
          </table:table-cell>
          <table:table-cell table:style-name="ce2"/>
          <table:table-cell office:value-type="float" office:value="5.4281818181818202E-2" table:style-name="ce9">
            <text:p>0,0543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21</text:p>
          </table:table-cell>
          <table:table-cell office:value-type="float" office:value="66" table:style-name="ce10">
            <text:p>66,0000</text:p>
          </table:table-cell>
          <table:table-cell office:value-type="float" office:value="2.7919" table:style-name="ce10">
            <text:p>2,7919</text:p>
          </table:table-cell>
          <table:table-cell table:style-name="ce2"/>
          <table:table-cell office:value-type="float" office:value="5.12" table:style-name="ce9">
            <text:p>5,1200</text:p>
          </table:table-cell>
          <table:table-cell table:style-name="ce2"/>
          <table:table-cell office:value-type="float" office:value="4.2301515151515201E-2" table:style-name="ce9">
            <text:p>0,0423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22</text:p>
          </table:table-cell>
          <table:table-cell office:value-type="float" office:value="67.941199999999995" table:style-name="ce10">
            <text:p>67,9412</text:p>
          </table:table-cell>
          <table:table-cell office:value-type="float" office:value="1.5109999999999999" table:style-name="ce10">
            <text:p>1,5110</text:p>
          </table:table-cell>
          <table:table-cell table:style-name="ce2"/>
          <table:table-cell office:value-type="float" office:value="52.43" table:style-name="ce9">
            <text:p>52,4300</text:p>
          </table:table-cell>
          <table:table-cell table:style-name="ce2"/>
          <table:table-cell office:value-type="float" office:value="2.2239819137724999E-2" table:style-name="ce9">
            <text:p>0,022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23</text:p>
          </table:table-cell>
          <table:table-cell office:value-type="float" office:value="85.555599999999998" table:style-name="ce10">
            <text:p>85,5556</text:p>
          </table:table-cell>
          <table:table-cell office:value-type="float" office:value="4.4911000000000003" table:style-name="ce10">
            <text:p>4,4911</text:p>
          </table:table-cell>
          <table:table-cell table:style-name="ce2"/>
          <table:table-cell office:value-type="float" office:value="1.92" table:style-name="ce9">
            <text:p>1,9200</text:p>
          </table:table-cell>
          <table:table-cell table:style-name="ce2"/>
          <table:table-cell office:value-type="float" office:value="5.2493349354104199E-2" table:style-name="ce9">
            <text:p>0,0525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24</text:p>
          </table:table-cell>
          <table:table-cell office:value-type="float" office:value="92.4" table:style-name="ce10">
            <text:p>92,4000</text:p>
          </table:table-cell>
          <table:table-cell office:value-type="float" office:value="4.4532999999999996" table:style-name="ce10">
            <text:p>4,4533</text:p>
          </table:table-cell>
          <table:table-cell table:style-name="ce2"/>
          <table:table-cell office:value-type="float" office:value="13.38" table:style-name="ce9">
            <text:p>13,3800</text:p>
          </table:table-cell>
          <table:table-cell table:style-name="ce2"/>
          <table:table-cell office:value-type="float" office:value="4.8195887445887403E-2" table:style-name="ce9">
            <text:p>0,048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25</text:p>
          </table:table-cell>
          <table:table-cell office:value-type="float" office:value="135.88239999999999" table:style-name="ce10">
            <text:p>135,8824</text:p>
          </table:table-cell>
          <table:table-cell office:value-type="float" office:value="12.086600000000001" table:style-name="ce10">
            <text:p>12,0866</text:p>
          </table:table-cell>
          <table:table-cell table:style-name="ce2"/>
          <table:table-cell office:value-type="float" office:value="129.29" table:style-name="ce9">
            <text:p>129,2900</text:p>
          </table:table-cell>
          <table:table-cell table:style-name="ce2"/>
          <table:table-cell office:value-type="float" office:value="8.8948973524165004E-2" table:style-name="ce9">
            <text:p>0,0889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26</text:p>
          </table:table-cell>
          <table:table-cell office:value-type="float" office:value="144.375" table:style-name="ce10">
            <text:p>144,3750</text:p>
          </table:table-cell>
          <table:table-cell office:value-type="float" office:value="15.3924" table:style-name="ce10">
            <text:p>15,3924</text:p>
          </table:table-cell>
          <table:table-cell table:style-name="ce2"/>
          <table:table-cell office:value-type="float" office:value="68.900000000000006" table:style-name="ce9">
            <text:p>68,9000</text:p>
          </table:table-cell>
          <table:table-cell table:style-name="ce2"/>
          <table:table-cell office:value-type="float" office:value="0.106614025974026" table:style-name="ce9">
            <text:p>0,1066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27</text:p>
          </table:table-cell>
          <table:table-cell office:value-type="float" office:value="154" table:style-name="ce10">
            <text:p>154,0000</text:p>
          </table:table-cell>
          <table:table-cell office:value-type="float" office:value="7.6326999999999998" table:style-name="ce10">
            <text:p>7,6327</text:p>
          </table:table-cell>
          <table:table-cell table:style-name="ce2"/>
          <table:table-cell office:value-type="float" office:value="18.829999999999998" table:style-name="ce9">
            <text:p>18,8300</text:p>
          </table:table-cell>
          <table:table-cell table:style-name="ce2"/>
          <table:table-cell office:value-type="float" office:value="4.9562987012987003E-2" table:style-name="ce9">
            <text:p>0,0496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28</text:p>
          </table:table-cell>
          <table:table-cell office:value-type="float" office:value="177.6293" table:style-name="ce10">
            <text:p>177,6293</text:p>
          </table:table-cell>
          <table:table-cell office:value-type="float" office:value="14.8713" table:style-name="ce10">
            <text:p>14,8713</text:p>
          </table:table-cell>
          <table:table-cell table:style-name="ce2"/>
          <table:table-cell office:value-type="float" office:value="176.08" table:style-name="ce9">
            <text:p>176,0800</text:p>
          </table:table-cell>
          <table:table-cell table:style-name="ce2"/>
          <table:table-cell office:value-type="float" office:value="8.3720985220343699E-2" table:style-name="ce9">
            <text:p>0,0837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29</text:p>
          </table:table-cell>
          <table:table-cell office:value-type="float" office:value="1155" table:style-name="ce10">
            <text:p>1155,0000</text:p>
          </table:table-cell>
          <table:table-cell office:value-type="float" office:value="59.646700000000003" table:style-name="ce10">
            <text:p>59,6467</text:p>
          </table:table-cell>
          <table:table-cell table:style-name="ce2"/>
          <table:table-cell office:value-type="float" office:value="370.24" table:style-name="ce9">
            <text:p>370,2400</text:p>
          </table:table-cell>
          <table:table-cell table:style-name="ce2"/>
          <table:table-cell office:value-type="float" office:value="5.1642164502164502E-2" table:style-name="ce9">
            <text:p>0,0516</text:p>
          </table:table-cell>
          <table:table-cell table:style-name="ce12"/>
          <table:table-cell table:number-columns-repeated="16376"/>
        </table:table-row>
        <table:table-row table:style-name="ro3">
          <table:table-cell table:number-columns-repeated="4" table:style-name="ce16"/>
          <table:table-cell table:style-name="ce17"/>
          <table:table-cell table:style-name="ce18"/>
          <table:table-cell table:style-name="ce19"/>
          <table:table-cell table:style-name="ce16"/>
          <table:table-cell table:number-columns-repeated="16376"/>
        </table:table-row>
        <table:table-row table:style-name="ro3">
          <table:table-cell office:value-type="string" table:style-name="ce3">
            <text:p>Grup tasques 3</text:p>
          </table:table-cell>
          <table:table-cell office:value-type="string" table:style-name="ce6">
            <text:p>T_i</text:p>
          </table:table-cell>
          <table:table-cell office:value-type="string" table:style-name="ce6">
            <text:p>C_i</text:p>
          </table:table-cell>
          <table:table-cell table:style-name="ce5"/>
          <table:table-cell office:value-type="string" table:style-name="ce6">
            <text:p>Phi_i</text:p>
          </table:table-cell>
          <table:table-cell table:style-name="ce5"/>
          <table:table-cell office:value-type="string" table:style-name="ce6">
            <text:p>U_p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string" table:style-name="ce8">
            <text:p>Py_30</text:p>
          </table:table-cell>
          <table:table-cell office:value-type="float" office:value="55" table:style-name="ce10">
            <text:p>55,0000</text:p>
          </table:table-cell>
          <table:table-cell office:value-type="float" office:value="5.9386999999999999" table:style-name="ce10">
            <text:p>5,9387</text:p>
          </table:table-cell>
          <table:table-cell table:style-name="ce2"/>
          <table:table-cell office:value-type="float" office:value="21.04" table:style-name="ce9">
            <text:p>21,0400</text:p>
          </table:table-cell>
          <table:table-cell table:style-name="ce2"/>
          <table:table-cell office:value-type="float" office:value="0.107976363636364" table:style-name="ce9">
            <text:p>0,1080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31</text:p>
          </table:table-cell>
          <table:table-cell office:value-type="float" office:value="66" table:style-name="ce10">
            <text:p>66,0000</text:p>
          </table:table-cell>
          <table:table-cell office:value-type="float" office:value="3.0144000000000002" table:style-name="ce10">
            <text:p>3,0144</text:p>
          </table:table-cell>
          <table:table-cell table:style-name="ce2"/>
          <table:table-cell office:value-type="float" office:value="50.1" table:style-name="ce9">
            <text:p>50,1000</text:p>
          </table:table-cell>
          <table:table-cell table:style-name="ce2"/>
          <table:table-cell office:value-type="float" office:value="4.5672727272727302E-2" table:style-name="ce9">
            <text:p>0,0457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32</text:p>
          </table:table-cell>
          <table:table-cell office:value-type="float" office:value="70" table:style-name="ce10">
            <text:p>70,0000</text:p>
          </table:table-cell>
          <table:table-cell office:value-type="float" office:value="5.2293000000000003" table:style-name="ce10">
            <text:p>5,2293</text:p>
          </table:table-cell>
          <table:table-cell table:style-name="ce2"/>
          <table:table-cell office:value-type="float" office:value="56.21" table:style-name="ce9">
            <text:p>56,2100</text:p>
          </table:table-cell>
          <table:table-cell table:style-name="ce2"/>
          <table:table-cell office:value-type="float" office:value="7.4704285714285695E-2" table:style-name="ce9">
            <text:p>0,0747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33</text:p>
          </table:table-cell>
          <table:table-cell office:value-type="float" office:value="92.4" table:style-name="ce10">
            <text:p>92,4000</text:p>
          </table:table-cell>
          <table:table-cell office:value-type="float" office:value="4.665" table:style-name="ce10">
            <text:p>4,6650</text:p>
          </table:table-cell>
          <table:table-cell table:style-name="ce2"/>
          <table:table-cell office:value-type="float" office:value="16.77" table:style-name="ce9">
            <text:p>16,7700</text:p>
          </table:table-cell>
          <table:table-cell table:style-name="ce2"/>
          <table:table-cell office:value-type="float" office:value="5.0487012987012997E-2" table:style-name="ce9">
            <text:p>0,0505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34</text:p>
          </table:table-cell>
          <table:table-cell office:value-type="float" office:value="100.4348" table:style-name="ce10">
            <text:p>100,4348</text:p>
          </table:table-cell>
          <table:table-cell office:value-type="float" office:value="6.1424000000000003" table:style-name="ce10">
            <text:p>6,1424</text:p>
          </table:table-cell>
          <table:table-cell table:style-name="ce2"/>
          <table:table-cell office:value-type="float" office:value="46.35" table:style-name="ce9">
            <text:p>46,3500</text:p>
          </table:table-cell>
          <table:table-cell table:style-name="ce2"/>
          <table:table-cell office:value-type="float" office:value="6.1158084647950701E-2" table:style-name="ce9">
            <text:p>0,061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35</text:p>
          </table:table-cell>
          <table:table-cell office:value-type="float" office:value="105" table:style-name="ce10">
            <text:p>105,0000</text:p>
          </table:table-cell>
          <table:table-cell office:value-type="float" office:value="3.9314" table:style-name="ce10">
            <text:p>3,9314</text:p>
          </table:table-cell>
          <table:table-cell table:style-name="ce2"/>
          <table:table-cell office:value-type="float" office:value="39.19" table:style-name="ce9">
            <text:p>39,1900</text:p>
          </table:table-cell>
          <table:table-cell table:style-name="ce2"/>
          <table:table-cell office:value-type="float" office:value="3.7441904761904801E-2" table:style-name="ce9">
            <text:p>0,0374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36</text:p>
          </table:table-cell>
          <table:table-cell office:value-type="float" office:value="110" table:style-name="ce10">
            <text:p>110,0000</text:p>
          </table:table-cell>
          <table:table-cell office:value-type="float" office:value="8.1821000000000002" table:style-name="ce10">
            <text:p>8,1821</text:p>
          </table:table-cell>
          <table:table-cell table:style-name="ce2"/>
          <table:table-cell office:value-type="float" office:value="22.75" table:style-name="ce9">
            <text:p>22,7500</text:p>
          </table:table-cell>
          <table:table-cell table:style-name="ce2"/>
          <table:table-cell office:value-type="float" office:value="7.4382727272727295E-2" table:style-name="ce9">
            <text:p>0,0744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37</text:p>
          </table:table-cell>
          <table:table-cell office:value-type="float" office:value="121.5789" table:style-name="ce10">
            <text:p>121,5789</text:p>
          </table:table-cell>
          <table:table-cell office:value-type="float" office:value="11.0319" table:style-name="ce10">
            <text:p>11,0319</text:p>
          </table:table-cell>
          <table:table-cell table:style-name="ce2"/>
          <table:table-cell office:value-type="float" office:value="104.36" table:style-name="ce9">
            <text:p>104,3600</text:p>
          </table:table-cell>
          <table:table-cell table:style-name="ce2"/>
          <table:table-cell office:value-type="float" office:value="9.0738606781275405E-2" table:style-name="ce9">
            <text:p>0,0907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38</text:p>
          </table:table-cell>
          <table:table-cell office:value-type="float" office:value="165" table:style-name="ce10">
            <text:p>165,0000</text:p>
          </table:table-cell>
          <table:table-cell office:value-type="float" office:value="9.2508999999999997" table:style-name="ce10">
            <text:p>9,2509</text:p>
          </table:table-cell>
          <table:table-cell table:style-name="ce2"/>
          <table:table-cell office:value-type="float" office:value="53.49" table:style-name="ce9">
            <text:p>53,4900</text:p>
          </table:table-cell>
          <table:table-cell table:style-name="ce2"/>
          <table:table-cell office:value-type="float" office:value="5.6066060606060598E-2" table:style-name="ce9">
            <text:p>0,0561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39</text:p>
          </table:table-cell>
          <table:table-cell office:value-type="float" office:value="210" table:style-name="ce10">
            <text:p>210,0000</text:p>
          </table:table-cell>
          <table:table-cell office:value-type="float" office:value="0.2873" table:style-name="ce10">
            <text:p>0,2873</text:p>
          </table:table-cell>
          <table:table-cell table:style-name="ce2"/>
          <table:table-cell office:value-type="float" office:value="118.5" table:style-name="ce9">
            <text:p>118,5000</text:p>
          </table:table-cell>
          <table:table-cell table:style-name="ce2"/>
          <table:table-cell office:value-type="float" office:value="1.3680952380952401E-3" table:style-name="ce9">
            <text:p>0,0014</text:p>
          </table:table-cell>
          <table:table-cell table:style-name="ce12"/>
          <table:table-cell table:number-columns-repeated="16376"/>
        </table:table-row>
        <table:table-row table:style-name="ro3">
          <table:table-cell table:number-columns-repeated="4" table:style-name="ce16"/>
          <table:table-cell table:style-name="ce17"/>
          <table:table-cell table:style-name="ce18"/>
          <table:table-cell table:style-name="ce19"/>
          <table:table-cell table:style-name="ce16"/>
          <table:table-cell table:number-columns-repeated="16376"/>
        </table:table-row>
        <table:table-row table:style-name="ro3">
          <table:table-cell office:value-type="string" table:style-name="ce3">
            <text:p>Grup tasques 4</text:p>
          </table:table-cell>
          <table:table-cell office:value-type="string" table:style-name="ce6">
            <text:p>T_i</text:p>
          </table:table-cell>
          <table:table-cell office:value-type="string" table:style-name="ce6">
            <text:p>C_i</text:p>
          </table:table-cell>
          <table:table-cell table:style-name="ce5"/>
          <table:table-cell office:value-type="string" table:style-name="ce6">
            <text:p>Phi_i</text:p>
          </table:table-cell>
          <table:table-cell table:style-name="ce5"/>
          <table:table-cell office:value-type="string" table:style-name="ce6">
            <text:p>U_p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string" table:style-name="ce8">
            <text:p>Py_40</text:p>
          </table:table-cell>
          <table:table-cell office:value-type="float" office:value="55" table:style-name="ce10">
            <text:p>55,0000</text:p>
          </table:table-cell>
          <table:table-cell office:value-type="float" office:value="6.4032999999999998" table:style-name="ce10">
            <text:p>6,4033</text:p>
          </table:table-cell>
          <table:table-cell table:style-name="ce14"/>
          <table:table-cell office:value-type="float" office:value="16.28" table:style-name="ce9">
            <text:p>16,2800</text:p>
          </table:table-cell>
          <table:table-cell table:style-name="ce2"/>
          <table:table-cell office:value-type="float" office:value="0.11642363636363599" table:style-name="ce9">
            <text:p>0,1164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41</text:p>
          </table:table-cell>
          <table:table-cell office:value-type="float" office:value="62.432400000000001" table:style-name="ce10">
            <text:p>62,4324</text:p>
          </table:table-cell>
          <table:table-cell office:value-type="float" office:value="8.3257999999999992" table:style-name="ce10">
            <text:p>8,3258</text:p>
          </table:table-cell>
          <table:table-cell table:style-name="ce14"/>
          <table:table-cell office:value-type="float" office:value="6.46" table:style-name="ce9">
            <text:p>6,4600</text:p>
          </table:table-cell>
          <table:table-cell table:style-name="ce2"/>
          <table:table-cell office:value-type="float" office:value="0.13335703897335399" table:style-name="ce9">
            <text:p>0,1334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42</text:p>
          </table:table-cell>
          <table:table-cell office:value-type="float" office:value="79.655199999999994" table:style-name="ce10">
            <text:p>79,6552</text:p>
          </table:table-cell>
          <table:table-cell office:value-type="float" office:value="7.7506000000000004" table:style-name="ce10">
            <text:p>7,7506</text:p>
          </table:table-cell>
          <table:table-cell table:style-name="ce14"/>
          <table:table-cell office:value-type="float" office:value="12.14" table:style-name="ce9">
            <text:p>12,1400</text:p>
          </table:table-cell>
          <table:table-cell table:style-name="ce2"/>
          <table:table-cell office:value-type="float" office:value="9.7301871064287102E-2" table:style-name="ce9">
            <text:p>0,0973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43</text:p>
          </table:table-cell>
          <table:table-cell office:value-type="float" office:value="85.555599999999998" table:style-name="ce10">
            <text:p>85,5556</text:p>
          </table:table-cell>
          <table:table-cell office:value-type="float" office:value="4.6952999999999996" table:style-name="ce10">
            <text:p>4,6953</text:p>
          </table:table-cell>
          <table:table-cell table:style-name="ce14"/>
          <table:table-cell office:value-type="float" office:value="31.31" table:style-name="ce9">
            <text:p>31,3100</text:p>
          </table:table-cell>
          <table:table-cell table:style-name="ce2"/>
          <table:table-cell office:value-type="float" office:value="5.4880101360986297E-2" table:style-name="ce9">
            <text:p>0,0549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44</text:p>
          </table:table-cell>
          <table:table-cell office:value-type="float" office:value="121.5789" table:style-name="ce10">
            <text:p>121,5789</text:p>
          </table:table-cell>
          <table:table-cell office:value-type="float" office:value="1.6636" table:style-name="ce10">
            <text:p>1,6636</text:p>
          </table:table-cell>
          <table:table-cell table:style-name="ce14"/>
          <table:table-cell office:value-type="float" office:value="41.95" table:style-name="ce9">
            <text:p>41,9500</text:p>
          </table:table-cell>
          <table:table-cell table:style-name="ce2"/>
          <table:table-cell office:value-type="float" office:value="1.3683295374444101E-2" table:style-name="ce9">
            <text:p>0,0137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45</text:p>
          </table:table-cell>
          <table:table-cell office:value-type="float" office:value="128.33330000000001" table:style-name="ce10">
            <text:p>128,3333</text:p>
          </table:table-cell>
          <table:table-cell office:value-type="float" office:value="0.8609" table:style-name="ce10">
            <text:p>0,8609</text:p>
          </table:table-cell>
          <table:table-cell table:style-name="ce14"/>
          <table:table-cell office:value-type="float" office:value="80.3" table:style-name="ce9">
            <text:p>80,3000</text:p>
          </table:table-cell>
          <table:table-cell table:style-name="ce2"/>
          <table:table-cell office:value-type="float" office:value="6.7083134307307597E-3" table:style-name="ce9">
            <text:p>0,0067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46</text:p>
          </table:table-cell>
          <table:table-cell office:value-type="float" office:value="135.88239999999999" table:style-name="ce10">
            <text:p>135,8824</text:p>
          </table:table-cell>
          <table:table-cell office:value-type="float" office:value="14.3088" table:style-name="ce10">
            <text:p>14,3088</text:p>
          </table:table-cell>
          <table:table-cell table:style-name="ce14"/>
          <table:table-cell office:value-type="float" office:value="130.08000000000001" table:style-name="ce9">
            <text:p>130,0800</text:p>
          </table:table-cell>
          <table:table-cell table:style-name="ce2"/>
          <table:table-cell office:value-type="float" office:value="0.105302820674348" table:style-name="ce9">
            <text:p>0,1053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47</text:p>
          </table:table-cell>
          <table:table-cell office:value-type="float" office:value="154" table:style-name="ce10">
            <text:p>154,0000</text:p>
          </table:table-cell>
          <table:table-cell office:value-type="float" office:value="3.1440000000000001" table:style-name="ce10">
            <text:p>3,1440</text:p>
          </table:table-cell>
          <table:table-cell table:style-name="ce14"/>
          <table:table-cell office:value-type="float" office:value="98.95" table:style-name="ce9">
            <text:p>98,9500</text:p>
          </table:table-cell>
          <table:table-cell table:style-name="ce2"/>
          <table:table-cell office:value-type="float" office:value="2.0415584415584401E-2" table:style-name="ce9">
            <text:p>0,0204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48</text:p>
          </table:table-cell>
          <table:table-cell office:value-type="float" office:value="256.66669999999999" table:style-name="ce10">
            <text:p>256,6667</text:p>
          </table:table-cell>
          <table:table-cell office:value-type="float" office:value="1.9924999999999999" table:style-name="ce10">
            <text:p>1,9925</text:p>
          </table:table-cell>
          <table:table-cell table:style-name="ce14"/>
          <table:table-cell office:value-type="float" office:value="34.1" table:style-name="ce9">
            <text:p>34,1000</text:p>
          </table:table-cell>
          <table:table-cell table:style-name="ce2"/>
          <table:table-cell office:value-type="float" office:value="7.7629860048070102E-3" table:style-name="ce9">
            <text:p>0,0078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49</text:p>
          </table:table-cell>
          <table:table-cell office:value-type="float" office:value="462" table:style-name="ce10">
            <text:p>462,0000</text:p>
          </table:table-cell>
          <table:table-cell office:value-type="float" office:value="20.417200000000001" table:style-name="ce10">
            <text:p>20,4172</text:p>
          </table:table-cell>
          <table:table-cell table:style-name="ce14"/>
          <table:table-cell office:value-type="float" office:value="42.74" table:style-name="ce9">
            <text:p>42,7400</text:p>
          </table:table-cell>
          <table:table-cell table:style-name="ce2"/>
          <table:table-cell office:value-type="float" office:value="4.4193073593073597E-2" table:style-name="ce9">
            <text:p>0,0442</text:p>
          </table:table-cell>
          <table:table-cell table:style-name="ce12"/>
          <table:table-cell table:number-columns-repeated="16376"/>
        </table:table-row>
        <table:table-row table:style-name="ro3">
          <table:table-cell table:number-columns-repeated="4" table:style-name="ce16"/>
          <table:table-cell table:style-name="ce17"/>
          <table:table-cell table:style-name="ce18"/>
          <table:table-cell table:style-name="ce19"/>
          <table:table-cell table:style-name="ce16"/>
          <table:table-cell table:number-columns-repeated="16376"/>
        </table:table-row>
        <table:table-row table:style-name="ro3">
          <table:table-cell office:value-type="string" table:style-name="ce3">
            <text:p>Grup tasques 5</text:p>
          </table:table-cell>
          <table:table-cell office:value-type="string" table:style-name="ce6">
            <text:p>T_i</text:p>
          </table:table-cell>
          <table:table-cell office:value-type="string" table:style-name="ce6">
            <text:p>C_i</text:p>
          </table:table-cell>
          <table:table-cell table:style-name="ce5"/>
          <table:table-cell office:value-type="string" table:style-name="ce6">
            <text:p>Phi_i</text:p>
          </table:table-cell>
          <table:table-cell table:style-name="ce5"/>
          <table:table-cell office:value-type="string" table:style-name="ce6">
            <text:p>U_p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string" table:style-name="ce8">
            <text:p>Py_50</text:p>
          </table:table-cell>
          <table:table-cell office:value-type="float" office:value="55" table:style-name="ce9">
            <text:p>55,0000</text:p>
          </table:table-cell>
          <table:table-cell office:value-type="float" office:value="1.9908999999999999" table:style-name="ce9">
            <text:p>1,9909</text:p>
          </table:table-cell>
          <table:table-cell table:style-name="ce9"/>
          <table:table-cell office:value-type="float" office:value="2.69" table:style-name="ce9">
            <text:p>2,6900</text:p>
          </table:table-cell>
          <table:table-cell table:style-name="ce2"/>
          <table:table-cell office:value-type="float" office:value="3.6198181818181803E-2" table:style-name="ce9">
            <text:p>0,036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51</text:p>
          </table:table-cell>
          <table:table-cell office:value-type="float" office:value="66" table:style-name="ce9">
            <text:p>66,0000</text:p>
          </table:table-cell>
          <table:table-cell office:value-type="float" office:value="0.82779999999999998" table:style-name="ce9">
            <text:p>0,8278</text:p>
          </table:table-cell>
          <table:table-cell table:style-name="ce9"/>
          <table:table-cell office:value-type="float" office:value="50.27" table:style-name="ce9">
            <text:p>50,2700</text:p>
          </table:table-cell>
          <table:table-cell table:style-name="ce2"/>
          <table:table-cell office:value-type="float" office:value="1.25424242424242E-2" table:style-name="ce9">
            <text:p>0,0125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52</text:p>
          </table:table-cell>
          <table:table-cell office:value-type="float" office:value="72.1875" table:style-name="ce9">
            <text:p>72,1875</text:p>
          </table:table-cell>
          <table:table-cell office:value-type="float" office:value="9.2959999999999994" table:style-name="ce9">
            <text:p>9,2960</text:p>
          </table:table-cell>
          <table:table-cell table:style-name="ce9"/>
          <table:table-cell office:value-type="float" office:value="23.08" table:style-name="ce9">
            <text:p>23,0800</text:p>
          </table:table-cell>
          <table:table-cell table:style-name="ce2"/>
          <table:table-cell office:value-type="float" office:value="0.12877575757575799" table:style-name="ce9">
            <text:p>0,1288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53</text:p>
          </table:table-cell>
          <table:table-cell office:value-type="float" office:value="110" table:style-name="ce9">
            <text:p>110,0000</text:p>
          </table:table-cell>
          <table:table-cell office:value-type="float" office:value="10.0381" table:style-name="ce9">
            <text:p>10,0381</text:p>
          </table:table-cell>
          <table:table-cell table:style-name="ce9"/>
          <table:table-cell office:value-type="float" office:value="75.209999999999994" table:style-name="ce9">
            <text:p>75,2100</text:p>
          </table:table-cell>
          <table:table-cell table:style-name="ce2"/>
          <table:table-cell office:value-type="float" office:value="9.1255454545454501E-2" table:style-name="ce9">
            <text:p>0,0913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54</text:p>
          </table:table-cell>
          <table:table-cell office:value-type="float" office:value="128.33330000000001" table:style-name="ce9">
            <text:p>128,3333</text:p>
          </table:table-cell>
          <table:table-cell office:value-type="float" office:value="8.8605999999999998" table:style-name="ce9">
            <text:p>8,8606</text:p>
          </table:table-cell>
          <table:table-cell table:style-name="ce9"/>
          <table:table-cell office:value-type="float" office:value="103.42" table:style-name="ce9">
            <text:p>103,4200</text:p>
          </table:table-cell>
          <table:table-cell table:style-name="ce2"/>
          <table:table-cell office:value-type="float" office:value="6.90436542970531E-2" table:style-name="ce9">
            <text:p>0,0690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55</text:p>
          </table:table-cell>
          <table:table-cell office:value-type="float" office:value="135.88239999999999" table:style-name="ce9">
            <text:p>135,8824</text:p>
          </table:table-cell>
          <table:table-cell office:value-type="float" office:value="4.8262" table:style-name="ce9">
            <text:p>4,8262</text:p>
          </table:table-cell>
          <table:table-cell table:style-name="ce9"/>
          <table:table-cell office:value-type="float" office:value="132.68" table:style-name="ce9">
            <text:p>132,6800</text:p>
          </table:table-cell>
          <table:table-cell table:style-name="ce2"/>
          <table:table-cell office:value-type="float" office:value="3.5517476877064302E-2" table:style-name="ce9">
            <text:p>0,0355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56</text:p>
          </table:table-cell>
          <table:table-cell office:value-type="float" office:value="177.69229999999999" table:style-name="ce9">
            <text:p>177,6923</text:p>
          </table:table-cell>
          <table:table-cell office:value-type="float" office:value="1.1100000000000001" table:style-name="ce9">
            <text:p>1,1100</text:p>
          </table:table-cell>
          <table:table-cell table:style-name="ce9"/>
          <table:table-cell office:value-type="float" office:value="150.01" table:style-name="ce9">
            <text:p>150,0100</text:p>
          </table:table-cell>
          <table:table-cell table:style-name="ce2"/>
          <table:table-cell office:value-type="float" office:value="6.2467535171754802E-3" table:style-name="ce9">
            <text:p>0,006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57</text:p>
          </table:table-cell>
          <table:table-cell office:value-type="float" office:value="231" table:style-name="ce9">
            <text:p>231,0000</text:p>
          </table:table-cell>
          <table:table-cell office:value-type="float" office:value="15.5022" table:style-name="ce9">
            <text:p>15,5022</text:p>
          </table:table-cell>
          <table:table-cell table:style-name="ce9"/>
          <table:table-cell office:value-type="float" office:value="50.55" table:style-name="ce9">
            <text:p>50,5500</text:p>
          </table:table-cell>
          <table:table-cell table:style-name="ce2"/>
          <table:table-cell office:value-type="float" office:value="6.7109090909090896E-2" table:style-name="ce9">
            <text:p>0,0671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58</text:p>
          </table:table-cell>
          <table:table-cell office:value-type="float" office:value="385" table:style-name="ce9">
            <text:p>385,0000</text:p>
          </table:table-cell>
          <table:table-cell office:value-type="float" office:value="31.7012" table:style-name="ce9">
            <text:p>31,7012</text:p>
          </table:table-cell>
          <table:table-cell table:style-name="ce9"/>
          <table:table-cell office:value-type="float" office:value="16.149999999999999" table:style-name="ce9">
            <text:p>16,1500</text:p>
          </table:table-cell>
          <table:table-cell table:style-name="ce2"/>
          <table:table-cell office:value-type="float" office:value="8.2340779220779203E-2" table:style-name="ce9">
            <text:p>0,0823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59</text:p>
          </table:table-cell>
          <table:table-cell office:value-type="float" office:value="770" table:style-name="ce9">
            <text:p>770,0000</text:p>
          </table:table-cell>
          <table:table-cell office:value-type="float" office:value="54.683700000000002" table:style-name="ce9">
            <text:p>54,6837</text:p>
          </table:table-cell>
          <table:table-cell table:style-name="ce9"/>
          <table:table-cell office:value-type="float" office:value="292.93" table:style-name="ce9">
            <text:p>292,9300</text:p>
          </table:table-cell>
          <table:table-cell table:style-name="ce2"/>
          <table:table-cell office:value-type="float" office:value="7.1017792207792196E-2" table:style-name="ce9">
            <text:p>0,0710</text:p>
          </table:table-cell>
          <table:table-cell table:style-name="ce12"/>
          <table:table-cell table:number-columns-repeated="16376"/>
        </table:table-row>
        <table:table-row table:style-name="ro3">
          <table:table-cell table:number-columns-repeated="4" table:style-name="ce16"/>
          <table:table-cell table:style-name="ce17"/>
          <table:table-cell table:style-name="ce18"/>
          <table:table-cell table:style-name="ce19"/>
          <table:table-cell table:style-name="ce16"/>
          <table:table-cell table:number-columns-repeated="16376"/>
        </table:table-row>
        <table:table-row table:style-name="ro3">
          <table:table-cell office:value-type="string" table:style-name="ce3">
            <text:p>Grup tasques 6</text:p>
          </table:table-cell>
          <table:table-cell office:value-type="string" table:style-name="ce6">
            <text:p>T_i</text:p>
          </table:table-cell>
          <table:table-cell office:value-type="string" table:style-name="ce6">
            <text:p>C_i</text:p>
          </table:table-cell>
          <table:table-cell table:style-name="ce5"/>
          <table:table-cell office:value-type="string" table:style-name="ce6">
            <text:p>Phi_i</text:p>
          </table:table-cell>
          <table:table-cell table:style-name="ce5"/>
          <table:table-cell office:value-type="string" table:style-name="ce6">
            <text:p>U_p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string" table:style-name="ce8">
            <text:p>Py_60</text:p>
          </table:table-cell>
          <table:table-cell office:value-type="float" office:value="55" table:style-name="ce9">
            <text:p>55,0000</text:p>
          </table:table-cell>
          <table:table-cell office:value-type="float" office:value="5.6073000000000004" table:style-name="ce9">
            <text:p>5,6073</text:p>
          </table:table-cell>
          <table:table-cell table:style-name="ce9"/>
          <table:table-cell office:value-type="float" office:value="15.48" table:style-name="ce9">
            <text:p>15,4800</text:p>
          </table:table-cell>
          <table:table-cell table:style-name="ce2"/>
          <table:table-cell office:value-type="float" office:value="0.10195090909090899" table:style-name="ce9">
            <text:p>0,1020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61</text:p>
          </table:table-cell>
          <table:table-cell office:value-type="float" office:value="59.230800000000002" table:style-name="ce9">
            <text:p>59,2308</text:p>
          </table:table-cell>
          <table:table-cell office:value-type="float" office:value="3.2183999999999999" table:style-name="ce9">
            <text:p>3,2184</text:p>
          </table:table-cell>
          <table:table-cell table:style-name="ce9"/>
          <table:table-cell office:value-type="float" office:value="44.79" table:style-name="ce9">
            <text:p>44,7900</text:p>
          </table:table-cell>
          <table:table-cell table:style-name="ce2"/>
          <table:table-cell office:value-type="float" office:value="5.4336595149820699E-2" table:style-name="ce9">
            <text:p>0,0543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62</text:p>
          </table:table-cell>
          <table:table-cell office:value-type="float" office:value="72.1875" table:style-name="ce9">
            <text:p>72,1875</text:p>
          </table:table-cell>
          <table:table-cell office:value-type="float" office:value="0.12659999999999999" table:style-name="ce9">
            <text:p>0,1266</text:p>
          </table:table-cell>
          <table:table-cell table:style-name="ce9"/>
          <table:table-cell office:value-type="float" office:value="22.13" table:style-name="ce9">
            <text:p>22,1300</text:p>
          </table:table-cell>
          <table:table-cell table:style-name="ce2"/>
          <table:table-cell office:value-type="float" office:value="1.75376623376623E-3" table:style-name="ce9">
            <text:p>0,0018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63</text:p>
          </table:table-cell>
          <table:table-cell office:value-type="float" office:value="77" table:style-name="ce9">
            <text:p>77,0000</text:p>
          </table:table-cell>
          <table:table-cell office:value-type="float" office:value="6.0461999999999998" table:style-name="ce9">
            <text:p>6,0462</text:p>
          </table:table-cell>
          <table:table-cell table:style-name="ce9"/>
          <table:table-cell office:value-type="float" office:value="2.79" table:style-name="ce9">
            <text:p>2,7900</text:p>
          </table:table-cell>
          <table:table-cell table:style-name="ce2"/>
          <table:table-cell office:value-type="float" office:value="7.8522077922077896E-2" table:style-name="ce9">
            <text:p>0,0785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64</text:p>
          </table:table-cell>
          <table:table-cell office:value-type="float" office:value="105" table:style-name="ce9">
            <text:p>105,0000</text:p>
          </table:table-cell>
          <table:table-cell office:value-type="float" office:value="5.9660000000000002" table:style-name="ce9">
            <text:p>5,9660</text:p>
          </table:table-cell>
          <table:table-cell table:style-name="ce9"/>
          <table:table-cell office:value-type="float" office:value="48.04" table:style-name="ce9">
            <text:p>48,0400</text:p>
          </table:table-cell>
          <table:table-cell table:style-name="ce2"/>
          <table:table-cell office:value-type="float" office:value="5.6819047619047602E-2" table:style-name="ce9">
            <text:p>0,0568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65</text:p>
          </table:table-cell>
          <table:table-cell office:value-type="float" office:value="110" table:style-name="ce9">
            <text:p>110,0000</text:p>
          </table:table-cell>
          <table:table-cell office:value-type="float" office:value="8.7049000000000003" table:style-name="ce9">
            <text:p>8,7049</text:p>
          </table:table-cell>
          <table:table-cell table:style-name="ce9"/>
          <table:table-cell office:value-type="float" office:value="2.97" table:style-name="ce9">
            <text:p>2,9700</text:p>
          </table:table-cell>
          <table:table-cell table:style-name="ce2"/>
          <table:table-cell office:value-type="float" office:value="7.9135454545454495E-2" table:style-name="ce9">
            <text:p>0,0791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66</text:p>
          </table:table-cell>
          <table:table-cell office:value-type="float" office:value="121.5789" table:style-name="ce9">
            <text:p>121,5789</text:p>
          </table:table-cell>
          <table:table-cell office:value-type="float" office:value="7.7862" table:style-name="ce9">
            <text:p>7,7862</text:p>
          </table:table-cell>
          <table:table-cell table:style-name="ce9"/>
          <table:table-cell office:value-type="float" office:value="73.599999999999994" table:style-name="ce9">
            <text:p>73,6000</text:p>
          </table:table-cell>
          <table:table-cell table:style-name="ce2"/>
          <table:table-cell office:value-type="float" office:value="6.40423626139075E-2" table:style-name="ce9">
            <text:p>0,0640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67</text:p>
          </table:table-cell>
          <table:table-cell office:value-type="float" office:value="144.375" table:style-name="ce9">
            <text:p>144,3750</text:p>
          </table:table-cell>
          <table:table-cell office:value-type="float" office:value="10.262499999999999" table:style-name="ce9">
            <text:p>10,2625</text:p>
          </table:table-cell>
          <table:table-cell table:style-name="ce9"/>
          <table:table-cell office:value-type="float" office:value="127.1" table:style-name="ce9">
            <text:p>127,1000</text:p>
          </table:table-cell>
          <table:table-cell table:style-name="ce2"/>
          <table:table-cell office:value-type="float" office:value="7.1082251082251094E-2" table:style-name="ce9">
            <text:p>0,0711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68</text:p>
          </table:table-cell>
          <table:table-cell office:value-type="float" office:value="154" table:style-name="ce9">
            <text:p>154,0000</text:p>
          </table:table-cell>
          <table:table-cell office:value-type="float" office:value="2.3475999999999999" table:style-name="ce9">
            <text:p>2,3476</text:p>
          </table:table-cell>
          <table:table-cell table:style-name="ce9"/>
          <table:table-cell office:value-type="float" office:value="149.63" table:style-name="ce9">
            <text:p>149,6300</text:p>
          </table:table-cell>
          <table:table-cell table:style-name="ce2"/>
          <table:table-cell office:value-type="float" office:value="1.52441558441558E-2" table:style-name="ce9">
            <text:p>0,015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69</text:p>
          </table:table-cell>
          <table:table-cell office:value-type="float" office:value="288.75" table:style-name="ce9">
            <text:p>288,7500</text:p>
          </table:table-cell>
          <table:table-cell office:value-type="float" office:value="22.276399999999999" table:style-name="ce9">
            <text:p>22,2764</text:p>
          </table:table-cell>
          <table:table-cell table:style-name="ce9"/>
          <table:table-cell office:value-type="float" office:value="27.08" table:style-name="ce9">
            <text:p>27,0800</text:p>
          </table:table-cell>
          <table:table-cell table:style-name="ce2"/>
          <table:table-cell office:value-type="float" office:value="7.7147705627705607E-2" table:style-name="ce9">
            <text:p>0,0771</text:p>
          </table:table-cell>
          <table:table-cell table:style-name="ce12"/>
          <table:table-cell table:number-columns-repeated="16376"/>
        </table:table-row>
        <table:table-row table:style-name="ro3">
          <table:table-cell table:style-name="ce24"/>
          <table:table-cell table:style-name="ce25"/>
          <table:table-cell table:style-name="ce32"/>
          <table:table-cell table:style-name="ce25"/>
          <table:table-cell table:style-name="ce27"/>
          <table:table-cell table:style-name="ce28"/>
          <table:table-cell table:style-name="ce29"/>
          <table:table-cell table:style-name="ce30"/>
          <table:table-cell table:number-columns-repeated="16376"/>
        </table:table-row>
        <table:table-row table:style-name="ro3">
          <table:table-cell office:value-type="string" table:style-name="ce3">
            <text:p>Grup tasques 7</text:p>
          </table:table-cell>
          <table:table-cell office:value-type="string" table:style-name="ce6">
            <text:p>T_i</text:p>
          </table:table-cell>
          <table:table-cell office:value-type="string" table:style-name="ce6">
            <text:p>C_i</text:p>
          </table:table-cell>
          <table:table-cell table:style-name="ce5"/>
          <table:table-cell office:value-type="string" table:style-name="ce6">
            <text:p>Phi_i</text:p>
          </table:table-cell>
          <table:table-cell table:style-name="ce5"/>
          <table:table-cell office:value-type="string" table:style-name="ce6">
            <text:p>U_p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70</text:p>
          </table:table-cell>
          <table:table-cell office:value-type="float" office:value="55" table:style-name="ce9">
            <text:p>55,0000</text:p>
          </table:table-cell>
          <table:table-cell office:value-type="float" office:value="4.3090999999999999" table:style-name="ce9">
            <text:p>4,3091</text:p>
          </table:table-cell>
          <table:table-cell table:style-name="ce9"/>
          <table:table-cell office:value-type="float" office:value="52.15" table:style-name="ce9">
            <text:p>52,1500</text:p>
          </table:table-cell>
          <table:table-cell table:style-name="ce2"/>
          <table:table-cell office:value-type="float" office:value="7.8347272727272696E-2" table:style-name="ce9">
            <text:p>0,0783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71</text:p>
          </table:table-cell>
          <table:table-cell office:value-type="float" office:value="59.230800000000002" table:style-name="ce9">
            <text:p>59,2308</text:p>
          </table:table-cell>
          <table:table-cell office:value-type="float" office:value="4.5785999999999998" table:style-name="ce9">
            <text:p>4,5786</text:p>
          </table:table-cell>
          <table:table-cell table:style-name="ce9"/>
          <table:table-cell office:value-type="float" office:value="24.46" table:style-name="ce9">
            <text:p>24,4600</text:p>
          </table:table-cell>
          <table:table-cell table:style-name="ce2"/>
          <table:table-cell office:value-type="float" office:value="7.7300998804675905E-2" table:style-name="ce9">
            <text:p>0,0773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72</text:p>
          </table:table-cell>
          <table:table-cell office:value-type="float" office:value="67.941199999999995" table:style-name="ce9">
            <text:p>67,9412</text:p>
          </table:table-cell>
          <table:table-cell office:value-type="float" office:value="1.2729999999999999" table:style-name="ce9">
            <text:p>1,2730</text:p>
          </table:table-cell>
          <table:table-cell table:style-name="ce9"/>
          <table:table-cell office:value-type="float" office:value="38.299999999999997" table:style-name="ce9">
            <text:p>38,3000</text:p>
          </table:table-cell>
          <table:table-cell table:style-name="ce2"/>
          <table:table-cell office:value-type="float" office:value="1.8736790047864899E-2" table:style-name="ce9">
            <text:p>0,0187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73</text:p>
          </table:table-cell>
          <table:table-cell office:value-type="float" office:value="96.25" table:style-name="ce9">
            <text:p>96,2500</text:p>
          </table:table-cell>
          <table:table-cell office:value-type="float" office:value="9.0718999999999994" table:style-name="ce9">
            <text:p>9,0719</text:p>
          </table:table-cell>
          <table:table-cell table:style-name="ce9"/>
          <table:table-cell office:value-type="float" office:value="67.260000000000005" table:style-name="ce9">
            <text:p>67,2600</text:p>
          </table:table-cell>
          <table:table-cell table:style-name="ce2"/>
          <table:table-cell office:value-type="float" office:value="9.42535064935065E-2" table:style-name="ce9">
            <text:p>0,0943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74</text:p>
          </table:table-cell>
          <table:table-cell office:value-type="float" office:value="100.4348" table:style-name="ce9">
            <text:p>100,4348</text:p>
          </table:table-cell>
          <table:table-cell office:value-type="float" office:value="7.9676" table:style-name="ce9">
            <text:p>7,9676</text:p>
          </table:table-cell>
          <table:table-cell table:style-name="ce9"/>
          <table:table-cell office:value-type="float" office:value="37.520000000000003" table:style-name="ce9">
            <text:p>37,5200</text:p>
          </table:table-cell>
          <table:table-cell table:style-name="ce2"/>
          <table:table-cell office:value-type="float" office:value="7.9331068514100697E-2" table:style-name="ce9">
            <text:p>0,0793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75</text:p>
          </table:table-cell>
          <table:table-cell office:value-type="float" office:value="154" table:style-name="ce9">
            <text:p>154,0000</text:p>
          </table:table-cell>
          <table:table-cell office:value-type="float" office:value="0.95860000000000001" table:style-name="ce9">
            <text:p>0,9586</text:p>
          </table:table-cell>
          <table:table-cell table:style-name="ce9"/>
          <table:table-cell office:value-type="float" office:value="125.72" table:style-name="ce9">
            <text:p>125,7200</text:p>
          </table:table-cell>
          <table:table-cell table:style-name="ce2"/>
          <table:table-cell office:value-type="float" office:value="6.2246753246753203E-3" table:style-name="ce9">
            <text:p>0,006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76</text:p>
          </table:table-cell>
          <table:table-cell office:value-type="float" office:value="165" table:style-name="ce9">
            <text:p>165,0000</text:p>
          </table:table-cell>
          <table:table-cell office:value-type="float" office:value="4.5551000000000004" table:style-name="ce9">
            <text:p>4,5551</text:p>
          </table:table-cell>
          <table:table-cell table:style-name="ce9"/>
          <table:table-cell office:value-type="float" office:value="58.14" table:style-name="ce9">
            <text:p>58,1400</text:p>
          </table:table-cell>
          <table:table-cell table:style-name="ce2"/>
          <table:table-cell office:value-type="float" office:value="2.7606666666666699E-2" table:style-name="ce9">
            <text:p>0,0276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77</text:p>
          </table:table-cell>
          <table:table-cell office:value-type="float" office:value="256.66669999999999" table:style-name="ce9">
            <text:p>256,6667</text:p>
          </table:table-cell>
          <table:table-cell office:value-type="float" office:value="6.0377999999999998" table:style-name="ce9">
            <text:p>6,0378</text:p>
          </table:table-cell>
          <table:table-cell table:style-name="ce9"/>
          <table:table-cell office:value-type="float" office:value="249.22" table:style-name="ce9">
            <text:p>249,2200</text:p>
          </table:table-cell>
          <table:table-cell table:style-name="ce2"/>
          <table:table-cell office:value-type="float" office:value="2.3523893048845099E-2" table:style-name="ce9">
            <text:p>0,0235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78</text:p>
          </table:table-cell>
          <table:table-cell office:value-type="float" office:value="385" table:style-name="ce9">
            <text:p>385,0000</text:p>
          </table:table-cell>
          <table:table-cell office:value-type="float" office:value="31.212299999999999" table:style-name="ce9">
            <text:p>31,2123</text:p>
          </table:table-cell>
          <table:table-cell table:style-name="ce9"/>
          <table:table-cell office:value-type="float" office:value="215.96" table:style-name="ce9">
            <text:p>215,9600</text:p>
          </table:table-cell>
          <table:table-cell table:style-name="ce2"/>
          <table:table-cell office:value-type="float" office:value="8.1070909090909096E-2" table:style-name="ce9">
            <text:p>0,0811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79</text:p>
          </table:table-cell>
          <table:table-cell office:value-type="float" office:value="2310" table:style-name="ce9">
            <text:p>2310,0000</text:p>
          </table:table-cell>
          <table:table-cell office:value-type="float" office:value="262.42399999999998" table:style-name="ce9">
            <text:p>262,4240</text:p>
          </table:table-cell>
          <table:table-cell table:style-name="ce9"/>
          <table:table-cell office:value-type="float" office:value="318.69" table:style-name="ce9">
            <text:p>318,6900</text:p>
          </table:table-cell>
          <table:table-cell table:style-name="ce2"/>
          <table:table-cell office:value-type="float" office:value="0.113603463203463" table:style-name="ce9">
            <text:p>0,1136</text:p>
          </table:table-cell>
          <table:table-cell table:style-name="ce12"/>
          <table:table-cell table:number-columns-repeated="16376"/>
        </table:table-row>
        <table:table-row table:style-name="ro3">
          <table:table-cell table:number-columns-repeated="4" table:style-name="ce16"/>
          <table:table-cell table:style-name="ce17"/>
          <table:table-cell table:style-name="ce18"/>
          <table:table-cell table:style-name="ce19"/>
          <table:table-cell table:style-name="ce16"/>
          <table:table-cell table:number-columns-repeated="16376"/>
        </table:table-row>
        <table:table-row table:style-name="ro3">
          <table:table-cell office:value-type="string" table:style-name="ce3">
            <text:p>Grup tasques 8</text:p>
          </table:table-cell>
          <table:table-cell office:value-type="string" table:style-name="ce6">
            <text:p>T_i</text:p>
          </table:table-cell>
          <table:table-cell office:value-type="string" table:style-name="ce6">
            <text:p>C_i</text:p>
          </table:table-cell>
          <table:table-cell table:style-name="ce5"/>
          <table:table-cell office:value-type="string" table:style-name="ce6">
            <text:p>Phi_i</text:p>
          </table:table-cell>
          <table:table-cell table:style-name="ce5"/>
          <table:table-cell office:value-type="string" table:style-name="ce6">
            <text:p>U_p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string" table:style-name="ce8">
            <text:p>Py_80</text:p>
          </table:table-cell>
          <table:table-cell office:value-type="float" office:value="55" table:style-name="ce9">
            <text:p>55,0000</text:p>
          </table:table-cell>
          <table:table-cell office:value-type="float" office:value="3.968" table:style-name="ce9">
            <text:p>3,9680</text:p>
          </table:table-cell>
          <table:table-cell table:style-name="ce9"/>
          <table:table-cell office:value-type="float" office:value="39.92" table:style-name="ce9">
            <text:p>39,9200</text:p>
          </table:table-cell>
          <table:table-cell table:style-name="ce2"/>
          <table:table-cell office:value-type="float" office:value="7.2145454545454499E-2" table:style-name="ce9">
            <text:p>0,0721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81</text:p>
          </table:table-cell>
          <table:table-cell office:value-type="float" office:value="67.941199999999995" table:style-name="ce9">
            <text:p>67,9412</text:p>
          </table:table-cell>
          <table:table-cell office:value-type="float" office:value="2.3374000000000001" table:style-name="ce9">
            <text:p>2,3374</text:p>
          </table:table-cell>
          <table:table-cell table:style-name="ce9"/>
          <table:table-cell office:value-type="float" office:value="14.62" table:style-name="ce9">
            <text:p>14,6200</text:p>
          </table:table-cell>
          <table:table-cell table:style-name="ce2"/>
          <table:table-cell office:value-type="float" office:value="3.4403278128734803E-2" table:style-name="ce9">
            <text:p>0,0344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82</text:p>
          </table:table-cell>
          <table:table-cell office:value-type="float" office:value="115.5" table:style-name="ce9">
            <text:p>115,5000</text:p>
          </table:table-cell>
          <table:table-cell office:value-type="float" office:value="3.3483999999999998" table:style-name="ce9">
            <text:p>3,3484</text:p>
          </table:table-cell>
          <table:table-cell table:style-name="ce9"/>
          <table:table-cell office:value-type="float" office:value="7.35" table:style-name="ce9">
            <text:p>7,3500</text:p>
          </table:table-cell>
          <table:table-cell table:style-name="ce2"/>
          <table:table-cell office:value-type="float" office:value="2.8990476190476198E-2" table:style-name="ce9">
            <text:p>0,0290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83</text:p>
          </table:table-cell>
          <table:table-cell office:value-type="float" office:value="165" table:style-name="ce9">
            <text:p>165,0000</text:p>
          </table:table-cell>
          <table:table-cell office:value-type="float" office:value="11.7859" table:style-name="ce9">
            <text:p>11,7859</text:p>
          </table:table-cell>
          <table:table-cell table:style-name="ce9"/>
          <table:table-cell office:value-type="float" office:value="155.26" table:style-name="ce9">
            <text:p>155,2600</text:p>
          </table:table-cell>
          <table:table-cell table:style-name="ce2"/>
          <table:table-cell office:value-type="float" office:value="7.1429696969697004E-2" table:style-name="ce9">
            <text:p>0,0714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84</text:p>
          </table:table-cell>
          <table:table-cell office:value-type="float" office:value="177.69229999999999" table:style-name="ce9">
            <text:p>177,6923</text:p>
          </table:table-cell>
          <table:table-cell office:value-type="float" office:value="5.6215999999999999" table:style-name="ce9">
            <text:p>5,6216</text:p>
          </table:table-cell>
          <table:table-cell table:style-name="ce9"/>
          <table:table-cell office:value-type="float" office:value="177.43" table:style-name="ce9">
            <text:p>177,4300</text:p>
          </table:table-cell>
          <table:table-cell table:style-name="ce2"/>
          <table:table-cell office:value-type="float" office:value="3.1636711326264597E-2" table:style-name="ce9">
            <text:p>0,0316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85</text:p>
          </table:table-cell>
          <table:table-cell office:value-type="float" office:value="192.5" table:style-name="ce9">
            <text:p>192,5000</text:p>
          </table:table-cell>
          <table:table-cell office:value-type="float" office:value="7.6832000000000003" table:style-name="ce9">
            <text:p>7,6832</text:p>
          </table:table-cell>
          <table:table-cell table:style-name="ce9"/>
          <table:table-cell office:value-type="float" office:value="70.099999999999994" table:style-name="ce9">
            <text:p>70,1000</text:p>
          </table:table-cell>
          <table:table-cell table:style-name="ce2"/>
          <table:table-cell office:value-type="float" office:value="3.9912727272727301E-2" table:style-name="ce9">
            <text:p>0,0399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86</text:p>
          </table:table-cell>
          <table:table-cell office:value-type="float" office:value="288.75" table:style-name="ce9">
            <text:p>288,7500</text:p>
          </table:table-cell>
          <table:table-cell office:value-type="float" office:value="31.9312" table:style-name="ce9">
            <text:p>31,9312</text:p>
          </table:table-cell>
          <table:table-cell table:style-name="ce9"/>
          <table:table-cell office:value-type="float" office:value="99.61" table:style-name="ce9">
            <text:p>99,6100</text:p>
          </table:table-cell>
          <table:table-cell table:style-name="ce2"/>
          <table:table-cell office:value-type="float" office:value="0.110584242424242" table:style-name="ce9">
            <text:p>0,1106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87</text:p>
          </table:table-cell>
          <table:table-cell office:value-type="float" office:value="330" table:style-name="ce9">
            <text:p>330,0000</text:p>
          </table:table-cell>
          <table:table-cell office:value-type="float" office:value="29.697600000000001" table:style-name="ce9">
            <text:p>29,6976</text:p>
          </table:table-cell>
          <table:table-cell table:style-name="ce9"/>
          <table:table-cell office:value-type="float" office:value="322.27" table:style-name="ce9">
            <text:p>322,2700</text:p>
          </table:table-cell>
          <table:table-cell table:style-name="ce2"/>
          <table:table-cell office:value-type="float" office:value="8.9992727272727294E-2" table:style-name="ce9">
            <text:p>0,0900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88</text:p>
          </table:table-cell>
          <table:table-cell office:value-type="float" office:value="462" table:style-name="ce9">
            <text:p>462,0000</text:p>
          </table:table-cell>
          <table:table-cell office:value-type="float" office:value="27.8126" table:style-name="ce9">
            <text:p>27,8126</text:p>
          </table:table-cell>
          <table:table-cell table:style-name="ce9"/>
          <table:table-cell office:value-type="float" office:value="162.4" table:style-name="ce9">
            <text:p>162,4000</text:p>
          </table:table-cell>
          <table:table-cell table:style-name="ce2"/>
          <table:table-cell office:value-type="float" office:value="6.02004329004329E-2" table:style-name="ce9">
            <text:p>0,060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89</text:p>
          </table:table-cell>
          <table:table-cell office:value-type="float" office:value="770" table:style-name="ce9">
            <text:p>770,0000</text:p>
          </table:table-cell>
          <table:table-cell office:value-type="float" office:value="46.761299999999999" table:style-name="ce9">
            <text:p>46,7613</text:p>
          </table:table-cell>
          <table:table-cell table:style-name="ce9"/>
          <table:table-cell office:value-type="float" office:value="229.08" table:style-name="ce9">
            <text:p>229,0800</text:p>
          </table:table-cell>
          <table:table-cell table:style-name="ce2"/>
          <table:table-cell office:value-type="float" office:value="6.0728961038960999E-2" table:style-name="ce9">
            <text:p>0,0607</text:p>
          </table:table-cell>
          <table:table-cell table:style-name="ce12"/>
          <table:table-cell table:number-columns-repeated="16376"/>
        </table:table-row>
        <table:table-row table:style-name="ro3">
          <table:table-cell table:number-columns-repeated="4" table:style-name="ce16"/>
          <table:table-cell table:style-name="ce17"/>
          <table:table-cell table:style-name="ce18"/>
          <table:table-cell table:style-name="ce19"/>
          <table:table-cell table:style-name="ce16"/>
          <table:table-cell table:number-columns-repeated="16376"/>
        </table:table-row>
        <table:table-row table:style-name="ro3">
          <table:table-cell office:value-type="string" table:style-name="ce3">
            <text:p>Grup tasques9</text:p>
          </table:table-cell>
          <table:table-cell office:value-type="string" table:style-name="ce21">
            <text:p>T_i</text:p>
          </table:table-cell>
          <table:table-cell office:value-type="string" table:style-name="ce21">
            <text:p>C_i</text:p>
          </table:table-cell>
          <table:table-cell table:style-name="ce22"/>
          <table:table-cell office:value-type="string" table:style-name="ce21">
            <text:p>Phi_i</text:p>
          </table:table-cell>
          <table:table-cell table:style-name="ce5"/>
          <table:table-cell office:value-type="string" table:style-name="ce6">
            <text:p>U_p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string" table:style-name="ce8">
            <text:p>Py_90</text:p>
          </table:table-cell>
          <table:table-cell office:value-type="float" office:value="55" table:style-name="ce9">
            <text:p>55,0000</text:p>
          </table:table-cell>
          <table:table-cell office:value-type="float" office:value="3.5346000000000002" table:style-name="ce9">
            <text:p>3,5346</text:p>
          </table:table-cell>
          <table:table-cell table:style-name="ce9"/>
          <table:table-cell office:value-type="float" office:value="34" table:style-name="ce9">
            <text:p>34,0000</text:p>
          </table:table-cell>
          <table:table-cell table:style-name="ce2"/>
          <table:table-cell office:value-type="float" office:value="6.4265454545454501E-2" table:style-name="ce9">
            <text:p>0,0643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91</text:p>
          </table:table-cell>
          <table:table-cell office:value-type="float" office:value="67.941199999999995" table:style-name="ce9">
            <text:p>67,9412</text:p>
          </table:table-cell>
          <table:table-cell office:value-type="float" office:value="5.0848000000000004" table:style-name="ce9">
            <text:p>5,0848</text:p>
          </table:table-cell>
          <table:table-cell table:style-name="ce9"/>
          <table:table-cell office:value-type="float" office:value="1.77" table:style-name="ce9">
            <text:p>1,7700</text:p>
          </table:table-cell>
          <table:table-cell table:style-name="ce2"/>
          <table:table-cell office:value-type="float" office:value="7.4841186202186605E-2" table:style-name="ce9">
            <text:p>0,0748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92</text:p>
          </table:table-cell>
          <table:table-cell office:value-type="float" office:value="70" table:style-name="ce9">
            <text:p>70,0000</text:p>
          </table:table-cell>
          <table:table-cell office:value-type="float" office:value="4.6578999999999997" table:style-name="ce9">
            <text:p>4,6579</text:p>
          </table:table-cell>
          <table:table-cell table:style-name="ce9"/>
          <table:table-cell office:value-type="float" office:value="52.62" table:style-name="ce9">
            <text:p>52,6200</text:p>
          </table:table-cell>
          <table:table-cell table:style-name="ce2"/>
          <table:table-cell office:value-type="float" office:value="6.6541428571428599E-2" table:style-name="ce9">
            <text:p>0,0665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93</text:p>
          </table:table-cell>
          <table:table-cell office:value-type="float" office:value="85.555599999999998" table:style-name="ce9">
            <text:p>85,5556</text:p>
          </table:table-cell>
          <table:table-cell office:value-type="float" office:value="4.8562000000000003" table:style-name="ce9">
            <text:p>4,8562</text:p>
          </table:table-cell>
          <table:table-cell table:style-name="ce9"/>
          <table:table-cell office:value-type="float" office:value="2.2799999999999998" table:style-name="ce9">
            <text:p>2,2800</text:p>
          </table:table-cell>
          <table:table-cell table:style-name="ce2"/>
          <table:table-cell office:value-type="float" office:value="5.67607497346755E-2" table:style-name="ce9">
            <text:p>0,0568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94</text:p>
          </table:table-cell>
          <table:table-cell office:value-type="float" office:value="135.88239999999999" table:style-name="ce9">
            <text:p>135,8824</text:p>
          </table:table-cell>
          <table:table-cell office:value-type="float" office:value="6.1426999999999996" table:style-name="ce9">
            <text:p>6,1427</text:p>
          </table:table-cell>
          <table:table-cell table:style-name="ce9"/>
          <table:table-cell office:value-type="float" office:value="80.97" table:style-name="ce9">
            <text:p>80,9700</text:p>
          </table:table-cell>
          <table:table-cell table:style-name="ce2"/>
          <table:table-cell office:value-type="float" office:value="4.5206001660259197E-2" table:style-name="ce9">
            <text:p>0,045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95</text:p>
          </table:table-cell>
          <table:table-cell office:value-type="float" office:value="165" table:style-name="ce9">
            <text:p>165,0000</text:p>
          </table:table-cell>
          <table:table-cell office:value-type="float" office:value="7.7077999999999998" table:style-name="ce9">
            <text:p>7,7078</text:p>
          </table:table-cell>
          <table:table-cell table:style-name="ce9"/>
          <table:table-cell office:value-type="float" office:value="132.53" table:style-name="ce9">
            <text:p>132,5300</text:p>
          </table:table-cell>
          <table:table-cell table:style-name="ce2"/>
          <table:table-cell office:value-type="float" office:value="4.6713939393939398E-2" table:style-name="ce9">
            <text:p>0,0467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96</text:p>
          </table:table-cell>
          <table:table-cell office:value-type="float" office:value="330" table:style-name="ce9">
            <text:p>330,0000</text:p>
          </table:table-cell>
          <table:table-cell office:value-type="float" office:value="5.6429" table:style-name="ce9">
            <text:p>5,6429</text:p>
          </table:table-cell>
          <table:table-cell table:style-name="ce9"/>
          <table:table-cell office:value-type="float" office:value="67.459999999999994" table:style-name="ce9">
            <text:p>67,4600</text:p>
          </table:table-cell>
          <table:table-cell table:style-name="ce2"/>
          <table:table-cell office:value-type="float" office:value="1.7099696969697001E-2" table:style-name="ce9">
            <text:p>0,0171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97</text:p>
          </table:table-cell>
          <table:table-cell office:value-type="float" office:value="462" table:style-name="ce9">
            <text:p>462,0000</text:p>
          </table:table-cell>
          <table:table-cell office:value-type="float" office:value="51.594000000000001" table:style-name="ce9">
            <text:p>51,5940</text:p>
          </table:table-cell>
          <table:table-cell table:style-name="ce9"/>
          <table:table-cell office:value-type="float" office:value="322.3" table:style-name="ce9">
            <text:p>322,3000</text:p>
          </table:table-cell>
          <table:table-cell table:style-name="ce2"/>
          <table:table-cell office:value-type="float" office:value="0.111675324675325" table:style-name="ce9">
            <text:p>0,1117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98</text:p>
          </table:table-cell>
          <table:table-cell office:value-type="float" office:value="770" table:style-name="ce9">
            <text:p>770,0000</text:p>
          </table:table-cell>
          <table:table-cell office:value-type="float" office:value="62.013399999999997" table:style-name="ce9">
            <text:p>62,0134</text:p>
          </table:table-cell>
          <table:table-cell table:style-name="ce9"/>
          <table:table-cell office:value-type="float" office:value="338.52" table:style-name="ce9">
            <text:p>338,5200</text:p>
          </table:table-cell>
          <table:table-cell table:style-name="ce2"/>
          <table:table-cell office:value-type="float" office:value="8.0536883116883104E-2" table:style-name="ce9">
            <text:p>0,0805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99</text:p>
          </table:table-cell>
          <table:table-cell office:value-type="float" office:value="1155" table:style-name="ce9">
            <text:p>1155,0000</text:p>
          </table:table-cell>
          <table:table-cell office:value-type="float" office:value="42.0321" table:style-name="ce9">
            <text:p>42,0321</text:p>
          </table:table-cell>
          <table:table-cell table:style-name="ce9"/>
          <table:table-cell office:value-type="float" office:value="725.39" table:style-name="ce9">
            <text:p>725,3900</text:p>
          </table:table-cell>
          <table:table-cell table:style-name="ce2"/>
          <table:table-cell office:value-type="float" office:value="3.6391428571428602E-2" table:style-name="ce9">
            <text:p>0,0364</text:p>
          </table:table-cell>
          <table:table-cell table:style-name="ce12"/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33">
            <text:p>Servers</text:p>
          </table:table-cell>
          <table:table-cell office:value-type="string" table:style-name="ce34">
            <text:p>T_s</text:p>
          </table:table-cell>
          <table:table-cell office:value-type="string" table:style-name="ce34">
            <text:p>C_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4">
            <text:p>DS</text:p>
          </table:table-cell>
          <table:table-cell office:value-type="float" office:value="55" table:style-name="ce34">
            <text:p>55</text:p>
          </table:table-cell>
          <table:table-cell office:value-type="float" office:value="3.6985394416855799" table:style-name="ce35">
            <text:p>3,69853944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4">
            <text:p>SS</text:p>
          </table:table-cell>
          <table:table-cell office:value-type="float" office:value="55" table:style-name="ce34">
            <text:p>55</text:p>
          </table:table-cell>
          <table:table-cell office:value-type="float" office:value="6.4215657849347103" table:style-name="ce36">
            <text:p>6,42156578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4">
            <text:p>PE</text:p>
          </table:table-cell>
          <table:table-cell office:value-type="float" office:value="55" table:style-name="ce34">
            <text:p>55</text:p>
          </table:table-cell>
          <table:table-cell office:value-type="float" office:value="5.3673425434907598" table:style-name="ce35">
            <text:p>5,36734254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4">
            <text:p>PS</text:p>
          </table:table-cell>
          <table:table-cell office:value-type="float" office:value="55" table:style-name="ce34">
            <text:p>55</text:p>
          </table:table-cell>
          <table:table-cell office:value-type="float" office:value="5.3673425434907598" table:style-name="ce35">
            <text:p>5,367342543</text:p>
          </table:table-cell>
          <table:table-cell table:number-columns-repeated="16381" table:style-name="ce1"/>
        </table:table-row>
        <table:table-row table:number-rows-repeated="1048318" table:style-name="ro1">
          <table:table-cell table:number-columns-repeated="16384"/>
        </table:table-row>
      </table:table>
      <table:table table:name="Up=60%" table:style-name="ta2"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2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9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number-columns-repeated="3" table:style-name="ce2"/>
          <table:table-cell table:number-columns-repeated="16378" table:style-name="ce1"/>
        </table:table-row>
        <table:table-row table:style-name="ro2">
          <table:table-cell office:value-type="string" table:number-columns-spanned="4" table:number-rows-spanned="1" table:style-name="ce23">
            <text:p>Up=60%</text:p>
          </table:table-cell>
          <table:covered-table-cell table:number-columns-repeated="3"/>
          <table:table-cell table:number-columns-repeated="2" table:style-name="ce2"/>
          <table:table-cell table:number-columns-repeated="16378" table:style-name="ce1"/>
        </table:table-row>
        <table:table-row table:style-name="ro3">
          <table:table-cell office:value-type="string" table:style-name="ce3">
            <text:p>Grup tasques 0</text:p>
          </table:table-cell>
          <table:table-cell office:value-type="string" table:style-name="ce4">
            <text:p>T_i</text:p>
          </table:table-cell>
          <table:table-cell office:value-type="string" table:style-name="ce4">
            <text:p>C_i</text:p>
          </table:table-cell>
          <table:table-cell table:style-name="ce5"/>
          <table:table-cell office:value-type="string" table:style-name="ce6">
            <text:p>Phi_i</text:p>
          </table:table-cell>
          <table:table-cell table:style-name="ce5"/>
          <table:table-cell office:value-type="string" table:style-name="ce6">
            <text:p>U_p(i)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string" table:style-name="ce8">
            <text:p>Py_00</text:p>
          </table:table-cell>
          <table:table-cell office:value-type="float" office:value="55" table:style-name="ce9">
            <text:p>55,0000</text:p>
          </table:table-cell>
          <table:table-cell office:value-type="float" office:value="5.3369" table:style-name="ce10">
            <text:p>5,3369</text:p>
          </table:table-cell>
          <table:table-cell table:style-name="ce2"/>
          <table:table-cell office:value-type="float" office:value="25.17" table:style-name="ce11">
            <text:p>25,17000</text:p>
          </table:table-cell>
          <table:table-cell table:style-name="ce1"/>
          <table:table-cell office:value-type="float" office:value="9.7034545454545498E-2" table:style-name="ce9">
            <text:p>0,0970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01</text:p>
          </table:table-cell>
          <table:table-cell office:value-type="float" office:value="66" table:style-name="ce9">
            <text:p>66,0000</text:p>
          </table:table-cell>
          <table:table-cell office:value-type="float" office:value="4.9375" table:style-name="ce10">
            <text:p>4,9375</text:p>
          </table:table-cell>
          <table:table-cell table:style-name="ce2"/>
          <table:table-cell office:value-type="float" office:value="43.65" table:style-name="ce11">
            <text:p>43,65000</text:p>
          </table:table-cell>
          <table:table-cell table:style-name="ce2"/>
          <table:table-cell office:value-type="float" office:value="7.4810606060606105E-2" table:style-name="ce9">
            <text:p>0,0748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02</text:p>
          </table:table-cell>
          <table:table-cell office:value-type="float" office:value="77" table:style-name="ce9">
            <text:p>77,0000</text:p>
          </table:table-cell>
          <table:table-cell office:value-type="float" office:value="0.56989999999999996" table:style-name="ce10">
            <text:p>0,5699</text:p>
          </table:table-cell>
          <table:table-cell table:style-name="ce2"/>
          <table:table-cell office:value-type="float" office:value="62.87" table:style-name="ce11">
            <text:p>62,87000</text:p>
          </table:table-cell>
          <table:table-cell table:style-name="ce2"/>
          <table:table-cell office:value-type="float" office:value="7.4012987012987003E-3" table:style-name="ce9">
            <text:p>0,0074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03</text:p>
          </table:table-cell>
          <table:table-cell office:value-type="float" office:value="85.555599999999998" table:style-name="ce9">
            <text:p>85,5556</text:p>
          </table:table-cell>
          <table:table-cell office:value-type="float" office:value="9.5974000000000004" table:style-name="ce10">
            <text:p>9,5974</text:p>
          </table:table-cell>
          <table:table-cell table:style-name="ce2"/>
          <table:table-cell office:value-type="float" office:value="3.85" table:style-name="ce11">
            <text:p>3,85000</text:p>
          </table:table-cell>
          <table:table-cell table:style-name="ce2"/>
          <table:table-cell office:value-type="float" office:value="0.11217734432345799" table:style-name="ce9">
            <text:p>0,112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04</text:p>
          </table:table-cell>
          <table:table-cell office:value-type="float" office:value="105" table:style-name="ce9">
            <text:p>105,0000</text:p>
          </table:table-cell>
          <table:table-cell office:value-type="float" office:value="9.7418999999999993" table:style-name="ce10">
            <text:p>9,7419</text:p>
          </table:table-cell>
          <table:table-cell table:style-name="ce2"/>
          <table:table-cell office:value-type="float" office:value="14.52" table:style-name="ce11">
            <text:p>14,52000</text:p>
          </table:table-cell>
          <table:table-cell table:style-name="ce2"/>
          <table:table-cell office:value-type="float" office:value="9.2780000000000001E-2" table:style-name="ce9">
            <text:p>0,0928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05</text:p>
          </table:table-cell>
          <table:table-cell office:value-type="float" office:value="115.5" table:style-name="ce9">
            <text:p>115,5000</text:p>
          </table:table-cell>
          <table:table-cell office:value-type="float" office:value="4.2013999999999996" table:style-name="ce10">
            <text:p>4,2014</text:p>
          </table:table-cell>
          <table:table-cell table:style-name="ce2"/>
          <table:table-cell office:value-type="float" office:value="72.17" table:style-name="ce11">
            <text:p>72,17000</text:p>
          </table:table-cell>
          <table:table-cell table:style-name="ce2"/>
          <table:table-cell office:value-type="float" office:value="3.6375757575757603E-2" table:style-name="ce9">
            <text:p>0,0364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06</text:p>
          </table:table-cell>
          <table:table-cell office:value-type="float" office:value="154" table:style-name="ce9">
            <text:p>154,0000</text:p>
          </table:table-cell>
          <table:table-cell office:value-type="float" office:value="5.4292999999999996" table:style-name="ce10">
            <text:p>5,4293</text:p>
          </table:table-cell>
          <table:table-cell table:style-name="ce2"/>
          <table:table-cell office:value-type="float" office:value="103.3" table:style-name="ce11">
            <text:p>103,30000</text:p>
          </table:table-cell>
          <table:table-cell table:style-name="ce2"/>
          <table:table-cell office:value-type="float" office:value="3.5255194805194803E-2" table:style-name="ce9">
            <text:p>0,0353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07</text:p>
          </table:table-cell>
          <table:table-cell office:value-type="float" office:value="177.69229999999999" table:style-name="ce9">
            <text:p>177,6923</text:p>
          </table:table-cell>
          <table:table-cell office:value-type="float" office:value="16.747399999999999" table:style-name="ce10">
            <text:p>16,7474</text:p>
          </table:table-cell>
          <table:table-cell table:style-name="ce2"/>
          <table:table-cell office:value-type="float" office:value="133.05000000000001" table:style-name="ce11">
            <text:p>133,05000</text:p>
          </table:table-cell>
          <table:table-cell table:style-name="ce2"/>
          <table:table-cell office:value-type="float" office:value="9.4249441309499596E-2" table:style-name="ce9">
            <text:p>0,094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08</text:p>
          </table:table-cell>
          <table:table-cell office:value-type="float" office:value="330" table:style-name="ce9">
            <text:p>330,0000</text:p>
          </table:table-cell>
          <table:table-cell office:value-type="float" office:value="1.6125" table:style-name="ce10">
            <text:p>1,6125</text:p>
          </table:table-cell>
          <table:table-cell table:style-name="ce2"/>
          <table:table-cell office:value-type="float" office:value="164.2" table:style-name="ce11">
            <text:p>164,20000</text:p>
          </table:table-cell>
          <table:table-cell table:style-name="ce2"/>
          <table:table-cell office:value-type="float" office:value="4.8863636363636401E-3" table:style-name="ce9">
            <text:p>0,0049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05</text:p>
          </table:table-cell>
          <table:table-cell office:value-type="float" office:value="385" table:style-name="ce9">
            <text:p>385,0000</text:p>
          </table:table-cell>
          <table:table-cell office:value-type="float" office:value="17.3477" table:style-name="ce10">
            <text:p>17,3477</text:p>
          </table:table-cell>
          <table:table-cell table:style-name="ce2"/>
          <table:table-cell office:value-type="float" office:value="220.74" table:style-name="ce11">
            <text:p>220,74000</text:p>
          </table:table-cell>
          <table:table-cell table:style-name="ce2"/>
          <table:table-cell office:value-type="float" office:value="4.5058961038961003E-2" table:style-name="ce9">
            <text:p>0,0451</text:p>
          </table:table-cell>
          <table:table-cell table:style-name="ce12"/>
          <table:table-cell table:number-columns-repeated="16376"/>
        </table:table-row>
        <table:table-row table:style-name="ro3">
          <table:table-cell table:number-columns-repeated="4" table:style-name="ce16"/>
          <table:table-cell table:style-name="ce17"/>
          <table:table-cell table:style-name="ce18"/>
          <table:table-cell table:style-name="ce19"/>
          <table:table-cell table:style-name="ce16"/>
          <table:table-cell table:number-columns-repeated="16376"/>
        </table:table-row>
        <table:table-row table:style-name="ro3">
          <table:table-cell office:value-type="string" table:style-name="ce3">
            <text:p>Grup tasques 1</text:p>
          </table:table-cell>
          <table:table-cell office:value-type="string" table:style-name="ce6">
            <text:p>T_i</text:p>
          </table:table-cell>
          <table:table-cell office:value-type="string" table:style-name="ce6">
            <text:p>C_i</text:p>
          </table:table-cell>
          <table:table-cell table:style-name="ce5"/>
          <table:table-cell office:value-type="string" table:style-name="ce6">
            <text:p>Phi_i</text:p>
          </table:table-cell>
          <table:table-cell table:style-name="ce5"/>
          <table:table-cell office:value-type="string" table:style-name="ce6">
            <text:p>U_p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string" table:style-name="ce8">
            <text:p>Py_10</text:p>
          </table:table-cell>
          <table:table-cell office:value-type="float" office:value="55" table:style-name="ce9">
            <text:p>55,0000</text:p>
          </table:table-cell>
          <table:table-cell office:value-type="float" office:value="2.3875999999999999" table:style-name="ce10">
            <text:p>2,3876</text:p>
          </table:table-cell>
          <table:table-cell table:style-name="ce15"/>
          <table:table-cell office:value-type="float" office:value="52.96" table:style-name="ce20">
            <text:p>52,9600</text:p>
          </table:table-cell>
          <table:table-cell table:style-name="ce1"/>
          <table:table-cell office:value-type="float" office:value="4.3410909090909097E-2" table:style-name="ce9">
            <text:p>0,0434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11</text:p>
          </table:table-cell>
          <table:table-cell office:value-type="float" office:value="67.941199999999995" table:style-name="ce9">
            <text:p>67,9412</text:p>
          </table:table-cell>
          <table:table-cell office:value-type="float" office:value="3.1812999999999998" table:style-name="ce10">
            <text:p>3,1813</text:p>
          </table:table-cell>
          <table:table-cell table:style-name="ce15"/>
          <table:table-cell office:value-type="float" office:value="60.33" table:style-name="ce20">
            <text:p>60,3300</text:p>
          </table:table-cell>
          <table:table-cell table:style-name="ce1"/>
          <table:table-cell office:value-type="float" office:value="4.6824312788116801E-2" table:style-name="ce9">
            <text:p>0,0468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12</text:p>
          </table:table-cell>
          <table:table-cell office:value-type="float" office:value="72.1875" table:style-name="ce9">
            <text:p>72,1875</text:p>
          </table:table-cell>
          <table:table-cell office:value-type="float" office:value="2.3727999999999998" table:style-name="ce10">
            <text:p>2,3728</text:p>
          </table:table-cell>
          <table:table-cell table:style-name="ce15"/>
          <table:table-cell office:value-type="float" office:value="22.65" table:style-name="ce20">
            <text:p>22,6500</text:p>
          </table:table-cell>
          <table:table-cell table:style-name="ce1"/>
          <table:table-cell office:value-type="float" office:value="3.2869956709956703E-2" table:style-name="ce9">
            <text:p>0,0329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13</text:p>
          </table:table-cell>
          <table:table-cell office:value-type="float" office:value="82.5" table:style-name="ce9">
            <text:p>82,5000</text:p>
          </table:table-cell>
          <table:table-cell office:value-type="float" office:value="5.3186999999999998" table:style-name="ce10">
            <text:p>5,3187</text:p>
          </table:table-cell>
          <table:table-cell table:style-name="ce15"/>
          <table:table-cell office:value-type="float" office:value="46.84" table:style-name="ce20">
            <text:p>46,8400</text:p>
          </table:table-cell>
          <table:table-cell table:style-name="ce1"/>
          <table:table-cell office:value-type="float" office:value="6.4469090909090906E-2" table:style-name="ce9">
            <text:p>0,0645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14</text:p>
          </table:table-cell>
          <table:table-cell office:value-type="float" office:value="88.846199999999996" table:style-name="ce9">
            <text:p>88,8462</text:p>
          </table:table-cell>
          <table:table-cell office:value-type="float" office:value="2.7665999999999999" table:style-name="ce10">
            <text:p>2,7666</text:p>
          </table:table-cell>
          <table:table-cell table:style-name="ce15"/>
          <table:table-cell office:value-type="float" office:value="14.38" table:style-name="ce20">
            <text:p>14,3800</text:p>
          </table:table-cell>
          <table:table-cell table:style-name="ce1"/>
          <table:table-cell office:value-type="float" office:value="3.11392046030106E-2" table:style-name="ce9">
            <text:p>0,0311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15</text:p>
          </table:table-cell>
          <table:table-cell office:value-type="float" office:value="105" table:style-name="ce9">
            <text:p>105,0000</text:p>
          </table:table-cell>
          <table:table-cell office:value-type="float" office:value="8.3941999999999997" table:style-name="ce10">
            <text:p>8,3942</text:p>
          </table:table-cell>
          <table:table-cell table:style-name="ce15"/>
          <table:table-cell office:value-type="float" office:value="84.94" table:style-name="ce20">
            <text:p>84,9400</text:p>
          </table:table-cell>
          <table:table-cell table:style-name="ce1"/>
          <table:table-cell office:value-type="float" office:value="7.9944761904761893E-2" table:style-name="ce9">
            <text:p>0,0799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16</text:p>
          </table:table-cell>
          <table:table-cell office:value-type="float" office:value="288.75" table:style-name="ce9">
            <text:p>288,7500</text:p>
          </table:table-cell>
          <table:table-cell office:value-type="float" office:value="25.661799999999999" table:style-name="ce10">
            <text:p>25,6618</text:p>
          </table:table-cell>
          <table:table-cell table:style-name="ce15"/>
          <table:table-cell office:value-type="float" office:value="119.93" table:style-name="ce20">
            <text:p>119,9300</text:p>
          </table:table-cell>
          <table:table-cell table:style-name="ce1"/>
          <table:table-cell office:value-type="float" office:value="8.8872034632034594E-2" table:style-name="ce9">
            <text:p>0,0889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17</text:p>
          </table:table-cell>
          <table:table-cell office:value-type="float" office:value="385" table:style-name="ce9">
            <text:p>385,0000</text:p>
          </table:table-cell>
          <table:table-cell office:value-type="float" office:value="17.640799999999999" table:style-name="ce10">
            <text:p>17,6408</text:p>
          </table:table-cell>
          <table:table-cell table:style-name="ce15"/>
          <table:table-cell office:value-type="float" office:value="275.75" table:style-name="ce20">
            <text:p>275,7500</text:p>
          </table:table-cell>
          <table:table-cell table:style-name="ce1"/>
          <table:table-cell office:value-type="float" office:value="4.5820259740259703E-2" table:style-name="ce9">
            <text:p>0,0458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18</text:p>
          </table:table-cell>
          <table:table-cell office:value-type="float" office:value="462" table:style-name="ce9">
            <text:p>462,0000</text:p>
          </table:table-cell>
          <table:table-cell office:value-type="float" office:value="35.405299999999997" table:style-name="ce10">
            <text:p>35,4053</text:p>
          </table:table-cell>
          <table:table-cell table:style-name="ce15"/>
          <table:table-cell office:value-type="float" office:value="442.99" table:style-name="ce20">
            <text:p>442,9900</text:p>
          </table:table-cell>
          <table:table-cell table:style-name="ce1"/>
          <table:table-cell office:value-type="float" office:value="7.66348484848485E-2" table:style-name="ce9">
            <text:p>0,0766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19</text:p>
          </table:table-cell>
          <table:table-cell office:value-type="float" office:value="577.5" table:style-name="ce9">
            <text:p>577,5000</text:p>
          </table:table-cell>
          <table:table-cell office:value-type="float" office:value="51.997199999999999" table:style-name="ce10">
            <text:p>51,9972</text:p>
          </table:table-cell>
          <table:table-cell table:style-name="ce15"/>
          <table:table-cell office:value-type="float" office:value="106.78" table:style-name="ce20">
            <text:p>106,7800</text:p>
          </table:table-cell>
          <table:table-cell table:style-name="ce1"/>
          <table:table-cell office:value-type="float" office:value="9.0038441558441498E-2" table:style-name="ce9">
            <text:p>0,0900</text:p>
          </table:table-cell>
          <table:table-cell table:style-name="ce12"/>
          <table:table-cell table:number-columns-repeated="16376"/>
        </table:table-row>
        <table:table-row table:style-name="ro3">
          <table:table-cell table:number-columns-repeated="4" table:style-name="ce16"/>
          <table:table-cell table:style-name="ce17"/>
          <table:table-cell table:style-name="ce18"/>
          <table:table-cell table:style-name="ce19"/>
          <table:table-cell table:style-name="ce16"/>
          <table:table-cell table:number-columns-repeated="16376"/>
        </table:table-row>
        <table:table-row table:style-name="ro3">
          <table:table-cell office:value-type="string" table:style-name="ce3">
            <text:p>Grup tasques 2</text:p>
          </table:table-cell>
          <table:table-cell office:value-type="string" table:style-name="ce6">
            <text:p>T_i</text:p>
          </table:table-cell>
          <table:table-cell office:value-type="string" table:style-name="ce6">
            <text:p>C_i</text:p>
          </table:table-cell>
          <table:table-cell table:style-name="ce5"/>
          <table:table-cell office:value-type="string" table:style-name="ce6">
            <text:p>Phi_i</text:p>
          </table:table-cell>
          <table:table-cell table:style-name="ce5"/>
          <table:table-cell office:value-type="string" table:style-name="ce6">
            <text:p>U_p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string" table:style-name="ce8">
            <text:p>Py_20</text:p>
          </table:table-cell>
          <table:table-cell office:value-type="float" office:value="55" table:style-name="ce10">
            <text:p>55,0000</text:p>
          </table:table-cell>
          <table:table-cell office:value-type="float" office:value="2.9855" table:style-name="ce10">
            <text:p>2,9855</text:p>
          </table:table-cell>
          <table:table-cell table:style-name="ce2"/>
          <table:table-cell office:value-type="float" office:value="12.88" table:style-name="ce9">
            <text:p>12,8800</text:p>
          </table:table-cell>
          <table:table-cell table:style-name="ce2"/>
          <table:table-cell office:value-type="float" office:value="5.4281818181818202E-2" table:style-name="ce9">
            <text:p>0,0543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21</text:p>
          </table:table-cell>
          <table:table-cell office:value-type="float" office:value="66" table:style-name="ce10">
            <text:p>66,0000</text:p>
          </table:table-cell>
          <table:table-cell office:value-type="float" office:value="2.7919" table:style-name="ce10">
            <text:p>2,7919</text:p>
          </table:table-cell>
          <table:table-cell table:style-name="ce2"/>
          <table:table-cell office:value-type="float" office:value="5.12" table:style-name="ce9">
            <text:p>5,1200</text:p>
          </table:table-cell>
          <table:table-cell table:style-name="ce2"/>
          <table:table-cell office:value-type="float" office:value="4.2301515151515201E-2" table:style-name="ce9">
            <text:p>0,0423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22</text:p>
          </table:table-cell>
          <table:table-cell office:value-type="float" office:value="67.941199999999995" table:style-name="ce10">
            <text:p>67,9412</text:p>
          </table:table-cell>
          <table:table-cell office:value-type="float" office:value="1.5109999999999999" table:style-name="ce10">
            <text:p>1,5110</text:p>
          </table:table-cell>
          <table:table-cell table:style-name="ce2"/>
          <table:table-cell office:value-type="float" office:value="52.43" table:style-name="ce9">
            <text:p>52,4300</text:p>
          </table:table-cell>
          <table:table-cell table:style-name="ce2"/>
          <table:table-cell office:value-type="float" office:value="2.2239819137724999E-2" table:style-name="ce9">
            <text:p>0,022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23</text:p>
          </table:table-cell>
          <table:table-cell office:value-type="float" office:value="85.555599999999998" table:style-name="ce10">
            <text:p>85,5556</text:p>
          </table:table-cell>
          <table:table-cell office:value-type="float" office:value="4.4911000000000003" table:style-name="ce10">
            <text:p>4,4911</text:p>
          </table:table-cell>
          <table:table-cell table:style-name="ce2"/>
          <table:table-cell office:value-type="float" office:value="1.92" table:style-name="ce9">
            <text:p>1,9200</text:p>
          </table:table-cell>
          <table:table-cell table:style-name="ce2"/>
          <table:table-cell office:value-type="float" office:value="5.2493349354104199E-2" table:style-name="ce9">
            <text:p>0,0525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24</text:p>
          </table:table-cell>
          <table:table-cell office:value-type="float" office:value="92.4" table:style-name="ce10">
            <text:p>92,4000</text:p>
          </table:table-cell>
          <table:table-cell office:value-type="float" office:value="4.4532999999999996" table:style-name="ce10">
            <text:p>4,4533</text:p>
          </table:table-cell>
          <table:table-cell table:style-name="ce2"/>
          <table:table-cell office:value-type="float" office:value="13.38" table:style-name="ce9">
            <text:p>13,3800</text:p>
          </table:table-cell>
          <table:table-cell table:style-name="ce2"/>
          <table:table-cell office:value-type="float" office:value="4.8195887445887403E-2" table:style-name="ce9">
            <text:p>0,048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25</text:p>
          </table:table-cell>
          <table:table-cell office:value-type="float" office:value="135.88239999999999" table:style-name="ce10">
            <text:p>135,8824</text:p>
          </table:table-cell>
          <table:table-cell office:value-type="float" office:value="12.086600000000001" table:style-name="ce10">
            <text:p>12,0866</text:p>
          </table:table-cell>
          <table:table-cell table:style-name="ce2"/>
          <table:table-cell office:value-type="float" office:value="129.29" table:style-name="ce9">
            <text:p>129,2900</text:p>
          </table:table-cell>
          <table:table-cell table:style-name="ce2"/>
          <table:table-cell office:value-type="float" office:value="8.8948973524165004E-2" table:style-name="ce9">
            <text:p>0,0889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26</text:p>
          </table:table-cell>
          <table:table-cell office:value-type="float" office:value="144.375" table:style-name="ce10">
            <text:p>144,3750</text:p>
          </table:table-cell>
          <table:table-cell office:value-type="float" office:value="15.3924" table:style-name="ce10">
            <text:p>15,3924</text:p>
          </table:table-cell>
          <table:table-cell table:style-name="ce2"/>
          <table:table-cell office:value-type="float" office:value="68.900000000000006" table:style-name="ce9">
            <text:p>68,9000</text:p>
          </table:table-cell>
          <table:table-cell table:style-name="ce2"/>
          <table:table-cell office:value-type="float" office:value="0.106614025974026" table:style-name="ce9">
            <text:p>0,1066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27</text:p>
          </table:table-cell>
          <table:table-cell office:value-type="float" office:value="154" table:style-name="ce10">
            <text:p>154,0000</text:p>
          </table:table-cell>
          <table:table-cell office:value-type="float" office:value="7.6326999999999998" table:style-name="ce10">
            <text:p>7,6327</text:p>
          </table:table-cell>
          <table:table-cell table:style-name="ce2"/>
          <table:table-cell office:value-type="float" office:value="18.829999999999998" table:style-name="ce9">
            <text:p>18,8300</text:p>
          </table:table-cell>
          <table:table-cell table:style-name="ce2"/>
          <table:table-cell office:value-type="float" office:value="4.9562987012987003E-2" table:style-name="ce9">
            <text:p>0,0496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28</text:p>
          </table:table-cell>
          <table:table-cell office:value-type="float" office:value="177.6293" table:style-name="ce10">
            <text:p>177,6293</text:p>
          </table:table-cell>
          <table:table-cell office:value-type="float" office:value="14.8713" table:style-name="ce10">
            <text:p>14,8713</text:p>
          </table:table-cell>
          <table:table-cell table:style-name="ce2"/>
          <table:table-cell office:value-type="float" office:value="176.08" table:style-name="ce9">
            <text:p>176,0800</text:p>
          </table:table-cell>
          <table:table-cell table:style-name="ce2"/>
          <table:table-cell office:value-type="float" office:value="8.3720985220343699E-2" table:style-name="ce9">
            <text:p>0,0837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29</text:p>
          </table:table-cell>
          <table:table-cell office:value-type="float" office:value="1155" table:style-name="ce10">
            <text:p>1155,0000</text:p>
          </table:table-cell>
          <table:table-cell office:value-type="float" office:value="59.646700000000003" table:style-name="ce10">
            <text:p>59,6467</text:p>
          </table:table-cell>
          <table:table-cell table:style-name="ce2"/>
          <table:table-cell office:value-type="float" office:value="370.24" table:style-name="ce9">
            <text:p>370,2400</text:p>
          </table:table-cell>
          <table:table-cell table:style-name="ce2"/>
          <table:table-cell office:value-type="float" office:value="5.1642164502164502E-2" table:style-name="ce9">
            <text:p>0,0516</text:p>
          </table:table-cell>
          <table:table-cell table:style-name="ce12"/>
          <table:table-cell table:number-columns-repeated="16376"/>
        </table:table-row>
        <table:table-row table:style-name="ro3">
          <table:table-cell table:number-columns-repeated="4" table:style-name="ce16"/>
          <table:table-cell table:style-name="ce17"/>
          <table:table-cell table:style-name="ce18"/>
          <table:table-cell table:style-name="ce19"/>
          <table:table-cell table:style-name="ce16"/>
          <table:table-cell table:number-columns-repeated="16376"/>
        </table:table-row>
        <table:table-row table:style-name="ro3">
          <table:table-cell office:value-type="string" table:style-name="ce3">
            <text:p>Grup tasques 3</text:p>
          </table:table-cell>
          <table:table-cell office:value-type="string" table:style-name="ce6">
            <text:p>T_i</text:p>
          </table:table-cell>
          <table:table-cell office:value-type="string" table:style-name="ce6">
            <text:p>C_i</text:p>
          </table:table-cell>
          <table:table-cell table:style-name="ce5"/>
          <table:table-cell office:value-type="string" table:style-name="ce6">
            <text:p>Phi_i</text:p>
          </table:table-cell>
          <table:table-cell table:style-name="ce5"/>
          <table:table-cell office:value-type="string" table:style-name="ce6">
            <text:p>U_p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string" table:style-name="ce8">
            <text:p>Py_30</text:p>
          </table:table-cell>
          <table:table-cell office:value-type="float" office:value="55" table:style-name="ce10">
            <text:p>55,0000</text:p>
          </table:table-cell>
          <table:table-cell office:value-type="float" office:value="5.9386999999999999" table:style-name="ce10">
            <text:p>5,9387</text:p>
          </table:table-cell>
          <table:table-cell table:style-name="ce2"/>
          <table:table-cell office:value-type="float" office:value="21.04" table:style-name="ce9">
            <text:p>21,0400</text:p>
          </table:table-cell>
          <table:table-cell table:style-name="ce2"/>
          <table:table-cell office:value-type="float" office:value="0.107976363636364" table:style-name="ce9">
            <text:p>0,1080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31</text:p>
          </table:table-cell>
          <table:table-cell office:value-type="float" office:value="66" table:style-name="ce10">
            <text:p>66,0000</text:p>
          </table:table-cell>
          <table:table-cell office:value-type="float" office:value="3.0144000000000002" table:style-name="ce10">
            <text:p>3,0144</text:p>
          </table:table-cell>
          <table:table-cell table:style-name="ce2"/>
          <table:table-cell office:value-type="float" office:value="50.1" table:style-name="ce9">
            <text:p>50,1000</text:p>
          </table:table-cell>
          <table:table-cell table:style-name="ce2"/>
          <table:table-cell office:value-type="float" office:value="4.5672727272727302E-2" table:style-name="ce9">
            <text:p>0,0457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32</text:p>
          </table:table-cell>
          <table:table-cell office:value-type="float" office:value="70" table:style-name="ce10">
            <text:p>70,0000</text:p>
          </table:table-cell>
          <table:table-cell office:value-type="float" office:value="5.2293000000000003" table:style-name="ce10">
            <text:p>5,2293</text:p>
          </table:table-cell>
          <table:table-cell table:style-name="ce2"/>
          <table:table-cell office:value-type="float" office:value="56.21" table:style-name="ce9">
            <text:p>56,2100</text:p>
          </table:table-cell>
          <table:table-cell table:style-name="ce2"/>
          <table:table-cell office:value-type="float" office:value="7.4704285714285695E-2" table:style-name="ce9">
            <text:p>0,0747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33</text:p>
          </table:table-cell>
          <table:table-cell office:value-type="float" office:value="92.4" table:style-name="ce10">
            <text:p>92,4000</text:p>
          </table:table-cell>
          <table:table-cell office:value-type="float" office:value="4.665" table:style-name="ce10">
            <text:p>4,6650</text:p>
          </table:table-cell>
          <table:table-cell table:style-name="ce2"/>
          <table:table-cell office:value-type="float" office:value="16.77" table:style-name="ce9">
            <text:p>16,7700</text:p>
          </table:table-cell>
          <table:table-cell table:style-name="ce2"/>
          <table:table-cell office:value-type="float" office:value="5.0487012987012997E-2" table:style-name="ce9">
            <text:p>0,0505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34</text:p>
          </table:table-cell>
          <table:table-cell office:value-type="float" office:value="100.4348" table:style-name="ce10">
            <text:p>100,4348</text:p>
          </table:table-cell>
          <table:table-cell office:value-type="float" office:value="6.1424000000000003" table:style-name="ce10">
            <text:p>6,1424</text:p>
          </table:table-cell>
          <table:table-cell table:style-name="ce2"/>
          <table:table-cell office:value-type="float" office:value="46.35" table:style-name="ce9">
            <text:p>46,3500</text:p>
          </table:table-cell>
          <table:table-cell table:style-name="ce2"/>
          <table:table-cell office:value-type="float" office:value="6.1158084647950701E-2" table:style-name="ce9">
            <text:p>0,061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35</text:p>
          </table:table-cell>
          <table:table-cell office:value-type="float" office:value="105" table:style-name="ce10">
            <text:p>105,0000</text:p>
          </table:table-cell>
          <table:table-cell office:value-type="float" office:value="3.9314" table:style-name="ce10">
            <text:p>3,9314</text:p>
          </table:table-cell>
          <table:table-cell table:style-name="ce2"/>
          <table:table-cell office:value-type="float" office:value="39.19" table:style-name="ce9">
            <text:p>39,1900</text:p>
          </table:table-cell>
          <table:table-cell table:style-name="ce2"/>
          <table:table-cell office:value-type="float" office:value="3.7441904761904801E-2" table:style-name="ce9">
            <text:p>0,0374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36</text:p>
          </table:table-cell>
          <table:table-cell office:value-type="float" office:value="110" table:style-name="ce10">
            <text:p>110,0000</text:p>
          </table:table-cell>
          <table:table-cell office:value-type="float" office:value="8.1821000000000002" table:style-name="ce10">
            <text:p>8,1821</text:p>
          </table:table-cell>
          <table:table-cell table:style-name="ce2"/>
          <table:table-cell office:value-type="float" office:value="22.75" table:style-name="ce9">
            <text:p>22,7500</text:p>
          </table:table-cell>
          <table:table-cell table:style-name="ce2"/>
          <table:table-cell office:value-type="float" office:value="7.4382727272727295E-2" table:style-name="ce9">
            <text:p>0,0744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37</text:p>
          </table:table-cell>
          <table:table-cell office:value-type="float" office:value="121.5789" table:style-name="ce10">
            <text:p>121,5789</text:p>
          </table:table-cell>
          <table:table-cell office:value-type="float" office:value="11.0319" table:style-name="ce10">
            <text:p>11,0319</text:p>
          </table:table-cell>
          <table:table-cell table:style-name="ce2"/>
          <table:table-cell office:value-type="float" office:value="104.36" table:style-name="ce9">
            <text:p>104,3600</text:p>
          </table:table-cell>
          <table:table-cell table:style-name="ce2"/>
          <table:table-cell office:value-type="float" office:value="9.0738606781275405E-2" table:style-name="ce9">
            <text:p>0,0907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38</text:p>
          </table:table-cell>
          <table:table-cell office:value-type="float" office:value="165" table:style-name="ce10">
            <text:p>165,0000</text:p>
          </table:table-cell>
          <table:table-cell office:value-type="float" office:value="9.2508999999999997" table:style-name="ce10">
            <text:p>9,2509</text:p>
          </table:table-cell>
          <table:table-cell table:style-name="ce2"/>
          <table:table-cell office:value-type="float" office:value="53.49" table:style-name="ce9">
            <text:p>53,4900</text:p>
          </table:table-cell>
          <table:table-cell table:style-name="ce2"/>
          <table:table-cell office:value-type="float" office:value="5.6066060606060598E-2" table:style-name="ce9">
            <text:p>0,0561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39</text:p>
          </table:table-cell>
          <table:table-cell office:value-type="float" office:value="210" table:style-name="ce10">
            <text:p>210,0000</text:p>
          </table:table-cell>
          <table:table-cell office:value-type="float" office:value="0.2873" table:style-name="ce10">
            <text:p>0,2873</text:p>
          </table:table-cell>
          <table:table-cell table:style-name="ce2"/>
          <table:table-cell office:value-type="float" office:value="118.5" table:style-name="ce9">
            <text:p>118,5000</text:p>
          </table:table-cell>
          <table:table-cell table:style-name="ce2"/>
          <table:table-cell office:value-type="float" office:value="1.3680952380952401E-3" table:style-name="ce9">
            <text:p>0,0014</text:p>
          </table:table-cell>
          <table:table-cell table:style-name="ce12"/>
          <table:table-cell table:number-columns-repeated="16376"/>
        </table:table-row>
        <table:table-row table:style-name="ro3">
          <table:table-cell table:number-columns-repeated="4" table:style-name="ce16"/>
          <table:table-cell table:style-name="ce17"/>
          <table:table-cell table:style-name="ce18"/>
          <table:table-cell table:style-name="ce19"/>
          <table:table-cell table:style-name="ce16"/>
          <table:table-cell table:number-columns-repeated="16376"/>
        </table:table-row>
        <table:table-row table:style-name="ro3">
          <table:table-cell office:value-type="string" table:style-name="ce3">
            <text:p>Grup tasques 4</text:p>
          </table:table-cell>
          <table:table-cell office:value-type="string" table:style-name="ce6">
            <text:p>T_i</text:p>
          </table:table-cell>
          <table:table-cell office:value-type="string" table:style-name="ce6">
            <text:p>C_i</text:p>
          </table:table-cell>
          <table:table-cell table:style-name="ce5"/>
          <table:table-cell office:value-type="string" table:style-name="ce6">
            <text:p>Phi_i</text:p>
          </table:table-cell>
          <table:table-cell table:style-name="ce5"/>
          <table:table-cell office:value-type="string" table:style-name="ce6">
            <text:p>U_p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string" table:style-name="ce8">
            <text:p>Py_40</text:p>
          </table:table-cell>
          <table:table-cell office:value-type="float" office:value="55" table:style-name="ce10">
            <text:p>55,0000</text:p>
          </table:table-cell>
          <table:table-cell office:value-type="float" office:value="6.4032999999999998" table:style-name="ce10">
            <text:p>6,4033</text:p>
          </table:table-cell>
          <table:table-cell table:style-name="ce14"/>
          <table:table-cell office:value-type="float" office:value="16.28" table:style-name="ce9">
            <text:p>16,2800</text:p>
          </table:table-cell>
          <table:table-cell table:style-name="ce2"/>
          <table:table-cell office:value-type="float" office:value="0.11642363636363599" table:style-name="ce9">
            <text:p>0,1164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41</text:p>
          </table:table-cell>
          <table:table-cell office:value-type="float" office:value="62.432400000000001" table:style-name="ce10">
            <text:p>62,4324</text:p>
          </table:table-cell>
          <table:table-cell office:value-type="float" office:value="8.3257999999999992" table:style-name="ce10">
            <text:p>8,3258</text:p>
          </table:table-cell>
          <table:table-cell table:style-name="ce14"/>
          <table:table-cell office:value-type="float" office:value="6.46" table:style-name="ce9">
            <text:p>6,4600</text:p>
          </table:table-cell>
          <table:table-cell table:style-name="ce2"/>
          <table:table-cell office:value-type="float" office:value="0.13335703897335399" table:style-name="ce9">
            <text:p>0,1334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42</text:p>
          </table:table-cell>
          <table:table-cell office:value-type="float" office:value="79.655199999999994" table:style-name="ce10">
            <text:p>79,6552</text:p>
          </table:table-cell>
          <table:table-cell office:value-type="float" office:value="7.7506000000000004" table:style-name="ce10">
            <text:p>7,7506</text:p>
          </table:table-cell>
          <table:table-cell table:style-name="ce14"/>
          <table:table-cell office:value-type="float" office:value="12.14" table:style-name="ce9">
            <text:p>12,1400</text:p>
          </table:table-cell>
          <table:table-cell table:style-name="ce2"/>
          <table:table-cell office:value-type="float" office:value="9.7301871064287102E-2" table:style-name="ce9">
            <text:p>0,0973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43</text:p>
          </table:table-cell>
          <table:table-cell office:value-type="float" office:value="85.555599999999998" table:style-name="ce10">
            <text:p>85,5556</text:p>
          </table:table-cell>
          <table:table-cell office:value-type="float" office:value="4.6952999999999996" table:style-name="ce10">
            <text:p>4,6953</text:p>
          </table:table-cell>
          <table:table-cell table:style-name="ce14"/>
          <table:table-cell office:value-type="float" office:value="31.31" table:style-name="ce9">
            <text:p>31,3100</text:p>
          </table:table-cell>
          <table:table-cell table:style-name="ce2"/>
          <table:table-cell office:value-type="float" office:value="5.4880101360986297E-2" table:style-name="ce9">
            <text:p>0,0549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44</text:p>
          </table:table-cell>
          <table:table-cell office:value-type="float" office:value="121.5789" table:style-name="ce10">
            <text:p>121,5789</text:p>
          </table:table-cell>
          <table:table-cell office:value-type="float" office:value="1.6636" table:style-name="ce10">
            <text:p>1,6636</text:p>
          </table:table-cell>
          <table:table-cell table:style-name="ce14"/>
          <table:table-cell office:value-type="float" office:value="41.95" table:style-name="ce9">
            <text:p>41,9500</text:p>
          </table:table-cell>
          <table:table-cell table:style-name="ce2"/>
          <table:table-cell office:value-type="float" office:value="1.3683295374444101E-2" table:style-name="ce9">
            <text:p>0,0137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45</text:p>
          </table:table-cell>
          <table:table-cell office:value-type="float" office:value="128.33330000000001" table:style-name="ce10">
            <text:p>128,3333</text:p>
          </table:table-cell>
          <table:table-cell office:value-type="float" office:value="0.8609" table:style-name="ce10">
            <text:p>0,8609</text:p>
          </table:table-cell>
          <table:table-cell table:style-name="ce14"/>
          <table:table-cell office:value-type="float" office:value="80.3" table:style-name="ce9">
            <text:p>80,3000</text:p>
          </table:table-cell>
          <table:table-cell table:style-name="ce2"/>
          <table:table-cell office:value-type="float" office:value="6.7083134307307597E-3" table:style-name="ce9">
            <text:p>0,0067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46</text:p>
          </table:table-cell>
          <table:table-cell office:value-type="float" office:value="135.88239999999999" table:style-name="ce10">
            <text:p>135,8824</text:p>
          </table:table-cell>
          <table:table-cell office:value-type="float" office:value="14.3088" table:style-name="ce10">
            <text:p>14,3088</text:p>
          </table:table-cell>
          <table:table-cell table:style-name="ce14"/>
          <table:table-cell office:value-type="float" office:value="130.08000000000001" table:style-name="ce9">
            <text:p>130,0800</text:p>
          </table:table-cell>
          <table:table-cell table:style-name="ce2"/>
          <table:table-cell office:value-type="float" office:value="0.105302820674348" table:style-name="ce9">
            <text:p>0,1053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47</text:p>
          </table:table-cell>
          <table:table-cell office:value-type="float" office:value="154" table:style-name="ce10">
            <text:p>154,0000</text:p>
          </table:table-cell>
          <table:table-cell office:value-type="float" office:value="3.1440000000000001" table:style-name="ce10">
            <text:p>3,1440</text:p>
          </table:table-cell>
          <table:table-cell table:style-name="ce14"/>
          <table:table-cell office:value-type="float" office:value="98.95" table:style-name="ce9">
            <text:p>98,9500</text:p>
          </table:table-cell>
          <table:table-cell table:style-name="ce2"/>
          <table:table-cell office:value-type="float" office:value="2.0415584415584401E-2" table:style-name="ce9">
            <text:p>0,0204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48</text:p>
          </table:table-cell>
          <table:table-cell office:value-type="float" office:value="256.66669999999999" table:style-name="ce10">
            <text:p>256,6667</text:p>
          </table:table-cell>
          <table:table-cell office:value-type="float" office:value="1.9924999999999999" table:style-name="ce10">
            <text:p>1,9925</text:p>
          </table:table-cell>
          <table:table-cell table:style-name="ce14"/>
          <table:table-cell office:value-type="float" office:value="34.1" table:style-name="ce9">
            <text:p>34,1000</text:p>
          </table:table-cell>
          <table:table-cell table:style-name="ce2"/>
          <table:table-cell office:value-type="float" office:value="7.7629860048070102E-3" table:style-name="ce9">
            <text:p>0,0078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49</text:p>
          </table:table-cell>
          <table:table-cell office:value-type="float" office:value="462" table:style-name="ce10">
            <text:p>462,0000</text:p>
          </table:table-cell>
          <table:table-cell office:value-type="float" office:value="20.417200000000001" table:style-name="ce10">
            <text:p>20,4172</text:p>
          </table:table-cell>
          <table:table-cell table:style-name="ce14"/>
          <table:table-cell office:value-type="float" office:value="42.74" table:style-name="ce9">
            <text:p>42,7400</text:p>
          </table:table-cell>
          <table:table-cell table:style-name="ce2"/>
          <table:table-cell office:value-type="float" office:value="4.4193073593073597E-2" table:style-name="ce9">
            <text:p>0,0442</text:p>
          </table:table-cell>
          <table:table-cell table:style-name="ce12"/>
          <table:table-cell table:number-columns-repeated="16376"/>
        </table:table-row>
        <table:table-row table:style-name="ro3">
          <table:table-cell table:number-columns-repeated="4" table:style-name="ce16"/>
          <table:table-cell table:style-name="ce17"/>
          <table:table-cell table:style-name="ce18"/>
          <table:table-cell table:style-name="ce19"/>
          <table:table-cell table:style-name="ce16"/>
          <table:table-cell table:number-columns-repeated="16376"/>
        </table:table-row>
        <table:table-row table:style-name="ro3">
          <table:table-cell office:value-type="string" table:style-name="ce3">
            <text:p>Grup tasques 5</text:p>
          </table:table-cell>
          <table:table-cell office:value-type="string" table:style-name="ce6">
            <text:p>T_i</text:p>
          </table:table-cell>
          <table:table-cell office:value-type="string" table:style-name="ce6">
            <text:p>C_i</text:p>
          </table:table-cell>
          <table:table-cell table:style-name="ce5"/>
          <table:table-cell office:value-type="string" table:style-name="ce6">
            <text:p>Phi_i</text:p>
          </table:table-cell>
          <table:table-cell table:style-name="ce5"/>
          <table:table-cell office:value-type="string" table:style-name="ce6">
            <text:p>U_p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string" table:style-name="ce8">
            <text:p>Py_50</text:p>
          </table:table-cell>
          <table:table-cell office:value-type="float" office:value="55" table:style-name="ce9">
            <text:p>55,0000</text:p>
          </table:table-cell>
          <table:table-cell office:value-type="float" office:value="1.9908999999999999" table:style-name="ce9">
            <text:p>1,9909</text:p>
          </table:table-cell>
          <table:table-cell table:style-name="ce9"/>
          <table:table-cell office:value-type="float" office:value="2.69" table:style-name="ce9">
            <text:p>2,6900</text:p>
          </table:table-cell>
          <table:table-cell table:style-name="ce2"/>
          <table:table-cell office:value-type="float" office:value="3.6198181818181803E-2" table:style-name="ce9">
            <text:p>0,036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51</text:p>
          </table:table-cell>
          <table:table-cell office:value-type="float" office:value="66" table:style-name="ce9">
            <text:p>66,0000</text:p>
          </table:table-cell>
          <table:table-cell office:value-type="float" office:value="0.82779999999999998" table:style-name="ce9">
            <text:p>0,8278</text:p>
          </table:table-cell>
          <table:table-cell table:style-name="ce9"/>
          <table:table-cell office:value-type="float" office:value="50.27" table:style-name="ce9">
            <text:p>50,2700</text:p>
          </table:table-cell>
          <table:table-cell table:style-name="ce2"/>
          <table:table-cell office:value-type="float" office:value="1.25424242424242E-2" table:style-name="ce9">
            <text:p>0,0125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52</text:p>
          </table:table-cell>
          <table:table-cell office:value-type="float" office:value="72.1875" table:style-name="ce9">
            <text:p>72,1875</text:p>
          </table:table-cell>
          <table:table-cell office:value-type="float" office:value="9.2959999999999994" table:style-name="ce9">
            <text:p>9,2960</text:p>
          </table:table-cell>
          <table:table-cell table:style-name="ce9"/>
          <table:table-cell office:value-type="float" office:value="23.08" table:style-name="ce9">
            <text:p>23,0800</text:p>
          </table:table-cell>
          <table:table-cell table:style-name="ce2"/>
          <table:table-cell office:value-type="float" office:value="0.12877575757575799" table:style-name="ce9">
            <text:p>0,1288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53</text:p>
          </table:table-cell>
          <table:table-cell office:value-type="float" office:value="110" table:style-name="ce9">
            <text:p>110,0000</text:p>
          </table:table-cell>
          <table:table-cell office:value-type="float" office:value="10.0381" table:style-name="ce9">
            <text:p>10,0381</text:p>
          </table:table-cell>
          <table:table-cell table:style-name="ce9"/>
          <table:table-cell office:value-type="float" office:value="75.209999999999994" table:style-name="ce9">
            <text:p>75,2100</text:p>
          </table:table-cell>
          <table:table-cell table:style-name="ce2"/>
          <table:table-cell office:value-type="float" office:value="9.1255454545454501E-2" table:style-name="ce9">
            <text:p>0,0913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54</text:p>
          </table:table-cell>
          <table:table-cell office:value-type="float" office:value="128.33330000000001" table:style-name="ce9">
            <text:p>128,3333</text:p>
          </table:table-cell>
          <table:table-cell office:value-type="float" office:value="8.8605999999999998" table:style-name="ce9">
            <text:p>8,8606</text:p>
          </table:table-cell>
          <table:table-cell table:style-name="ce9"/>
          <table:table-cell office:value-type="float" office:value="103.42" table:style-name="ce9">
            <text:p>103,4200</text:p>
          </table:table-cell>
          <table:table-cell table:style-name="ce2"/>
          <table:table-cell office:value-type="float" office:value="6.90436542970531E-2" table:style-name="ce9">
            <text:p>0,0690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55</text:p>
          </table:table-cell>
          <table:table-cell office:value-type="float" office:value="135.88239999999999" table:style-name="ce9">
            <text:p>135,8824</text:p>
          </table:table-cell>
          <table:table-cell office:value-type="float" office:value="4.8262" table:style-name="ce9">
            <text:p>4,8262</text:p>
          </table:table-cell>
          <table:table-cell table:style-name="ce9"/>
          <table:table-cell office:value-type="float" office:value="132.68" table:style-name="ce9">
            <text:p>132,6800</text:p>
          </table:table-cell>
          <table:table-cell table:style-name="ce2"/>
          <table:table-cell office:value-type="float" office:value="3.5517476877064302E-2" table:style-name="ce9">
            <text:p>0,0355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56</text:p>
          </table:table-cell>
          <table:table-cell office:value-type="float" office:value="177.69229999999999" table:style-name="ce9">
            <text:p>177,6923</text:p>
          </table:table-cell>
          <table:table-cell office:value-type="float" office:value="1.1100000000000001" table:style-name="ce9">
            <text:p>1,1100</text:p>
          </table:table-cell>
          <table:table-cell table:style-name="ce9"/>
          <table:table-cell office:value-type="float" office:value="150.01" table:style-name="ce9">
            <text:p>150,0100</text:p>
          </table:table-cell>
          <table:table-cell table:style-name="ce2"/>
          <table:table-cell office:value-type="float" office:value="6.2467535171754802E-3" table:style-name="ce9">
            <text:p>0,006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57</text:p>
          </table:table-cell>
          <table:table-cell office:value-type="float" office:value="231" table:style-name="ce9">
            <text:p>231,0000</text:p>
          </table:table-cell>
          <table:table-cell office:value-type="float" office:value="15.5022" table:style-name="ce9">
            <text:p>15,5022</text:p>
          </table:table-cell>
          <table:table-cell table:style-name="ce9"/>
          <table:table-cell office:value-type="float" office:value="50.55" table:style-name="ce9">
            <text:p>50,5500</text:p>
          </table:table-cell>
          <table:table-cell table:style-name="ce2"/>
          <table:table-cell office:value-type="float" office:value="6.7109090909090896E-2" table:style-name="ce9">
            <text:p>0,0671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58</text:p>
          </table:table-cell>
          <table:table-cell office:value-type="float" office:value="385" table:style-name="ce9">
            <text:p>385,0000</text:p>
          </table:table-cell>
          <table:table-cell office:value-type="float" office:value="31.7012" table:style-name="ce9">
            <text:p>31,7012</text:p>
          </table:table-cell>
          <table:table-cell table:style-name="ce9"/>
          <table:table-cell office:value-type="float" office:value="16.149999999999999" table:style-name="ce9">
            <text:p>16,1500</text:p>
          </table:table-cell>
          <table:table-cell table:style-name="ce2"/>
          <table:table-cell office:value-type="float" office:value="8.2340779220779203E-2" table:style-name="ce9">
            <text:p>0,0823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59</text:p>
          </table:table-cell>
          <table:table-cell office:value-type="float" office:value="770" table:style-name="ce9">
            <text:p>770,0000</text:p>
          </table:table-cell>
          <table:table-cell office:value-type="float" office:value="54.683700000000002" table:style-name="ce9">
            <text:p>54,6837</text:p>
          </table:table-cell>
          <table:table-cell table:style-name="ce9"/>
          <table:table-cell office:value-type="float" office:value="292.93" table:style-name="ce9">
            <text:p>292,9300</text:p>
          </table:table-cell>
          <table:table-cell table:style-name="ce2"/>
          <table:table-cell office:value-type="float" office:value="7.1017792207792196E-2" table:style-name="ce9">
            <text:p>0,0710</text:p>
          </table:table-cell>
          <table:table-cell table:style-name="ce12"/>
          <table:table-cell table:number-columns-repeated="16376"/>
        </table:table-row>
        <table:table-row table:style-name="ro3">
          <table:table-cell table:number-columns-repeated="4" table:style-name="ce16"/>
          <table:table-cell table:style-name="ce17"/>
          <table:table-cell table:style-name="ce18"/>
          <table:table-cell table:style-name="ce19"/>
          <table:table-cell table:style-name="ce16"/>
          <table:table-cell table:number-columns-repeated="16376"/>
        </table:table-row>
        <table:table-row table:style-name="ro3">
          <table:table-cell office:value-type="string" table:style-name="ce3">
            <text:p>Grup tasques 6</text:p>
          </table:table-cell>
          <table:table-cell office:value-type="string" table:style-name="ce6">
            <text:p>T_i</text:p>
          </table:table-cell>
          <table:table-cell office:value-type="string" table:style-name="ce6">
            <text:p>C_i</text:p>
          </table:table-cell>
          <table:table-cell table:style-name="ce5"/>
          <table:table-cell office:value-type="string" table:style-name="ce6">
            <text:p>Phi_i</text:p>
          </table:table-cell>
          <table:table-cell table:style-name="ce5"/>
          <table:table-cell office:value-type="string" table:style-name="ce6">
            <text:p>U_p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string" table:style-name="ce8">
            <text:p>Py_60</text:p>
          </table:table-cell>
          <table:table-cell office:value-type="float" office:value="55" table:style-name="ce9">
            <text:p>55,0000</text:p>
          </table:table-cell>
          <table:table-cell office:value-type="float" office:value="5.6073000000000004" table:style-name="ce9">
            <text:p>5,6073</text:p>
          </table:table-cell>
          <table:table-cell table:style-name="ce9"/>
          <table:table-cell office:value-type="float" office:value="15.48" table:style-name="ce9">
            <text:p>15,4800</text:p>
          </table:table-cell>
          <table:table-cell table:style-name="ce2"/>
          <table:table-cell office:value-type="float" office:value="0.10195090909090899" table:style-name="ce9">
            <text:p>0,1020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61</text:p>
          </table:table-cell>
          <table:table-cell office:value-type="float" office:value="59.230800000000002" table:style-name="ce9">
            <text:p>59,2308</text:p>
          </table:table-cell>
          <table:table-cell office:value-type="float" office:value="3.2183999999999999" table:style-name="ce9">
            <text:p>3,2184</text:p>
          </table:table-cell>
          <table:table-cell table:style-name="ce9"/>
          <table:table-cell office:value-type="float" office:value="44.79" table:style-name="ce9">
            <text:p>44,7900</text:p>
          </table:table-cell>
          <table:table-cell table:style-name="ce2"/>
          <table:table-cell office:value-type="float" office:value="5.4336595149820699E-2" table:style-name="ce9">
            <text:p>0,0543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62</text:p>
          </table:table-cell>
          <table:table-cell office:value-type="float" office:value="72.1875" table:style-name="ce9">
            <text:p>72,1875</text:p>
          </table:table-cell>
          <table:table-cell office:value-type="float" office:value="0.12659999999999999" table:style-name="ce9">
            <text:p>0,1266</text:p>
          </table:table-cell>
          <table:table-cell table:style-name="ce9"/>
          <table:table-cell office:value-type="float" office:value="22.13" table:style-name="ce9">
            <text:p>22,1300</text:p>
          </table:table-cell>
          <table:table-cell table:style-name="ce2"/>
          <table:table-cell office:value-type="float" office:value="1.75376623376623E-3" table:style-name="ce9">
            <text:p>0,0018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63</text:p>
          </table:table-cell>
          <table:table-cell office:value-type="float" office:value="77" table:style-name="ce9">
            <text:p>77,0000</text:p>
          </table:table-cell>
          <table:table-cell office:value-type="float" office:value="6.0461999999999998" table:style-name="ce9">
            <text:p>6,0462</text:p>
          </table:table-cell>
          <table:table-cell table:style-name="ce9"/>
          <table:table-cell office:value-type="float" office:value="2.79" table:style-name="ce9">
            <text:p>2,7900</text:p>
          </table:table-cell>
          <table:table-cell table:style-name="ce2"/>
          <table:table-cell office:value-type="float" office:value="7.8522077922077896E-2" table:style-name="ce9">
            <text:p>0,0785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64</text:p>
          </table:table-cell>
          <table:table-cell office:value-type="float" office:value="105" table:style-name="ce9">
            <text:p>105,0000</text:p>
          </table:table-cell>
          <table:table-cell office:value-type="float" office:value="5.9660000000000002" table:style-name="ce9">
            <text:p>5,9660</text:p>
          </table:table-cell>
          <table:table-cell table:style-name="ce9"/>
          <table:table-cell office:value-type="float" office:value="48.04" table:style-name="ce9">
            <text:p>48,0400</text:p>
          </table:table-cell>
          <table:table-cell table:style-name="ce2"/>
          <table:table-cell office:value-type="float" office:value="5.6819047619047602E-2" table:style-name="ce9">
            <text:p>0,0568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65</text:p>
          </table:table-cell>
          <table:table-cell office:value-type="float" office:value="110" table:style-name="ce9">
            <text:p>110,0000</text:p>
          </table:table-cell>
          <table:table-cell office:value-type="float" office:value="8.7049000000000003" table:style-name="ce9">
            <text:p>8,7049</text:p>
          </table:table-cell>
          <table:table-cell table:style-name="ce9"/>
          <table:table-cell office:value-type="float" office:value="2.97" table:style-name="ce9">
            <text:p>2,9700</text:p>
          </table:table-cell>
          <table:table-cell table:style-name="ce2"/>
          <table:table-cell office:value-type="float" office:value="7.9135454545454495E-2" table:style-name="ce9">
            <text:p>0,0791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66</text:p>
          </table:table-cell>
          <table:table-cell office:value-type="float" office:value="121.5789" table:style-name="ce9">
            <text:p>121,5789</text:p>
          </table:table-cell>
          <table:table-cell office:value-type="float" office:value="7.7862" table:style-name="ce9">
            <text:p>7,7862</text:p>
          </table:table-cell>
          <table:table-cell table:style-name="ce9"/>
          <table:table-cell office:value-type="float" office:value="73.599999999999994" table:style-name="ce9">
            <text:p>73,6000</text:p>
          </table:table-cell>
          <table:table-cell table:style-name="ce2"/>
          <table:table-cell office:value-type="float" office:value="6.40423626139075E-2" table:style-name="ce9">
            <text:p>0,0640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67</text:p>
          </table:table-cell>
          <table:table-cell office:value-type="float" office:value="144.375" table:style-name="ce9">
            <text:p>144,3750</text:p>
          </table:table-cell>
          <table:table-cell office:value-type="float" office:value="10.262499999999999" table:style-name="ce9">
            <text:p>10,2625</text:p>
          </table:table-cell>
          <table:table-cell table:style-name="ce9"/>
          <table:table-cell office:value-type="float" office:value="127.1" table:style-name="ce9">
            <text:p>127,1000</text:p>
          </table:table-cell>
          <table:table-cell table:style-name="ce2"/>
          <table:table-cell office:value-type="float" office:value="7.1082251082251094E-2" table:style-name="ce9">
            <text:p>0,0711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68</text:p>
          </table:table-cell>
          <table:table-cell office:value-type="float" office:value="154" table:style-name="ce9">
            <text:p>154,0000</text:p>
          </table:table-cell>
          <table:table-cell office:value-type="float" office:value="2.3475999999999999" table:style-name="ce9">
            <text:p>2,3476</text:p>
          </table:table-cell>
          <table:table-cell table:style-name="ce9"/>
          <table:table-cell office:value-type="float" office:value="149.63" table:style-name="ce9">
            <text:p>149,6300</text:p>
          </table:table-cell>
          <table:table-cell table:style-name="ce2"/>
          <table:table-cell office:value-type="float" office:value="1.52441558441558E-2" table:style-name="ce9">
            <text:p>0,015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x_69</text:p>
          </table:table-cell>
          <table:table-cell office:value-type="float" office:value="288.75" table:style-name="ce9">
            <text:p>288,7500</text:p>
          </table:table-cell>
          <table:table-cell office:value-type="float" office:value="22.276399999999999" table:style-name="ce9">
            <text:p>22,2764</text:p>
          </table:table-cell>
          <table:table-cell table:style-name="ce9"/>
          <table:table-cell office:value-type="float" office:value="27.08" table:style-name="ce9">
            <text:p>27,0800</text:p>
          </table:table-cell>
          <table:table-cell table:style-name="ce2"/>
          <table:table-cell office:value-type="float" office:value="7.7147705627705607E-2" table:style-name="ce9">
            <text:p>0,0771</text:p>
          </table:table-cell>
          <table:table-cell table:style-name="ce12"/>
          <table:table-cell table:number-columns-repeated="16376"/>
        </table:table-row>
        <table:table-row table:style-name="ro3">
          <table:table-cell table:style-name="ce24"/>
          <table:table-cell table:style-name="ce25"/>
          <table:table-cell table:style-name="ce32"/>
          <table:table-cell table:style-name="ce25"/>
          <table:table-cell table:style-name="ce27"/>
          <table:table-cell table:style-name="ce28"/>
          <table:table-cell table:style-name="ce29"/>
          <table:table-cell table:style-name="ce30"/>
          <table:table-cell table:number-columns-repeated="16376"/>
        </table:table-row>
        <table:table-row table:style-name="ro3">
          <table:table-cell office:value-type="string" table:style-name="ce3">
            <text:p>Grup tasques 7</text:p>
          </table:table-cell>
          <table:table-cell office:value-type="string" table:style-name="ce6">
            <text:p>T_i</text:p>
          </table:table-cell>
          <table:table-cell office:value-type="string" table:style-name="ce6">
            <text:p>C_i</text:p>
          </table:table-cell>
          <table:table-cell table:style-name="ce5"/>
          <table:table-cell office:value-type="string" table:style-name="ce6">
            <text:p>Phi_i</text:p>
          </table:table-cell>
          <table:table-cell table:style-name="ce5"/>
          <table:table-cell office:value-type="string" table:style-name="ce6">
            <text:p>U_p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70</text:p>
          </table:table-cell>
          <table:table-cell office:value-type="float" office:value="55" table:style-name="ce9">
            <text:p>55,0000</text:p>
          </table:table-cell>
          <table:table-cell office:value-type="float" office:value="4.3090999999999999" table:style-name="ce9">
            <text:p>4,3091</text:p>
          </table:table-cell>
          <table:table-cell table:style-name="ce9"/>
          <table:table-cell office:value-type="float" office:value="52.15" table:style-name="ce9">
            <text:p>52,1500</text:p>
          </table:table-cell>
          <table:table-cell table:style-name="ce2"/>
          <table:table-cell office:value-type="float" office:value="7.8347272727272696E-2" table:style-name="ce9">
            <text:p>0,0783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71</text:p>
          </table:table-cell>
          <table:table-cell office:value-type="float" office:value="59.230800000000002" table:style-name="ce9">
            <text:p>59,2308</text:p>
          </table:table-cell>
          <table:table-cell office:value-type="float" office:value="4.5785999999999998" table:style-name="ce9">
            <text:p>4,5786</text:p>
          </table:table-cell>
          <table:table-cell table:style-name="ce9"/>
          <table:table-cell office:value-type="float" office:value="24.46" table:style-name="ce9">
            <text:p>24,4600</text:p>
          </table:table-cell>
          <table:table-cell table:style-name="ce2"/>
          <table:table-cell office:value-type="float" office:value="7.7300998804675905E-2" table:style-name="ce9">
            <text:p>0,0773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72</text:p>
          </table:table-cell>
          <table:table-cell office:value-type="float" office:value="67.941199999999995" table:style-name="ce9">
            <text:p>67,9412</text:p>
          </table:table-cell>
          <table:table-cell office:value-type="float" office:value="1.2729999999999999" table:style-name="ce9">
            <text:p>1,2730</text:p>
          </table:table-cell>
          <table:table-cell table:style-name="ce9"/>
          <table:table-cell office:value-type="float" office:value="38.299999999999997" table:style-name="ce9">
            <text:p>38,3000</text:p>
          </table:table-cell>
          <table:table-cell table:style-name="ce2"/>
          <table:table-cell office:value-type="float" office:value="1.8736790047864899E-2" table:style-name="ce9">
            <text:p>0,0187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73</text:p>
          </table:table-cell>
          <table:table-cell office:value-type="float" office:value="96.25" table:style-name="ce9">
            <text:p>96,2500</text:p>
          </table:table-cell>
          <table:table-cell office:value-type="float" office:value="9.0718999999999994" table:style-name="ce9">
            <text:p>9,0719</text:p>
          </table:table-cell>
          <table:table-cell table:style-name="ce9"/>
          <table:table-cell office:value-type="float" office:value="67.260000000000005" table:style-name="ce9">
            <text:p>67,2600</text:p>
          </table:table-cell>
          <table:table-cell table:style-name="ce2"/>
          <table:table-cell office:value-type="float" office:value="9.42535064935065E-2" table:style-name="ce9">
            <text:p>0,0943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74</text:p>
          </table:table-cell>
          <table:table-cell office:value-type="float" office:value="100.4348" table:style-name="ce9">
            <text:p>100,4348</text:p>
          </table:table-cell>
          <table:table-cell office:value-type="float" office:value="7.9676" table:style-name="ce9">
            <text:p>7,9676</text:p>
          </table:table-cell>
          <table:table-cell table:style-name="ce9"/>
          <table:table-cell office:value-type="float" office:value="37.520000000000003" table:style-name="ce9">
            <text:p>37,5200</text:p>
          </table:table-cell>
          <table:table-cell table:style-name="ce2"/>
          <table:table-cell office:value-type="float" office:value="7.9331068514100697E-2" table:style-name="ce9">
            <text:p>0,0793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75</text:p>
          </table:table-cell>
          <table:table-cell office:value-type="float" office:value="154" table:style-name="ce9">
            <text:p>154,0000</text:p>
          </table:table-cell>
          <table:table-cell office:value-type="float" office:value="0.95860000000000001" table:style-name="ce9">
            <text:p>0,9586</text:p>
          </table:table-cell>
          <table:table-cell table:style-name="ce9"/>
          <table:table-cell office:value-type="float" office:value="125.72" table:style-name="ce9">
            <text:p>125,7200</text:p>
          </table:table-cell>
          <table:table-cell table:style-name="ce2"/>
          <table:table-cell office:value-type="float" office:value="6.2246753246753203E-3" table:style-name="ce9">
            <text:p>0,006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76</text:p>
          </table:table-cell>
          <table:table-cell office:value-type="float" office:value="165" table:style-name="ce9">
            <text:p>165,0000</text:p>
          </table:table-cell>
          <table:table-cell office:value-type="float" office:value="4.5551000000000004" table:style-name="ce9">
            <text:p>4,5551</text:p>
          </table:table-cell>
          <table:table-cell table:style-name="ce9"/>
          <table:table-cell office:value-type="float" office:value="58.14" table:style-name="ce9">
            <text:p>58,1400</text:p>
          </table:table-cell>
          <table:table-cell table:style-name="ce2"/>
          <table:table-cell office:value-type="float" office:value="2.7606666666666699E-2" table:style-name="ce9">
            <text:p>0,0276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77</text:p>
          </table:table-cell>
          <table:table-cell office:value-type="float" office:value="256.66669999999999" table:style-name="ce9">
            <text:p>256,6667</text:p>
          </table:table-cell>
          <table:table-cell office:value-type="float" office:value="6.0377999999999998" table:style-name="ce9">
            <text:p>6,0378</text:p>
          </table:table-cell>
          <table:table-cell table:style-name="ce9"/>
          <table:table-cell office:value-type="float" office:value="249.22" table:style-name="ce9">
            <text:p>249,2200</text:p>
          </table:table-cell>
          <table:table-cell table:style-name="ce2"/>
          <table:table-cell office:value-type="float" office:value="2.3523893048845099E-2" table:style-name="ce9">
            <text:p>0,0235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78</text:p>
          </table:table-cell>
          <table:table-cell office:value-type="float" office:value="385" table:style-name="ce9">
            <text:p>385,0000</text:p>
          </table:table-cell>
          <table:table-cell office:value-type="float" office:value="31.212299999999999" table:style-name="ce9">
            <text:p>31,2123</text:p>
          </table:table-cell>
          <table:table-cell table:style-name="ce9"/>
          <table:table-cell office:value-type="float" office:value="215.96" table:style-name="ce9">
            <text:p>215,9600</text:p>
          </table:table-cell>
          <table:table-cell table:style-name="ce2"/>
          <table:table-cell office:value-type="float" office:value="8.1070909090909096E-2" table:style-name="ce9">
            <text:p>0,0811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79</text:p>
          </table:table-cell>
          <table:table-cell office:value-type="float" office:value="2310" table:style-name="ce9">
            <text:p>2310,0000</text:p>
          </table:table-cell>
          <table:table-cell office:value-type="float" office:value="262.42399999999998" table:style-name="ce9">
            <text:p>262,4240</text:p>
          </table:table-cell>
          <table:table-cell table:style-name="ce9"/>
          <table:table-cell office:value-type="float" office:value="318.69" table:style-name="ce9">
            <text:p>318,6900</text:p>
          </table:table-cell>
          <table:table-cell table:style-name="ce2"/>
          <table:table-cell office:value-type="float" office:value="0.113603463203463" table:style-name="ce9">
            <text:p>0,1136</text:p>
          </table:table-cell>
          <table:table-cell table:style-name="ce12"/>
          <table:table-cell table:number-columns-repeated="16376"/>
        </table:table-row>
        <table:table-row table:style-name="ro3">
          <table:table-cell table:number-columns-repeated="4" table:style-name="ce16"/>
          <table:table-cell table:style-name="ce17"/>
          <table:table-cell table:style-name="ce18"/>
          <table:table-cell table:style-name="ce19"/>
          <table:table-cell table:style-name="ce16"/>
          <table:table-cell table:number-columns-repeated="16376"/>
        </table:table-row>
        <table:table-row table:style-name="ro3">
          <table:table-cell office:value-type="string" table:style-name="ce3">
            <text:p>Grup tasques 8</text:p>
          </table:table-cell>
          <table:table-cell office:value-type="string" table:style-name="ce6">
            <text:p>T_i</text:p>
          </table:table-cell>
          <table:table-cell office:value-type="string" table:style-name="ce6">
            <text:p>C_i</text:p>
          </table:table-cell>
          <table:table-cell table:style-name="ce5"/>
          <table:table-cell office:value-type="string" table:style-name="ce6">
            <text:p>Phi_i</text:p>
          </table:table-cell>
          <table:table-cell table:style-name="ce5"/>
          <table:table-cell office:value-type="string" table:style-name="ce6">
            <text:p>U_p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string" table:style-name="ce8">
            <text:p>Py_80</text:p>
          </table:table-cell>
          <table:table-cell office:value-type="float" office:value="55" table:style-name="ce9">
            <text:p>55,0000</text:p>
          </table:table-cell>
          <table:table-cell office:value-type="float" office:value="3.968" table:style-name="ce9">
            <text:p>3,9680</text:p>
          </table:table-cell>
          <table:table-cell table:style-name="ce9"/>
          <table:table-cell office:value-type="float" office:value="39.92" table:style-name="ce9">
            <text:p>39,9200</text:p>
          </table:table-cell>
          <table:table-cell table:style-name="ce2"/>
          <table:table-cell office:value-type="float" office:value="7.2145454545454499E-2" table:style-name="ce9">
            <text:p>0,0721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81</text:p>
          </table:table-cell>
          <table:table-cell office:value-type="float" office:value="67.941199999999995" table:style-name="ce9">
            <text:p>67,9412</text:p>
          </table:table-cell>
          <table:table-cell office:value-type="float" office:value="2.3374000000000001" table:style-name="ce9">
            <text:p>2,3374</text:p>
          </table:table-cell>
          <table:table-cell table:style-name="ce9"/>
          <table:table-cell office:value-type="float" office:value="14.62" table:style-name="ce9">
            <text:p>14,6200</text:p>
          </table:table-cell>
          <table:table-cell table:style-name="ce2"/>
          <table:table-cell office:value-type="float" office:value="3.4403278128734803E-2" table:style-name="ce9">
            <text:p>0,0344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82</text:p>
          </table:table-cell>
          <table:table-cell office:value-type="float" office:value="115.5" table:style-name="ce9">
            <text:p>115,5000</text:p>
          </table:table-cell>
          <table:table-cell office:value-type="float" office:value="3.3483999999999998" table:style-name="ce9">
            <text:p>3,3484</text:p>
          </table:table-cell>
          <table:table-cell table:style-name="ce9"/>
          <table:table-cell office:value-type="float" office:value="7.35" table:style-name="ce9">
            <text:p>7,3500</text:p>
          </table:table-cell>
          <table:table-cell table:style-name="ce2"/>
          <table:table-cell office:value-type="float" office:value="2.8990476190476198E-2" table:style-name="ce9">
            <text:p>0,0290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83</text:p>
          </table:table-cell>
          <table:table-cell office:value-type="float" office:value="165" table:style-name="ce9">
            <text:p>165,0000</text:p>
          </table:table-cell>
          <table:table-cell office:value-type="float" office:value="11.7859" table:style-name="ce9">
            <text:p>11,7859</text:p>
          </table:table-cell>
          <table:table-cell table:style-name="ce9"/>
          <table:table-cell office:value-type="float" office:value="155.26" table:style-name="ce9">
            <text:p>155,2600</text:p>
          </table:table-cell>
          <table:table-cell table:style-name="ce2"/>
          <table:table-cell office:value-type="float" office:value="7.1429696969697004E-2" table:style-name="ce9">
            <text:p>0,0714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84</text:p>
          </table:table-cell>
          <table:table-cell office:value-type="float" office:value="177.69229999999999" table:style-name="ce9">
            <text:p>177,6923</text:p>
          </table:table-cell>
          <table:table-cell office:value-type="float" office:value="5.6215999999999999" table:style-name="ce9">
            <text:p>5,6216</text:p>
          </table:table-cell>
          <table:table-cell table:style-name="ce9"/>
          <table:table-cell office:value-type="float" office:value="177.43" table:style-name="ce9">
            <text:p>177,4300</text:p>
          </table:table-cell>
          <table:table-cell table:style-name="ce2"/>
          <table:table-cell office:value-type="float" office:value="3.1636711326264597E-2" table:style-name="ce9">
            <text:p>0,0316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85</text:p>
          </table:table-cell>
          <table:table-cell office:value-type="float" office:value="192.5" table:style-name="ce9">
            <text:p>192,5000</text:p>
          </table:table-cell>
          <table:table-cell office:value-type="float" office:value="7.6832000000000003" table:style-name="ce9">
            <text:p>7,6832</text:p>
          </table:table-cell>
          <table:table-cell table:style-name="ce9"/>
          <table:table-cell office:value-type="float" office:value="70.099999999999994" table:style-name="ce9">
            <text:p>70,1000</text:p>
          </table:table-cell>
          <table:table-cell table:style-name="ce2"/>
          <table:table-cell office:value-type="float" office:value="3.9912727272727301E-2" table:style-name="ce9">
            <text:p>0,0399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86</text:p>
          </table:table-cell>
          <table:table-cell office:value-type="float" office:value="288.75" table:style-name="ce9">
            <text:p>288,7500</text:p>
          </table:table-cell>
          <table:table-cell office:value-type="float" office:value="31.9312" table:style-name="ce9">
            <text:p>31,9312</text:p>
          </table:table-cell>
          <table:table-cell table:style-name="ce9"/>
          <table:table-cell office:value-type="float" office:value="99.61" table:style-name="ce9">
            <text:p>99,6100</text:p>
          </table:table-cell>
          <table:table-cell table:style-name="ce2"/>
          <table:table-cell office:value-type="float" office:value="0.110584242424242" table:style-name="ce9">
            <text:p>0,1106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87</text:p>
          </table:table-cell>
          <table:table-cell office:value-type="float" office:value="330" table:style-name="ce9">
            <text:p>330,0000</text:p>
          </table:table-cell>
          <table:table-cell office:value-type="float" office:value="29.697600000000001" table:style-name="ce9">
            <text:p>29,6976</text:p>
          </table:table-cell>
          <table:table-cell table:style-name="ce9"/>
          <table:table-cell office:value-type="float" office:value="322.27" table:style-name="ce9">
            <text:p>322,2700</text:p>
          </table:table-cell>
          <table:table-cell table:style-name="ce2"/>
          <table:table-cell office:value-type="float" office:value="8.9992727272727294E-2" table:style-name="ce9">
            <text:p>0,0900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88</text:p>
          </table:table-cell>
          <table:table-cell office:value-type="float" office:value="462" table:style-name="ce9">
            <text:p>462,0000</text:p>
          </table:table-cell>
          <table:table-cell office:value-type="float" office:value="27.8126" table:style-name="ce9">
            <text:p>27,8126</text:p>
          </table:table-cell>
          <table:table-cell table:style-name="ce9"/>
          <table:table-cell office:value-type="float" office:value="162.4" table:style-name="ce9">
            <text:p>162,4000</text:p>
          </table:table-cell>
          <table:table-cell table:style-name="ce2"/>
          <table:table-cell office:value-type="float" office:value="6.02004329004329E-2" table:style-name="ce9">
            <text:p>0,060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89</text:p>
          </table:table-cell>
          <table:table-cell office:value-type="float" office:value="770" table:style-name="ce9">
            <text:p>770,0000</text:p>
          </table:table-cell>
          <table:table-cell office:value-type="float" office:value="46.761299999999999" table:style-name="ce9">
            <text:p>46,7613</text:p>
          </table:table-cell>
          <table:table-cell table:style-name="ce9"/>
          <table:table-cell office:value-type="float" office:value="229.08" table:style-name="ce9">
            <text:p>229,0800</text:p>
          </table:table-cell>
          <table:table-cell table:style-name="ce2"/>
          <table:table-cell office:value-type="float" office:value="6.0728961038960999E-2" table:style-name="ce9">
            <text:p>0,0607</text:p>
          </table:table-cell>
          <table:table-cell table:style-name="ce12"/>
          <table:table-cell table:number-columns-repeated="16376"/>
        </table:table-row>
        <table:table-row table:style-name="ro3">
          <table:table-cell table:number-columns-repeated="4" table:style-name="ce16"/>
          <table:table-cell table:style-name="ce17"/>
          <table:table-cell table:style-name="ce18"/>
          <table:table-cell table:style-name="ce19"/>
          <table:table-cell table:style-name="ce16"/>
          <table:table-cell table:number-columns-repeated="16376"/>
        </table:table-row>
        <table:table-row table:style-name="ro3">
          <table:table-cell office:value-type="string" table:style-name="ce3">
            <text:p>Grup tasques9</text:p>
          </table:table-cell>
          <table:table-cell office:value-type="string" table:style-name="ce21">
            <text:p>T_i</text:p>
          </table:table-cell>
          <table:table-cell office:value-type="string" table:style-name="ce21">
            <text:p>C_i</text:p>
          </table:table-cell>
          <table:table-cell table:style-name="ce22"/>
          <table:table-cell office:value-type="string" table:style-name="ce21">
            <text:p>Phi_i</text:p>
          </table:table-cell>
          <table:table-cell table:style-name="ce5"/>
          <table:table-cell office:value-type="string" table:style-name="ce6">
            <text:p>U_p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string" table:style-name="ce8">
            <text:p>Py_90</text:p>
          </table:table-cell>
          <table:table-cell office:value-type="float" office:value="55" table:style-name="ce9">
            <text:p>55,0000</text:p>
          </table:table-cell>
          <table:table-cell office:value-type="float" office:value="3.5346000000000002" table:style-name="ce9">
            <text:p>3,5346</text:p>
          </table:table-cell>
          <table:table-cell table:style-name="ce9"/>
          <table:table-cell office:value-type="float" office:value="34" table:style-name="ce9">
            <text:p>34,0000</text:p>
          </table:table-cell>
          <table:table-cell table:style-name="ce2"/>
          <table:table-cell office:value-type="float" office:value="6.4265454545454501E-2" table:style-name="ce9">
            <text:p>0,0643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91</text:p>
          </table:table-cell>
          <table:table-cell office:value-type="float" office:value="67.941199999999995" table:style-name="ce9">
            <text:p>67,9412</text:p>
          </table:table-cell>
          <table:table-cell office:value-type="float" office:value="5.0848000000000004" table:style-name="ce9">
            <text:p>5,0848</text:p>
          </table:table-cell>
          <table:table-cell table:style-name="ce9"/>
          <table:table-cell office:value-type="float" office:value="1.77" table:style-name="ce9">
            <text:p>1,7700</text:p>
          </table:table-cell>
          <table:table-cell table:style-name="ce2"/>
          <table:table-cell office:value-type="float" office:value="7.4841186202186605E-2" table:style-name="ce9">
            <text:p>0,0748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92</text:p>
          </table:table-cell>
          <table:table-cell office:value-type="float" office:value="70" table:style-name="ce9">
            <text:p>70,0000</text:p>
          </table:table-cell>
          <table:table-cell office:value-type="float" office:value="4.6578999999999997" table:style-name="ce9">
            <text:p>4,6579</text:p>
          </table:table-cell>
          <table:table-cell table:style-name="ce9"/>
          <table:table-cell office:value-type="float" office:value="52.62" table:style-name="ce9">
            <text:p>52,6200</text:p>
          </table:table-cell>
          <table:table-cell table:style-name="ce2"/>
          <table:table-cell office:value-type="float" office:value="6.6541428571428599E-2" table:style-name="ce9">
            <text:p>0,0665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93</text:p>
          </table:table-cell>
          <table:table-cell office:value-type="float" office:value="85.555599999999998" table:style-name="ce9">
            <text:p>85,5556</text:p>
          </table:table-cell>
          <table:table-cell office:value-type="float" office:value="4.8562000000000003" table:style-name="ce9">
            <text:p>4,8562</text:p>
          </table:table-cell>
          <table:table-cell table:style-name="ce9"/>
          <table:table-cell office:value-type="float" office:value="2.2799999999999998" table:style-name="ce9">
            <text:p>2,2800</text:p>
          </table:table-cell>
          <table:table-cell table:style-name="ce2"/>
          <table:table-cell office:value-type="float" office:value="5.67607497346755E-2" table:style-name="ce9">
            <text:p>0,0568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94</text:p>
          </table:table-cell>
          <table:table-cell office:value-type="float" office:value="135.88239999999999" table:style-name="ce9">
            <text:p>135,8824</text:p>
          </table:table-cell>
          <table:table-cell office:value-type="float" office:value="6.1426999999999996" table:style-name="ce9">
            <text:p>6,1427</text:p>
          </table:table-cell>
          <table:table-cell table:style-name="ce9"/>
          <table:table-cell office:value-type="float" office:value="80.97" table:style-name="ce9">
            <text:p>80,9700</text:p>
          </table:table-cell>
          <table:table-cell table:style-name="ce2"/>
          <table:table-cell office:value-type="float" office:value="4.5206001660259197E-2" table:style-name="ce9">
            <text:p>0,0452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95</text:p>
          </table:table-cell>
          <table:table-cell office:value-type="float" office:value="165" table:style-name="ce9">
            <text:p>165,0000</text:p>
          </table:table-cell>
          <table:table-cell office:value-type="float" office:value="7.7077999999999998" table:style-name="ce9">
            <text:p>7,7078</text:p>
          </table:table-cell>
          <table:table-cell table:style-name="ce9"/>
          <table:table-cell office:value-type="float" office:value="132.53" table:style-name="ce9">
            <text:p>132,5300</text:p>
          </table:table-cell>
          <table:table-cell table:style-name="ce2"/>
          <table:table-cell office:value-type="float" office:value="4.6713939393939398E-2" table:style-name="ce9">
            <text:p>0,0467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96</text:p>
          </table:table-cell>
          <table:table-cell office:value-type="float" office:value="330" table:style-name="ce9">
            <text:p>330,0000</text:p>
          </table:table-cell>
          <table:table-cell office:value-type="float" office:value="5.6429" table:style-name="ce9">
            <text:p>5,6429</text:p>
          </table:table-cell>
          <table:table-cell table:style-name="ce9"/>
          <table:table-cell office:value-type="float" office:value="67.459999999999994" table:style-name="ce9">
            <text:p>67,4600</text:p>
          </table:table-cell>
          <table:table-cell table:style-name="ce2"/>
          <table:table-cell office:value-type="float" office:value="1.7099696969697001E-2" table:style-name="ce9">
            <text:p>0,0171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97</text:p>
          </table:table-cell>
          <table:table-cell office:value-type="float" office:value="462" table:style-name="ce9">
            <text:p>462,0000</text:p>
          </table:table-cell>
          <table:table-cell office:value-type="float" office:value="51.594000000000001" table:style-name="ce9">
            <text:p>51,5940</text:p>
          </table:table-cell>
          <table:table-cell table:style-name="ce9"/>
          <table:table-cell office:value-type="float" office:value="322.3" table:style-name="ce9">
            <text:p>322,3000</text:p>
          </table:table-cell>
          <table:table-cell table:style-name="ce2"/>
          <table:table-cell office:value-type="float" office:value="0.111675324675325" table:style-name="ce9">
            <text:p>0,1117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98</text:p>
          </table:table-cell>
          <table:table-cell office:value-type="float" office:value="770" table:style-name="ce9">
            <text:p>770,0000</text:p>
          </table:table-cell>
          <table:table-cell office:value-type="float" office:value="62.013399999999997" table:style-name="ce9">
            <text:p>62,0134</text:p>
          </table:table-cell>
          <table:table-cell table:style-name="ce9"/>
          <table:table-cell office:value-type="float" office:value="338.52" table:style-name="ce9">
            <text:p>338,5200</text:p>
          </table:table-cell>
          <table:table-cell table:style-name="ce2"/>
          <table:table-cell office:value-type="float" office:value="8.0536883116883104E-2" table:style-name="ce9">
            <text:p>0,0805</text:p>
          </table:table-cell>
          <table:table-cell table:style-name="ce12"/>
          <table:table-cell table:number-columns-repeated="16376"/>
        </table:table-row>
        <table:table-row table:style-name="ro3">
          <table:table-cell office:value-type="string" table:style-name="ce8">
            <text:p>Py_99</text:p>
          </table:table-cell>
          <table:table-cell office:value-type="float" office:value="1155" table:style-name="ce9">
            <text:p>1155,0000</text:p>
          </table:table-cell>
          <table:table-cell office:value-type="float" office:value="42.0321" table:style-name="ce9">
            <text:p>42,0321</text:p>
          </table:table-cell>
          <table:table-cell table:style-name="ce9"/>
          <table:table-cell office:value-type="float" office:value="725.39" table:style-name="ce9">
            <text:p>725,3900</text:p>
          </table:table-cell>
          <table:table-cell table:style-name="ce2"/>
          <table:table-cell office:value-type="float" office:value="3.6391428571428602E-2" table:style-name="ce9">
            <text:p>0,0364</text:p>
          </table:table-cell>
          <table:table-cell table:style-name="ce1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3">
            <text:p>Servers</text:p>
          </table:table-cell>
          <table:table-cell office:value-type="string" table:style-name="ce34">
            <text:p>T_s</text:p>
          </table:table-cell>
          <table:table-cell office:value-type="string" table:style-name="ce34">
            <text:p>C_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4">
            <text:p>DS</text:p>
          </table:table-cell>
          <table:table-cell office:value-type="float" office:value="55" table:style-name="ce34">
            <text:p>55</text:p>
          </table:table-cell>
          <table:table-cell office:value-type="float" office:value="3.6985394416855799" table:style-name="ce35">
            <text:p>3,69853944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4">
            <text:p>SS</text:p>
          </table:table-cell>
          <table:table-cell office:value-type="float" office:value="55" table:style-name="ce34">
            <text:p>55</text:p>
          </table:table-cell>
          <table:table-cell office:value-type="float" office:value="6.4215657849347103" table:style-name="ce36">
            <text:p>6,42156578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4">
            <text:p>PE</text:p>
          </table:table-cell>
          <table:table-cell office:value-type="float" office:value="55" table:style-name="ce34">
            <text:p>55</text:p>
          </table:table-cell>
          <table:table-cell office:value-type="float" office:value="5.3673425434907598" table:style-name="ce35">
            <text:p>5,36734254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4">
            <text:p>PS</text:p>
          </table:table-cell>
          <table:table-cell office:value-type="float" office:value="55" table:style-name="ce34">
            <text:p>55</text:p>
          </table:table-cell>
          <table:table-cell office:value-type="float" office:value="5.3673425434907598" table:style-name="ce35">
            <text:p>5,367342543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34"/>
          <table:table-cell table:number-columns-repeated="16381"/>
        </table:table-row>
        <table:table-row table:number-rows-repeated="1048447" table:style-name="ro1">
          <table:table-cell table:number-columns-repeated="16384"/>
        </table:table-row>
      </table:table>
      <table:table table:name="Full3" table:style-name="ta1">
        <table:table-column table:style-name="co8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4">
      <number:number number:decimal-places="2" number:min-integer-digits="1"/>
      <number:text>%</number:text>
    </number:percentage-style>
    <number:number-style style:name="N36">
      <number:number number:decimal-places="4" number:min-integer-digits="1"/>
    </number:number-style>
    <number:number-style style:name="N38">
      <number:number number:decimal-places="5" number:min-integer-digits="1"/>
    </number:number-style>
    <number:currency-style style:name="N39P0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9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iguel</meta:initial-creator>
    <dc:creator>Miguel</dc:creator>
    <meta:creation-date>2012-05-05T10:13:33Z</meta:creation-date>
    <dc:date>2012-07-07T09:24:36Z</dc:date>
    <meta:editing-cycles>43</meta:editing-cycles>
    <meta:editing-duration>PT164628S</meta:editing-duration>
    <meta:user-defined meta:name="Informació 1"/>
    <meta:user-defined meta:name="Informació 2"/>
    <meta:user-defined meta:name="Informació 3"/>
    <meta:user-defined meta:name="Informació 4"/>
  </office:meta>
</office:document-meta>
</file>